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3.7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74.3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d_devs" table:style-name="ta1">
        <table:shapes>
          <draw:frame draw:z-index="1" draw:style-name="gr1" draw:text-style-name="P1" svg:width="452.98pt" svg:height="255.23pt" svg:x="568.94pt" svg:y="73.05pt">
            <loext:p draw:notify-on-update-of-ranges="std_devs.H10:std_devs.H100 std_devs.N10:std_devs.N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452.98pt" svg:height="255.23pt" svg:x="574.38pt" svg:y="359.15pt">
            <loext:p draw:notify-on-update-of-ranges="std_devs.I10:std_devs.I100 std_devs.O10:std_devs.O1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2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office:value-type="float" office:value="0.000051637980153565" calcext:value-type="float">
            <text:p>0.000051638</text:p>
          </table:table-cell>
          <table:table-cell office:value-type="float" office:value="0.000358894744820616" calcext:value-type="float">
            <text:p>0.0003588947</text:p>
          </table:table-cell>
          <table:table-cell office:value-type="float" office:value="-0.0505094817980201" calcext:value-type="float">
            <text:p>-0.0505094818</text:p>
          </table:table-cell>
          <table:table-cell office:value-type="float" office:value="0.00102170864847722" calcext:value-type="float">
            <text:p>0.0010217086</text:p>
          </table:table-cell>
          <table:table-cell office:value-type="float" office:value="0.00169430249952711" calcext:value-type="float">
            <text:p>0.0016943025</text:p>
          </table:table-cell>
          <table:table-cell office:value-type="float" office:value="-0.154984092339873" calcext:value-type="float">
            <text:p>-0.1549840923</text:p>
          </table:table-cell>
          <table:table-cell table:number-columns-repeated="4"/>
          <table:table-cell office:value-type="float" office:value="0.00775942620963576" calcext:value-type="float">
            <text:p>0.0077594262</text:p>
          </table:table-cell>
          <table:table-cell office:value-type="float" office:value="0.000513216566725588" calcext:value-type="float">
            <text:p>0.0005132166</text:p>
          </table:table-cell>
          <table:table-cell table:number-columns-repeated="3"/>
        </table:table-row>
        <table:table-row table:style-name="ro1">
          <table:table-cell office:value-type="float" office:value="0.0000567152174929982" calcext:value-type="float">
            <text:p>5.67152174929982E-05</text:p>
          </table:table-cell>
          <table:table-cell office:value-type="float" office:value="0.000635317954982676" calcext:value-type="float">
            <text:p>0.000635318</text:p>
          </table:table-cell>
          <table:table-cell office:value-type="float" office:value="-0.54160132550285" calcext:value-type="float">
            <text:p>-0.5416013255</text:p>
          </table:table-cell>
          <table:table-cell office:value-type="float" office:value="0.00131500990537461" calcext:value-type="float">
            <text:p>0.0013150099</text:p>
          </table:table-cell>
          <table:table-cell office:value-type="float" office:value="0.00179483448155224" calcext:value-type="float">
            <text:p>0.0017948345</text:p>
          </table:table-cell>
          <table:table-cell office:value-type="float" office:value="-0.0831775731872767" calcext:value-type="float">
            <text:p>-0.0831775732</text:p>
          </table:table-cell>
          <table:table-cell table:number-columns-repeated="4"/>
          <table:table-cell office:value-type="float" office:value="0.0129093161284819" calcext:value-type="float">
            <text:p>0.0129093161</text:p>
          </table:table-cell>
          <table:table-cell office:value-type="float" office:value="0.00107895503783453" calcext:value-type="float">
            <text:p>0.001078955</text:p>
          </table:table-cell>
          <table:table-cell table:number-columns-repeated="3"/>
        </table:table-row>
        <table:table-row table:style-name="ro1">
          <table:table-cell office:value-type="float" office:value="0.0000608840725150408" calcext:value-type="float">
            <text:p>6.08840725150408E-05</text:p>
          </table:table-cell>
          <table:table-cell office:value-type="float" office:value="0.000444170727535552" calcext:value-type="float">
            <text:p>0.0004441707</text:p>
          </table:table-cell>
          <table:table-cell office:value-type="float" office:value="0.0367890458786297" calcext:value-type="float">
            <text:p>0.0367890459</text:p>
          </table:table-cell>
          <table:table-cell office:value-type="float" office:value="0.00358936495904345" calcext:value-type="float">
            <text:p>0.003589365</text:p>
          </table:table-cell>
          <table:table-cell office:value-type="float" office:value="0.00229191673570313" calcext:value-type="float">
            <text:p>0.0022919167</text:p>
          </table:table-cell>
          <table:table-cell office:value-type="float" office:value="-0.00202351665357128" calcext:value-type="float">
            <text:p>-0.0020235167</text:p>
          </table:table-cell>
          <table:table-cell table:number-columns-repeated="4"/>
          <table:table-cell office:value-type="float" office:value="0.0124462439099152" calcext:value-type="float">
            <text:p>0.0124462439</text:p>
          </table:table-cell>
          <table:table-cell office:value-type="float" office:value="0.00129698116045398" calcext:value-type="float">
            <text:p>0.0012969812</text:p>
          </table:table-cell>
          <table:table-cell table:number-columns-repeated="3"/>
        </table:table-row>
        <table:table-row table:style-name="ro1">
          <table:table-cell office:value-type="float" office:value="0.0002731777936116" calcext:value-type="float">
            <text:p>0.0002731778</text:p>
          </table:table-cell>
          <table:table-cell office:value-type="float" office:value="0.000506752143696368" calcext:value-type="float">
            <text:p>0.0005067521</text:p>
          </table:table-cell>
          <table:table-cell office:value-type="float" office:value="0.210508747006144" calcext:value-type="float">
            <text:p>0.210508747</text:p>
          </table:table-cell>
          <table:table-cell office:value-type="float" office:value="0.00338238702097442" calcext:value-type="float">
            <text:p>0.003382387</text:p>
          </table:table-cell>
          <table:table-cell office:value-type="float" office:value="0.00229913752991706" calcext:value-type="float">
            <text:p>0.0022991375</text:p>
          </table:table-cell>
          <table:table-cell office:value-type="float" office:value="-0.00481553514837287" calcext:value-type="float">
            <text:p>-0.0048155351</text:p>
          </table:table-cell>
          <table:table-cell table:number-columns-repeated="4"/>
          <table:table-cell office:value-type="float" office:value="0.0164546695110235" calcext:value-type="float">
            <text:p>0.0164546695</text:p>
          </table:table-cell>
          <table:table-cell office:value-type="float" office:value="0.00121569316092158" calcext:value-type="float">
            <text:p>0.0012156932</text:p>
          </table:table-cell>
          <table:table-cell table:number-columns-repeated="3"/>
        </table:table-row>
        <table:table-row table:style-name="ro1">
          <table:table-cell office:value-type="float" office:value="0.00722422563480896" calcext:value-type="float">
            <text:p>0.0072242256</text:p>
          </table:table-cell>
          <table:table-cell office:value-type="float" office:value="0.000551430738598014" calcext:value-type="float">
            <text:p>0.0005514307</text:p>
          </table:table-cell>
          <table:table-cell office:value-type="float" office:value="-0.0809192558665732" calcext:value-type="float">
            <text:p>-0.0809192559</text:p>
          </table:table-cell>
          <table:table-cell office:value-type="float" office:value="0.00512507186504081" calcext:value-type="float">
            <text:p>0.0051250719</text:p>
          </table:table-cell>
          <table:table-cell office:value-type="float" office:value="0.00245352697675116" calcext:value-type="float">
            <text:p>0.002453527</text:p>
          </table:table-cell>
          <table:table-cell office:value-type="float" office:value="0.0578041544591542" calcext:value-type="float">
            <text:p>0.0578041545</text:p>
          </table:table-cell>
          <table:table-cell table:number-columns-repeated="4"/>
          <table:table-cell office:value-type="float" office:value="0.0111344870468925" calcext:value-type="float">
            <text:p>0.011134487</text:p>
          </table:table-cell>
          <table:table-cell office:value-type="float" office:value="0.00111094222861192" calcext:value-type="float">
            <text:p>0.0011109422</text:p>
          </table:table-cell>
          <table:table-cell table:number-columns-repeated="3"/>
        </table:table-row>
        <table:table-row table:style-name="ro1">
          <table:table-cell office:value-type="float" office:value="0.000233490354093922" calcext:value-type="float">
            <text:p>0.0002334904</text:p>
          </table:table-cell>
          <table:table-cell office:value-type="float" office:value="0.000688290779164896" calcext:value-type="float">
            <text:p>0.0006882908</text:p>
          </table:table-cell>
          <table:table-cell office:value-type="float" office:value="-0.0775032466808913" calcext:value-type="float">
            <text:p>-0.0775032467</text:p>
          </table:table-cell>
          <table:table-cell office:value-type="float" office:value="0.00389184560626745" calcext:value-type="float">
            <text:p>0.0038918456</text:p>
          </table:table-cell>
          <table:table-cell office:value-type="float" office:value="0.00247433622134849" calcext:value-type="float">
            <text:p>0.0024743362</text:p>
          </table:table-cell>
          <table:table-cell office:value-type="float" office:value="-0.0162106952629983" calcext:value-type="float">
            <text:p>-0.0162106953</text:p>
          </table:table-cell>
          <table:table-cell table:number-columns-repeated="4"/>
          <table:table-cell office:value-type="float" office:value="0.0131627758969927" calcext:value-type="float">
            <text:p>0.0131627759</text:p>
          </table:table-cell>
          <table:table-cell office:value-type="float" office:value="0.00126720792171649" calcext:value-type="float">
            <text:p>0.0012672079</text:p>
          </table:table-cell>
          <table:table-cell table:number-columns-repeated="3"/>
        </table:table-row>
        <table:table-row table:style-name="ro1">
          <table:table-cell office:value-type="float" office:value="0.00797992266055789" calcext:value-type="float">
            <text:p>0.0079799227</text:p>
          </table:table-cell>
          <table:table-cell office:value-type="float" office:value="0.000776560387902559" calcext:value-type="float">
            <text:p>0.0007765604</text:p>
          </table:table-cell>
          <table:table-cell office:value-type="float" office:value="0.0857364017524576" calcext:value-type="float">
            <text:p>0.0857364018</text:p>
          </table:table-cell>
          <table:table-cell office:value-type="float" office:value="0.0067069006850943" calcext:value-type="float">
            <text:p>0.0067069007</text:p>
          </table:table-cell>
          <table:table-cell office:value-type="float" office:value="0.00254107447108254" calcext:value-type="float">
            <text:p>0.0025410745</text:p>
          </table:table-cell>
          <table:table-cell office:value-type="float" office:value="0.0875710174441338" calcext:value-type="float">
            <text:p>0.0875710174</text:p>
          </table:table-cell>
          <table:table-cell table:number-columns-repeated="4"/>
          <table:table-cell office:value-type="float" office:value="0.01143268291566" calcext:value-type="float">
            <text:p>0.0114326829</text:p>
          </table:table-cell>
          <table:table-cell office:value-type="float" office:value="0.00172740532306349" calcext:value-type="float">
            <text:p>0.0017274053</text:p>
          </table:table-cell>
          <table:table-cell table:number-columns-repeated="3"/>
        </table:table-row>
        <table:table-row table:style-name="ro1">
          <table:table-cell office:value-type="float" office:value="0.0111639952320391" calcext:value-type="float">
            <text:p>0.0111639952</text:p>
          </table:table-cell>
          <table:table-cell office:value-type="float" office:value="0.000523505753935982" calcext:value-type="float">
            <text:p>0.0005235058</text:p>
          </table:table-cell>
          <table:table-cell office:value-type="float" office:value="-0.216522270293664" calcext:value-type="float">
            <text:p>-0.2165222703</text:p>
          </table:table-cell>
          <table:table-cell office:value-type="float" office:value="0.00799298298079521" calcext:value-type="float">
            <text:p>0.007992983</text:p>
          </table:table-cell>
          <table:table-cell office:value-type="float" office:value="0.00220778635120951" calcext:value-type="float">
            <text:p>0.0022077864</text:p>
          </table:table-cell>
          <table:table-cell office:value-type="float" office:value="0.109115316532552" calcext:value-type="float">
            <text:p>0.1091153165</text:p>
          </table:table-cell>
          <table:table-cell table:number-columns-repeated="4"/>
          <table:table-cell office:value-type="float" office:value="0.0139230898686769" calcext:value-type="float">
            <text:p>0.0139230899</text:p>
          </table:table-cell>
          <table:table-cell office:value-type="float" office:value="0.00121446164175471" calcext:value-type="float">
            <text:p>0.0012144616</text:p>
          </table:table-cell>
          <table:table-cell table:number-columns-repeated="3"/>
        </table:table-row>
        <table:table-row table:style-name="ro1">
          <table:table-cell office:value-type="float" office:value="0.0106816521212543" calcext:value-type="float">
            <text:p>0.0106816521</text:p>
          </table:table-cell>
          <table:table-cell office:value-type="float" office:value="0.000905826559773144" calcext:value-type="float">
            <text:p>0.0009058266</text:p>
          </table:table-cell>
          <table:table-cell office:value-type="float" office:value="-0.255549767181327" calcext:value-type="float">
            <text:p>-0.2555497672</text:p>
          </table:table-cell>
          <table:table-cell office:value-type="float" office:value="0.00952313072048128" calcext:value-type="float">
            <text:p>0.0095231307</text:p>
          </table:table-cell>
          <table:table-cell office:value-type="float" office:value="0.00229041246930137" calcext:value-type="float">
            <text:p>0.0022904125</text:p>
          </table:table-cell>
          <table:table-cell office:value-type="float" office:value="0.115135356783867" calcext:value-type="float">
            <text:p>0.1151353568</text:p>
          </table:table-cell>
          <table:table-cell table:number-columns-repeated="4"/>
          <table:table-cell office:value-type="float" office:value="0.00960484833125081" calcext:value-type="float">
            <text:p>0.0096048483</text:p>
          </table:table-cell>
          <table:table-cell office:value-type="float" office:value="0.0016540652554349" calcext:value-type="float">
            <text:p>0.0016540653</text:p>
          </table:table-cell>
          <table:table-cell table:number-columns-repeated="3"/>
        </table:table-row>
        <table:table-row table:style-name="ro1">
          <table:table-cell office:value-type="float" office:value="0.0112350765382335" calcext:value-type="float">
            <text:p>0.0112350765</text:p>
          </table:table-cell>
          <table:table-cell office:value-type="float" office:value="0.00147282135573864" calcext:value-type="float">
            <text:p>0.0014728214</text:p>
          </table:table-cell>
          <table:table-cell office:value-type="float" office:value="0.256943532977275" calcext:value-type="float">
            <text:p>0.256943533</text:p>
          </table:table-cell>
          <table:table-cell office:value-type="float" office:value="0.00969684915617109" calcext:value-type="float">
            <text:p>0.0096968492</text:p>
          </table:table-cell>
          <table:table-cell office:value-type="float" office:value="0.00246999058872461" calcext:value-type="float">
            <text:p>0.0024699906</text:p>
          </table:table-cell>
          <table:table-cell office:value-type="float" office:value="0.107730684196576" calcext:value-type="float">
            <text:p>0.1077306842</text:p>
          </table:table-cell>
          <table:table-cell/>
          <table:table-cell table:formula="of:=AVERAGE([.A1:.A10])" office:value-type="float" office:value="0.00489607776047609" calcext:value-type="float">
            <text:p>0.0048960778</text:p>
          </table:table-cell>
          <table:table-cell table:formula="of:=AVERAGE([.B1:.B10])" office:value-type="float" office:value="0.000686357114614845" calcext:value-type="float">
            <text:p>0.0006863571</text:p>
          </table:table-cell>
          <table:table-cell/>
          <table:table-cell office:value-type="float" office:value="0.0125951763527622" calcext:value-type="float">
            <text:p>0.0125951764</text:p>
          </table:table-cell>
          <table:table-cell office:value-type="float" office:value="0.00113702498638771" calcext:value-type="float">
            <text:p>0.001137025</text:p>
          </table:table-cell>
          <table:table-cell/>
          <table:table-cell table:formula="of:=AVERAGE([.K1:.K10])" office:value-type="float" office:value="0.0121422716171292" calcext:value-type="float">
            <text:p>0.0121422716</text:p>
          </table:table-cell>
          <table:table-cell table:formula="of:=AVERAGE([.L1:.L10])" office:value-type="float" office:value="0.00122159532829049" calcext:value-type="float">
            <text:p>0.0012215953</text:p>
          </table:table-cell>
        </table:table-row>
        <table:table-row table:style-name="ro1">
          <table:table-cell office:value-type="float" office:value="0.0126536822220063" calcext:value-type="float">
            <text:p>0.0126536822</text:p>
          </table:table-cell>
          <table:table-cell office:value-type="float" office:value="0.00151540917897291" calcext:value-type="float">
            <text:p>0.0015154092</text:p>
          </table:table-cell>
          <table:table-cell office:value-type="float" office:value="-0.214655752078179" calcext:value-type="float">
            <text:p>-0.2146557521</text:p>
          </table:table-cell>
          <table:table-cell office:value-type="float" office:value="0.010034186183475" calcext:value-type="float">
            <text:p>0.0100341862</text:p>
          </table:table-cell>
          <table:table-cell office:value-type="float" office:value="0.00257081473828293" calcext:value-type="float">
            <text:p>0.0025708147</text:p>
          </table:table-cell>
          <table:table-cell office:value-type="float" office:value="0.103217322565615" calcext:value-type="float">
            <text:p>0.1032173226</text:p>
          </table:table-cell>
          <table:table-cell/>
          <table:table-cell table:formula="of:=AVERAGE([.A2:.A11])" office:value-type="float" office:value="0.00615628218466136" calcext:value-type="float">
            <text:p>0.0061562822</text:p>
          </table:table-cell>
          <table:table-cell table:formula="of:=AVERAGE([.B2:.B11])" office:value-type="float" office:value="0.000802008558030075" calcext:value-type="float">
            <text:p>0.0008020086</text:p>
          </table:table-cell>
          <table:table-cell/>
          <table:table-cell office:value-type="float" office:value="0.0116515083467107" calcext:value-type="float">
            <text:p>0.0116515083</text:p>
          </table:table-cell>
          <table:table-cell office:value-type="float" office:value="0.00153274025152927" calcext:value-type="float">
            <text:p>0.0015327403</text:p>
          </table:table-cell>
          <table:table-cell/>
          <table:table-cell table:formula="of:=AVERAGE([.K2:.K11])" office:value-type="float" office:value="0.0125314798308366" calcext:value-type="float">
            <text:p>0.0125314798</text:p>
          </table:table-cell>
          <table:table-cell table:formula="of:=AVERAGE([.L2:.L11])" office:value-type="float" office:value="0.00132354769677086" calcext:value-type="float">
            <text:p>0.0013235477</text:p>
          </table:table-cell>
        </table:table-row>
        <table:table-row table:style-name="ro1">
          <table:table-cell office:value-type="float" office:value="0.0148685628906408" calcext:value-type="float">
            <text:p>0.0148685629</text:p>
          </table:table-cell>
          <table:table-cell office:value-type="float" office:value="0.000877713759901281" calcext:value-type="float">
            <text:p>0.0008777138</text:p>
          </table:table-cell>
          <table:table-cell office:value-type="float" office:value="-0.529041806828448" calcext:value-type="float">
            <text:p>-0.5290418068</text:p>
          </table:table-cell>
          <table:table-cell office:value-type="float" office:value="0.010066703427583" calcext:value-type="float">
            <text:p>0.0100667034</text:p>
          </table:table-cell>
          <table:table-cell office:value-type="float" office:value="0.00220228564576246" calcext:value-type="float">
            <text:p>0.0022022856</text:p>
          </table:table-cell>
          <table:table-cell office:value-type="float" office:value="0.116386816650629" calcext:value-type="float">
            <text:p>0.1163868167</text:p>
          </table:table-cell>
          <table:table-cell/>
          <table:table-cell table:formula="of:=AVERAGE([.A3:.A12])" office:value-type="float" office:value="0.00763746695197613" calcext:value-type="float">
            <text:p>0.007637467</text:p>
          </table:table-cell>
          <table:table-cell table:formula="of:=AVERAGE([.B3:.B12])" office:value-type="float" office:value="0.000826248138521935" calcext:value-type="float">
            <text:p>0.0008262481</text:p>
          </table:table-cell>
          <table:table-cell/>
          <table:table-cell office:value-type="float" office:value="0.0153606982395155" calcext:value-type="float">
            <text:p>0.0153606982</text:p>
          </table:table-cell>
          <table:table-cell office:value-type="float" office:value="0.00132194090505931" calcext:value-type="float">
            <text:p>0.0013219409</text:p>
          </table:table-cell>
          <table:table-cell/>
          <table:table-cell table:formula="of:=AVERAGE([.K3:.K12])" office:value-type="float" office:value="0.01277661804194" calcext:value-type="float">
            <text:p>0.012776618</text:p>
          </table:table-cell>
          <table:table-cell table:formula="of:=AVERAGE([.L3:.L12])" office:value-type="float" office:value="0.00134784628349334" calcext:value-type="float">
            <text:p>0.0013478463</text:p>
          </table:table-cell>
        </table:table-row>
        <table:table-row table:style-name="ro1">
          <table:table-cell office:value-type="float" office:value="0.0179876164041451" calcext:value-type="float">
            <text:p>0.0179876164</text:p>
          </table:table-cell>
          <table:table-cell office:value-type="float" office:value="0.0012485384939618" calcext:value-type="float">
            <text:p>0.0012485385</text:p>
          </table:table-cell>
          <table:table-cell office:value-type="float" office:value="-0.468783658027727" calcext:value-type="float">
            <text:p>-0.468783658</text:p>
          </table:table-cell>
          <table:table-cell office:value-type="float" office:value="0.0117520823609084" calcext:value-type="float">
            <text:p>0.0117520824</text:p>
          </table:table-cell>
          <table:table-cell office:value-type="float" office:value="0.00236244448460638" calcext:value-type="float">
            <text:p>0.0023624445</text:p>
          </table:table-cell>
          <table:table-cell office:value-type="float" office:value="0.129444916173816" calcext:value-type="float">
            <text:p>0.1294449162</text:p>
          </table:table-cell>
          <table:table-cell/>
          <table:table-cell table:formula="of:=AVERAGE([.A4:.A13])" office:value-type="float" office:value="0.00943014018513914" calcext:value-type="float">
            <text:p>0.0094301402</text:p>
          </table:table-cell>
          <table:table-cell table:formula="of:=AVERAGE([.B4:.B13])" office:value-type="float" office:value="0.00090668491516456" calcext:value-type="float">
            <text:p>0.0009066849</text:p>
          </table:table-cell>
          <table:table-cell/>
          <table:table-cell office:value-type="float" office:value="0.0147151121664436" calcext:value-type="float">
            <text:p>0.0147151122</text:p>
          </table:table-cell>
          <table:table-cell office:value-type="float" office:value="0.00108296308028899" calcext:value-type="float">
            <text:p>0.0010829631</text:p>
          </table:table-cell>
          <table:table-cell/>
          <table:table-cell table:formula="of:=AVERAGE([.K4:.K13])" office:value-type="float" office:value="0.0130035048675928" calcext:value-type="float">
            <text:p>0.0130035049</text:p>
          </table:table-cell>
          <table:table-cell table:formula="of:=AVERAGE([.L4:.L13])" office:value-type="float" office:value="0.00132644447547684" calcext:value-type="float">
            <text:p>0.0013264445</text:p>
          </table:table-cell>
        </table:table-row>
        <table:table-row table:style-name="ro1">
          <table:table-cell office:value-type="float" office:value="0.0202709599095324" calcext:value-type="float">
            <text:p>0.0202709599</text:p>
          </table:table-cell>
          <table:table-cell office:value-type="float" office:value="0.000922949814302489" calcext:value-type="float">
            <text:p>0.0009229498</text:p>
          </table:table-cell>
          <table:table-cell office:value-type="float" office:value="0.0601332709004611" calcext:value-type="float">
            <text:p>0.0601332709</text:p>
          </table:table-cell>
          <table:table-cell office:value-type="float" office:value="0.0144370230380446" calcext:value-type="float">
            <text:p>0.014437023</text:p>
          </table:table-cell>
          <table:table-cell office:value-type="float" office:value="0.00208431751234457" calcext:value-type="float">
            <text:p>0.0020843175</text:p>
          </table:table-cell>
          <table:table-cell office:value-type="float" office:value="0.148111480660737" calcext:value-type="float">
            <text:p>0.1481114807</text:p>
          </table:table-cell>
          <table:table-cell/>
          <table:table-cell table:formula="of:=AVERAGE([.A5:.A14])" office:value-type="float" office:value="0.0114299183967312" calcext:value-type="float">
            <text:p>0.0114299184</text:p>
          </table:table-cell>
          <table:table-cell table:formula="of:=AVERAGE([.B5:.B14])" office:value-type="float" office:value="0.000948304682225172" calcext:value-type="float">
            <text:p>0.0009483047</text:p>
          </table:table-cell>
          <table:table-cell/>
          <table:table-cell office:value-type="float" office:value="0.0105612341459778" calcext:value-type="float">
            <text:p>0.0105612341</text:p>
          </table:table-cell>
          <table:table-cell office:value-type="float" office:value="0.00147757393595377" calcext:value-type="float">
            <text:p>0.0014775739</text:p>
          </table:table-cell>
          <table:table-cell/>
          <table:table-cell table:formula="of:=AVERAGE([.K5:.K14])" office:value-type="float" office:value="0.0124141613310883" calcext:value-type="float">
            <text:p>0.0124141613</text:p>
          </table:table-cell>
          <table:table-cell table:formula="of:=AVERAGE([.L5:.L14])" office:value-type="float" office:value="0.00135263255298006" calcext:value-type="float">
            <text:p>0.0013526326</text:p>
          </table:table-cell>
        </table:table-row>
        <table:table-row table:style-name="ro1">
          <table:table-cell office:value-type="float" office:value="0.0216901370859791" calcext:value-type="float">
            <text:p>0.0216901371</text:p>
          </table:table-cell>
          <table:table-cell office:value-type="float" office:value="0.00102247429436394" calcext:value-type="float">
            <text:p>0.0010224743</text:p>
          </table:table-cell>
          <table:table-cell office:value-type="float" office:value="0.0346895556028124" calcext:value-type="float">
            <text:p>0.0346895556</text:p>
          </table:table-cell>
          <table:table-cell office:value-type="float" office:value="0.0177471154835075" calcext:value-type="float">
            <text:p>0.0177471155</text:p>
          </table:table-cell>
          <table:table-cell office:value-type="float" office:value="0.00195035959477536" calcext:value-type="float">
            <text:p>0.0019503596</text:p>
          </table:table-cell>
          <table:table-cell office:value-type="float" office:value="0.170029455050826" calcext:value-type="float">
            <text:p>0.1700294551</text:p>
          </table:table-cell>
          <table:table-cell/>
          <table:table-cell table:formula="of:=AVERAGE([.A6:.A15])" office:value-type="float" office:value="0.0128765095418482" calcext:value-type="float">
            <text:p>0.0128765095</text:p>
          </table:table-cell>
          <table:table-cell table:formula="of:=AVERAGE([.B6:.B15])" office:value-type="float" office:value="0.000995409037801765" calcext:value-type="float">
            <text:p>0.000995409</text:p>
          </table:table-cell>
          <table:table-cell/>
          <table:table-cell office:value-type="float" office:value="0.0124024353979816" calcext:value-type="float">
            <text:p>0.0124024354</text:p>
          </table:table-cell>
          <table:table-cell office:value-type="float" office:value="0.00132595701187344" calcext:value-type="float">
            <text:p>0.001325957</text:p>
          </table:table-cell>
          <table:table-cell/>
          <table:table-cell table:formula="of:=AVERAGE([.K6:.K15])" office:value-type="float" office:value="0.0125409561661972" calcext:value-type="float">
            <text:p>0.0125409562</text:p>
          </table:table-cell>
          <table:table-cell table:formula="of:=AVERAGE([.L6:.L15])" office:value-type="float" office:value="0.00137413403130621" calcext:value-type="float">
            <text:p>0.001374134</text:p>
          </table:table-cell>
        </table:table-row>
        <table:table-row table:style-name="ro1">
          <table:table-cell office:value-type="float" office:value="0.0237818757483453" calcext:value-type="float">
            <text:p>0.0237818757</text:p>
          </table:table-cell>
          <table:table-cell office:value-type="float" office:value="0.00144146087898244" calcext:value-type="float">
            <text:p>0.0014414609</text:p>
          </table:table-cell>
          <table:table-cell office:value-type="float" office:value="0.158428699550824" calcext:value-type="float">
            <text:p>0.1584286996</text:p>
          </table:table-cell>
          <table:table-cell office:value-type="float" office:value="0.0197854126803577" calcext:value-type="float">
            <text:p>0.0197854127</text:p>
          </table:table-cell>
          <table:table-cell office:value-type="float" office:value="0.00216478037764318" calcext:value-type="float">
            <text:p>0.0021647804</text:p>
          </table:table-cell>
          <table:table-cell office:value-type="float" office:value="0.16555991768837" calcext:value-type="float">
            <text:p>0.1655599177</text:p>
          </table:table-cell>
          <table:table-cell/>
          <table:table-cell table:formula="of:=AVERAGE([.A7:.A16])" office:value-type="float" office:value="0.0152313480812734" calcext:value-type="float">
            <text:p>0.0152313481</text:p>
          </table:table-cell>
          <table:table-cell table:formula="of:=AVERAGE([.B7:.B16])" office:value-type="float" office:value="0.00107072604778352" calcext:value-type="float">
            <text:p>0.001070726</text:p>
          </table:table-cell>
          <table:table-cell/>
          <table:table-cell office:value-type="float" office:value="0.0101787239915935" calcext:value-type="float">
            <text:p>0.010178724</text:p>
          </table:table-cell>
          <table:table-cell office:value-type="float" office:value="0.00158920340654552" calcext:value-type="float">
            <text:p>0.0015892034</text:p>
          </table:table-cell>
          <table:table-cell/>
          <table:table-cell table:formula="of:=AVERAGE([.K7:.K16])" office:value-type="float" office:value="0.0122425509756573" calcext:value-type="float">
            <text:p>0.012242551</text:p>
          </table:table-cell>
          <table:table-cell table:formula="of:=AVERAGE([.L7:.L16])" office:value-type="float" office:value="0.00140633357978911" calcext:value-type="float">
            <text:p>0.0014063336</text:p>
          </table:table-cell>
        </table:table-row>
        <table:table-row table:style-name="ro1">
          <table:table-cell office:value-type="float" office:value="0.0141802223587596" calcext:value-type="float">
            <text:p>0.0141802224</text:p>
          </table:table-cell>
          <table:table-cell office:value-type="float" office:value="0.00130730846812359" calcext:value-type="float">
            <text:p>0.0013073085</text:p>
          </table:table-cell>
          <table:table-cell office:value-type="float" office:value="0.277243747210842" calcext:value-type="float">
            <text:p>0.2772437472</text:p>
          </table:table-cell>
          <table:table-cell office:value-type="float" office:value="0.0171328867785633" calcext:value-type="float">
            <text:p>0.0171328868</text:p>
          </table:table-cell>
          <table:table-cell office:value-type="float" office:value="0.00199138555908576" calcext:value-type="float">
            <text:p>0.0019913856</text:p>
          </table:table-cell>
          <table:table-cell office:value-type="float" office:value="0.166720819473267" calcext:value-type="float">
            <text:p>0.1667208195</text:p>
          </table:table-cell>
          <table:table-cell/>
          <table:table-cell table:formula="of:=AVERAGE([.A8:.A17])" office:value-type="float" office:value="0.0158513780510936" calcext:value-type="float">
            <text:p>0.0158513781</text:p>
          </table:table-cell>
          <table:table-cell table:formula="of:=AVERAGE([.B8:.B17])" office:value-type="float" office:value="0.00112380085580562" calcext:value-type="float">
            <text:p>0.0011238009</text:p>
          </table:table-cell>
          <table:table-cell/>
          <table:table-cell office:value-type="float" office:value="0.00913389138818926" calcext:value-type="float">
            <text:p>0.0091338914</text:p>
          </table:table-cell>
          <table:table-cell office:value-type="float" office:value="0.0015498586161613" calcext:value-type="float">
            <text:p>0.0015498586</text:p>
          </table:table-cell>
          <table:table-cell/>
          <table:table-cell table:formula="of:=AVERAGE([.K8:.K17])" office:value-type="float" office:value="0.0120126718229102" calcext:value-type="float">
            <text:p>0.0120126718</text:p>
          </table:table-cell>
          <table:table-cell table:formula="of:=AVERAGE([.L8:.L17])" office:value-type="float" office:value="0.00138857890909889" calcext:value-type="float">
            <text:p>0.0013885789</text:p>
          </table:table-cell>
        </table:table-row>
        <table:table-row table:style-name="ro1">
          <table:table-cell office:value-type="float" office:value="0.0230875218111465" calcext:value-type="float">
            <text:p>0.0230875218</text:p>
          </table:table-cell>
          <table:table-cell office:value-type="float" office:value="0.00112044426414219" calcext:value-type="float">
            <text:p>0.0011204443</text:p>
          </table:table-cell>
          <table:table-cell office:value-type="float" office:value="-0.714492840264021" calcext:value-type="float">
            <text:p>-0.7144928403</text:p>
          </table:table-cell>
          <table:table-cell office:value-type="float" office:value="0.0176688448060304" calcext:value-type="float">
            <text:p>0.0176688448</text:p>
          </table:table-cell>
          <table:table-cell office:value-type="float" office:value="0.00213738684542477" calcext:value-type="float">
            <text:p>0.0021373868</text:p>
          </table:table-cell>
          <table:table-cell office:value-type="float" office:value="0.160729460790753" calcext:value-type="float">
            <text:p>0.1607294608</text:p>
          </table:table-cell>
          <table:table-cell/>
          <table:table-cell table:formula="of:=AVERAGE([.A9:.A18])" office:value-type="float" office:value="0.0170437307090043" calcext:value-type="float">
            <text:p>0.0170437307</text:p>
          </table:table-cell>
          <table:table-cell table:formula="of:=AVERAGE([.B9:.B18])" office:value-type="float" office:value="0.00118349470682624" calcext:value-type="float">
            <text:p>0.0011834947</text:p>
          </table:table-cell>
          <table:table-cell/>
          <table:table-cell office:value-type="float" office:value="0.0146531824807973" calcext:value-type="float">
            <text:p>0.0146531825</text:p>
          </table:table-cell>
          <table:table-cell office:value-type="float" office:value="0.0011633679003546" calcext:value-type="float">
            <text:p>0.0011633679</text:p>
          </table:table-cell>
          <table:table-cell/>
          <table:table-cell table:formula="of:=AVERAGE([.K9:.K18])" office:value-type="float" office:value="0.0120856810841222" calcext:value-type="float">
            <text:p>0.0120856811</text:p>
          </table:table-cell>
          <table:table-cell table:formula="of:=AVERAGE([.L9:.L18])" office:value-type="float" office:value="0.00138346953495888" calcext:value-type="float">
            <text:p>0.0013834695</text:p>
          </table:table-cell>
        </table:table-row>
        <table:table-row table:style-name="ro1">
          <table:table-cell office:value-type="float" office:value="0.0210155474621944" calcext:value-type="float">
            <text:p>0.0210155475</text:p>
          </table:table-cell>
          <table:table-cell office:value-type="float" office:value="0.00224136496831845" calcext:value-type="float">
            <text:p>0.002241365</text:p>
          </table:table-cell>
          <table:table-cell office:value-type="float" office:value="0.188461472866738" calcext:value-type="float">
            <text:p>0.1884614729</text:p>
          </table:table-cell>
          <table:table-cell office:value-type="float" office:value="0.0199136826209724" calcext:value-type="float">
            <text:p>0.0199136826</text:p>
          </table:table-cell>
          <table:table-cell office:value-type="float" office:value="0.00182083783438429" calcext:value-type="float">
            <text:p>0.0018208378</text:p>
          </table:table-cell>
          <table:table-cell office:value-type="float" office:value="0.179339904990047" calcext:value-type="float">
            <text:p>0.179339905</text:p>
          </table:table-cell>
          <table:table-cell/>
          <table:table-cell table:formula="of:=AVERAGE([.A10:.A19])" office:value-type="float" office:value="0.0180771202430983" calcext:value-type="float">
            <text:p>0.0180771202</text:p>
          </table:table-cell>
          <table:table-cell table:formula="of:=AVERAGE([.B10:.B19])" office:value-type="float" office:value="0.00131704854768077" calcext:value-type="float">
            <text:p>0.0013170485</text:p>
          </table:table-cell>
          <table:table-cell/>
          <table:table-cell office:value-type="float" office:value="0.0161173083102444" calcext:value-type="float">
            <text:p>0.0161173083</text:p>
          </table:table-cell>
          <table:table-cell office:value-type="float" office:value="0.00101838347791202" calcext:value-type="float">
            <text:p>0.0010183835</text:p>
          </table:table-cell>
          <table:table-cell/>
          <table:table-cell table:formula="of:=AVERAGE([.K10:.K19])" office:value-type="float" office:value="0.0127369270820216" calcext:value-type="float">
            <text:p>0.0127369271</text:p>
          </table:table-cell>
          <table:table-cell table:formula="of:=AVERAGE([.L10:.L19])" office:value-type="float" office:value="0.00131990135720659" calcext:value-type="float">
            <text:p>0.0013199014</text:p>
          </table:table-cell>
        </table:table-row>
        <table:table-row table:style-name="ro1">
          <table:table-cell office:value-type="float" office:value="0.0174937780516232" calcext:value-type="float">
            <text:p>0.0174937781</text:p>
          </table:table-cell>
          <table:table-cell office:value-type="float" office:value="0.00108136437670149" calcext:value-type="float">
            <text:p>0.0010813644</text:p>
          </table:table-cell>
          <table:table-cell office:value-type="float" office:value="-0.129874712089416" calcext:value-type="float">
            <text:p>-0.1298747121</text:p>
          </table:table-cell>
          <table:table-cell office:value-type="float" office:value="0.023800200689584" calcext:value-type="float">
            <text:p>0.0238002007</text:p>
          </table:table-cell>
          <table:table-cell office:value-type="float" office:value="0.00205637791659683" calcext:value-type="float">
            <text:p>0.0020563779</text:p>
          </table:table-cell>
          <table:table-cell office:value-type="float" office:value="0.18250152617693" calcext:value-type="float">
            <text:p>0.1825015262</text:p>
          </table:table-cell>
          <table:table-cell/>
          <table:table-cell table:formula="of:=AVERAGE([.A11:.A20])" office:value-type="float" office:value="0.0187029903944373" calcext:value-type="float">
            <text:p>0.0187029904</text:p>
          </table:table-cell>
          <table:table-cell table:formula="of:=AVERAGE([.B11:.B20])" office:value-type="float" office:value="0.00127790284977706" calcext:value-type="float">
            <text:p>0.0012779028</text:p>
          </table:table-cell>
          <table:table-cell/>
          <table:table-cell office:value-type="float" office:value="0.00946449978479296" calcext:value-type="float">
            <text:p>0.0094644998</text:p>
          </table:table-cell>
          <table:table-cell office:value-type="float" office:value="0.0012570997442413" calcext:value-type="float">
            <text:p>0.0012570997</text:p>
          </table:table-cell>
          <table:table-cell/>
          <table:table-cell table:formula="of:=AVERAGE([.K11:.K20])" office:value-type="float" office:value="0.0124238594252247" calcext:value-type="float">
            <text:p>0.0124238594</text:p>
          </table:table-cell>
          <table:table-cell table:formula="of:=AVERAGE([.L11:.L20])" office:value-type="float" office:value="0.00133190883299195" calcext:value-type="float">
            <text:p>0.0013319088</text:p>
          </table:table-cell>
        </table:table-row>
        <table:table-row table:style-name="ro1">
          <table:table-cell office:value-type="float" office:value="0.0171520296593593" calcext:value-type="float">
            <text:p>0.0171520297</text:p>
          </table:table-cell>
          <table:table-cell office:value-type="float" office:value="0.00205566277332201" calcext:value-type="float">
            <text:p>0.0020556628</text:p>
          </table:table-cell>
          <table:table-cell office:value-type="float" office:value="0.181220271767617" calcext:value-type="float">
            <text:p>0.1812202718</text:p>
          </table:table-cell>
          <table:table-cell office:value-type="float" office:value="0.0255013255868107" calcext:value-type="float">
            <text:p>0.0255013256</text:p>
          </table:table-cell>
          <table:table-cell office:value-type="float" office:value="0.00214659934281372" calcext:value-type="float">
            <text:p>0.0021465993</text:p>
          </table:table-cell>
          <table:table-cell office:value-type="float" office:value="0.178212043037638" calcext:value-type="float">
            <text:p>0.178212043</text:p>
          </table:table-cell>
          <table:table-cell/>
          <table:table-cell table:formula="of:=AVERAGE([.A12:.A21])" office:value-type="float" office:value="0.0191528251381726" calcext:value-type="float">
            <text:p>0.0191528251</text:p>
          </table:table-cell>
          <table:table-cell table:formula="of:=AVERAGE([.B12:.B21])" office:value-type="float" office:value="0.00133192820921197" calcext:value-type="float">
            <text:p>0.0013319282</text:p>
          </table:table-cell>
          <table:table-cell/>
          <table:table-cell office:value-type="float" office:value="0.0127490759888509" calcext:value-type="float">
            <text:p>0.012749076</text:p>
          </table:table-cell>
          <table:table-cell office:value-type="float" office:value="0.00129572692673933" calcext:value-type="float">
            <text:p>0.0012957269</text:p>
          </table:table-cell>
          <table:table-cell/>
          <table:table-cell table:formula="of:=AVERAGE([.K12:.K21])" office:value-type="float" office:value="0.0125336161894387" calcext:value-type="float">
            <text:p>0.0125336162</text:p>
          </table:table-cell>
          <table:table-cell table:formula="of:=AVERAGE([.L12:.L21])" office:value-type="float" office:value="0.00130820750051296" calcext:value-type="float">
            <text:p>0.0013082075</text:p>
          </table:table-cell>
        </table:table-row>
        <table:table-row table:style-name="ro1">
          <table:table-cell office:value-type="float" office:value="0.0186077020414614" calcext:value-type="float">
            <text:p>0.018607702</text:p>
          </table:table-cell>
          <table:table-cell office:value-type="float" office:value="0.00118494135898629" calcext:value-type="float">
            <text:p>0.0011849414</text:p>
          </table:table-cell>
          <table:table-cell office:value-type="float" office:value="-0.135468719736615" calcext:value-type="float">
            <text:p>-0.1354687197</text:p>
          </table:table-cell>
          <table:table-cell office:value-type="float" office:value="0.0293615005444735" calcext:value-type="float">
            <text:p>0.0293615005</text:p>
          </table:table-cell>
          <table:table-cell office:value-type="float" office:value="0.00213762903003953" calcext:value-type="float">
            <text:p>0.002137629</text:p>
          </table:table-cell>
          <table:table-cell office:value-type="float" office:value="0.186263963580132" calcext:value-type="float">
            <text:p>0.1862639636</text:p>
          </table:table-cell>
          <table:table-cell/>
          <table:table-cell table:formula="of:=AVERAGE([.A13:.A22])" office:value-type="float" office:value="0.0195267390532546" calcext:value-type="float">
            <text:p>0.0195267391</text:p>
          </table:table-cell>
          <table:table-cell table:formula="of:=AVERAGE([.B13:.B22])" office:value-type="float" office:value="0.00136265096912047" calcext:value-type="float">
            <text:p>0.001362651</text:p>
          </table:table-cell>
          <table:table-cell/>
          <table:table-cell office:value-type="float" office:value="0.0131567648148535" calcext:value-type="float">
            <text:p>0.0131567648</text:p>
          </table:table-cell>
          <table:table-cell office:value-type="float" office:value="0.0013825126774914" calcext:value-type="float">
            <text:p>0.0013825127</text:p>
          </table:table-cell>
          <table:table-cell/>
          <table:table-cell table:formula="of:=AVERAGE([.K13:.K22])" office:value-type="float" office:value="0.0123132228469725" calcext:value-type="float">
            <text:p>0.0123132228</text:p>
          </table:table-cell>
          <table:table-cell table:formula="of:=AVERAGE([.L13:.L22])" office:value-type="float" office:value="0.00131426467775617" calcext:value-type="float">
            <text:p>0.0013142647</text:p>
          </table:table-cell>
        </table:table-row>
        <table:table-row table:style-name="ro1">
          <table:table-cell office:value-type="float" office:value="0.0242661412186188" calcext:value-type="float">
            <text:p>0.0242661412</text:p>
          </table:table-cell>
          <table:table-cell office:value-type="float" office:value="0.00139871237465207" calcext:value-type="float">
            <text:p>0.0013987124</text:p>
          </table:table-cell>
          <table:table-cell office:value-type="float" office:value="-0.427441671604118" calcext:value-type="float">
            <text:p>-0.4274416716</text:p>
          </table:table-cell>
          <table:table-cell office:value-type="float" office:value="0.0254317657556385" calcext:value-type="float">
            <text:p>0.0254317658</text:p>
          </table:table-cell>
          <table:table-cell office:value-type="float" office:value="0.00187590804416686" calcext:value-type="float">
            <text:p>0.001875908</text:p>
          </table:table-cell>
          <table:table-cell office:value-type="float" office:value="0.187172616273165" calcext:value-type="float">
            <text:p>0.1871726163</text:p>
          </table:table-cell>
          <table:table-cell/>
          <table:table-cell table:formula="of:=AVERAGE([.A14:.A23])" office:value-type="float" office:value="0.020154591534702" calcext:value-type="float">
            <text:p>0.0201545915</text:p>
          </table:table-cell>
          <table:table-cell table:formula="of:=AVERAGE([.B14:.B23])" office:value-type="float" office:value="0.0013776683571895" calcext:value-type="float">
            <text:p>0.0013776684</text:p>
          </table:table-cell>
          <table:table-cell/>
          <table:table-cell office:value-type="float" office:value="0.00955252972145794" calcext:value-type="float">
            <text:p>0.0095525297</text:p>
          </table:table-cell>
          <table:table-cell office:value-type="float" office:value="0.0018393768284896" calcext:value-type="float">
            <text:p>0.0018393768</text:p>
          </table:table-cell>
          <table:table-cell/>
          <table:table-cell table:formula="of:=AVERAGE([.K14:.K23])" office:value-type="float" office:value="0.0117969646024739" calcext:value-type="float">
            <text:p>0.0117969646</text:p>
          </table:table-cell>
          <table:table-cell table:formula="of:=AVERAGE([.L14:.L23])" office:value-type="float" office:value="0.00138990605257623" calcext:value-type="float">
            <text:p>0.0013899061</text:p>
          </table:table-cell>
        </table:table-row>
        <table:table-row table:style-name="ro1">
          <table:table-cell office:value-type="float" office:value="0.0162362228548566" calcext:value-type="float">
            <text:p>0.0162362229</text:p>
          </table:table-cell>
          <table:table-cell office:value-type="float" office:value="0.00115879496155244" calcext:value-type="float">
            <text:p>0.001158795</text:p>
          </table:table-cell>
          <table:table-cell office:value-type="float" office:value="-0.45187464949785" calcext:value-type="float">
            <text:p>-0.4518746495</text:p>
          </table:table-cell>
          <table:table-cell office:value-type="float" office:value="0.0241303892340511" calcext:value-type="float">
            <text:p>0.0241303892</text:p>
          </table:table-cell>
          <table:table-cell office:value-type="float" office:value="0.00187319570104592" calcext:value-type="float">
            <text:p>0.0018731957</text:p>
          </table:table-cell>
          <table:table-cell office:value-type="float" office:value="0.186226034909487" calcext:value-type="float">
            <text:p>0.1862260349</text:p>
          </table:table-cell>
          <table:table-cell/>
          <table:table-cell table:formula="of:=AVERAGE([.A15:.A24])" office:value-type="float" office:value="0.0197511178292344" calcext:value-type="float">
            <text:p>0.0197511178</text:p>
          </table:table-cell>
          <table:table-cell table:formula="of:=AVERAGE([.B15:.B24])" office:value-type="float" office:value="0.00140125287191449" calcext:value-type="float">
            <text:p>0.0014012529</text:p>
          </table:table-cell>
          <table:table-cell/>
          <table:table-cell office:value-type="float" office:value="0.0150918957300871" calcext:value-type="float">
            <text:p>0.0150918957</text:p>
          </table:table-cell>
          <table:table-cell office:value-type="float" office:value="0.00162283872597905" calcext:value-type="float">
            <text:p>0.0016228387</text:p>
          </table:table-cell>
          <table:table-cell/>
          <table:table-cell table:formula="of:=AVERAGE([.K15:.K24])" office:value-type="float" office:value="0.0122500307608848" calcext:value-type="float">
            <text:p>0.0122500308</text:p>
          </table:table-cell>
          <table:table-cell table:formula="of:=AVERAGE([.L15:.L24])" office:value-type="float" office:value="0.00140443253157876" calcext:value-type="float">
            <text:p>0.0014044325</text:p>
          </table:table-cell>
        </table:table-row>
        <table:table-row table:style-name="ro1">
          <table:table-cell office:value-type="float" office:value="0.0176716686878612" calcext:value-type="float">
            <text:p>0.0176716687</text:p>
          </table:table-cell>
          <table:table-cell office:value-type="float" office:value="0.00153533281595229" calcext:value-type="float">
            <text:p>0.0015353328</text:p>
          </table:table-cell>
          <table:table-cell office:value-type="float" office:value="-0.157970142826398" calcext:value-type="float">
            <text:p>-0.1579701428</text:p>
          </table:table-cell>
          <table:table-cell office:value-type="float" office:value="0.0221850664354861" calcext:value-type="float">
            <text:p>0.0221850664</text:p>
          </table:table-cell>
          <table:table-cell office:value-type="float" office:value="0.00183399036177434" calcext:value-type="float">
            <text:p>0.0018339904</text:p>
          </table:table-cell>
          <table:table-cell office:value-type="float" office:value="0.185271338373423" calcext:value-type="float">
            <text:p>0.1852713384</text:p>
          </table:table-cell>
          <table:table-cell/>
          <table:table-cell table:formula="of:=AVERAGE([.A16:.A25])" office:value-type="float" office:value="0.0193492709894226" calcext:value-type="float">
            <text:p>0.019349271</text:p>
          </table:table-cell>
          <table:table-cell table:formula="of:=AVERAGE([.B16:.B25])" office:value-type="float" office:value="0.00145253872407333" calcext:value-type="float">
            <text:p>0.0014525387</text:p>
          </table:table-cell>
          <table:table-cell/>
          <table:table-cell office:value-type="float" office:value="0.0138213287290154" calcext:value-type="float">
            <text:p>0.0138213287</text:p>
          </table:table-cell>
          <table:table-cell office:value-type="float" office:value="0.00154222095847455" calcext:value-type="float">
            <text:p>0.001542221</text:p>
          </table:table-cell>
          <table:table-cell/>
          <table:table-cell table:formula="of:=AVERAGE([.K16:.K25])" office:value-type="float" office:value="0.0123919200939882" calcext:value-type="float">
            <text:p>0.0123919201</text:p>
          </table:table-cell>
          <table:table-cell table:formula="of:=AVERAGE([.L16:.L25])" office:value-type="float" office:value="0.00142605892623887" calcext:value-type="float">
            <text:p>0.0014260589</text:p>
          </table:table-cell>
        </table:table-row>
        <table:table-row table:style-name="ro1">
          <table:table-cell office:value-type="float" office:value="0.0244597252334267" calcext:value-type="float">
            <text:p>0.0244597252</text:p>
          </table:table-cell>
          <table:table-cell office:value-type="float" office:value="0.00147902557439496" calcext:value-type="float">
            <text:p>0.0014790256</text:p>
          </table:table-cell>
          <table:table-cell office:value-type="float" office:value="-0.120879172416297" calcext:value-type="float">
            <text:p>-0.1208791724</text:p>
          </table:table-cell>
          <table:table-cell office:value-type="float" office:value="0.0247307362034917" calcext:value-type="float">
            <text:p>0.0247307362</text:p>
          </table:table-cell>
          <table:table-cell office:value-type="float" office:value="0.00211759813828394" calcext:value-type="float">
            <text:p>0.0021175981</text:p>
          </table:table-cell>
          <table:table-cell office:value-type="float" office:value="0.167736218869686" calcext:value-type="float">
            <text:p>0.1677362189</text:p>
          </table:table-cell>
          <table:table-cell/>
          <table:table-cell table:formula="of:=AVERAGE([.A17:.A26])" office:value-type="float" office:value="0.0194170559379308" calcext:value-type="float">
            <text:p>0.0194170559</text:p>
          </table:table-cell>
          <table:table-cell table:formula="of:=AVERAGE([.B17:.B26])" office:value-type="float" office:value="0.00145629519361458" calcext:value-type="float">
            <text:p>0.0014562952</text:p>
          </table:table-cell>
          <table:table-cell/>
          <table:table-cell office:value-type="float" office:value="0.0121019394352511" calcext:value-type="float">
            <text:p>0.0121019394</text:p>
          </table:table-cell>
          <table:table-cell office:value-type="float" office:value="0.00149721180494748" calcext:value-type="float">
            <text:p>0.0014972118</text:p>
          </table:table-cell>
          <table:table-cell/>
          <table:table-cell table:formula="of:=AVERAGE([.K17:.K26])" office:value-type="float" office:value="0.012584241638354" calcext:value-type="float">
            <text:p>0.0125842416</text:p>
          </table:table-cell>
          <table:table-cell table:formula="of:=AVERAGE([.L17:.L26])" office:value-type="float" office:value="0.00141685976607906" calcext:value-type="float">
            <text:p>0.0014168598</text:p>
          </table:table-cell>
        </table:table-row>
        <table:table-row table:style-name="ro1">
          <table:table-cell office:value-type="float" office:value="0.0260776720331267" calcext:value-type="float">
            <text:p>0.026077672</text:p>
          </table:table-cell>
          <table:table-cell office:value-type="float" office:value="0.00184841197610077" calcext:value-type="float">
            <text:p>0.001848412</text:p>
          </table:table-cell>
          <table:table-cell office:value-type="float" office:value="-0.209912517819802" calcext:value-type="float">
            <text:p>-0.2099125178</text:p>
          </table:table-cell>
          <table:table-cell office:value-type="float" office:value="0.0357399627100676" calcext:value-type="float">
            <text:p>0.0357399627</text:p>
          </table:table-cell>
          <table:table-cell office:value-type="float" office:value="0.0019836385094095" calcext:value-type="float">
            <text:p>0.0019836385</text:p>
          </table:table-cell>
          <table:table-cell office:value-type="float" office:value="0.190515549853444" calcext:value-type="float">
            <text:p>0.1905155499</text:p>
          </table:table-cell>
          <table:table-cell/>
          <table:table-cell table:formula="of:=AVERAGE([.A18:.A27])" office:value-type="float" office:value="0.0206068009053675" calcext:value-type="float">
            <text:p>0.0206068009</text:p>
          </table:table-cell>
          <table:table-cell table:formula="of:=AVERAGE([.B18:.B27])" office:value-type="float" office:value="0.0015104055444123" calcext:value-type="float">
            <text:p>0.0015104055</text:p>
          </table:table-cell>
          <table:table-cell/>
          <table:table-cell office:value-type="float" office:value="0.012504796055962" calcext:value-type="float">
            <text:p>0.0125047961</text:p>
          </table:table-cell>
          <table:table-cell office:value-type="float" office:value="0.00172305421522292" calcext:value-type="float">
            <text:p>0.0017230542</text:p>
          </table:table-cell>
          <table:table-cell/>
          <table:table-cell table:formula="of:=AVERAGE([.K18:.K27])" office:value-type="float" office:value="0.0129213321051312" calcext:value-type="float">
            <text:p>0.0129213321</text:p>
          </table:table-cell>
          <table:table-cell table:formula="of:=AVERAGE([.L18:.L27])" office:value-type="float" office:value="0.00143417932598522" calcext:value-type="float">
            <text:p>0.0014341793</text:p>
          </table:table-cell>
        </table:table-row>
        <table:table-row table:style-name="ro1">
          <table:table-cell office:value-type="float" office:value="0.0171936599027888" calcext:value-type="float">
            <text:p>0.0171936599</text:p>
          </table:table-cell>
          <table:table-cell office:value-type="float" office:value="0.00143950774089982" calcext:value-type="float">
            <text:p>0.0014395077</text:p>
          </table:table-cell>
          <table:table-cell office:value-type="float" office:value="-0.116839916020597" calcext:value-type="float">
            <text:p>-0.116839916</text:p>
          </table:table-cell>
          <table:table-cell office:value-type="float" office:value="0.00980703374370933" calcext:value-type="float">
            <text:p>0.0098070337</text:p>
          </table:table-cell>
          <table:table-cell office:value-type="float" office:value="0.00278818280203268" calcext:value-type="float">
            <text:p>0.0027881828</text:p>
          </table:table-cell>
          <table:table-cell office:value-type="float" office:value="0.0765070727095008" calcext:value-type="float">
            <text:p>0.0765070727</text:p>
          </table:table-cell>
          <table:table-cell/>
          <table:table-cell table:formula="of:=AVERAGE([.A19:.A28])" office:value-type="float" office:value="0.0200174147145317" calcext:value-type="float">
            <text:p>0.0200174147</text:p>
          </table:table-cell>
          <table:table-cell table:formula="of:=AVERAGE([.B19:.B28])" office:value-type="float" office:value="0.00154231189208806" calcext:value-type="float">
            <text:p>0.0015423119</text:p>
          </table:table-cell>
          <table:table-cell/>
          <table:table-cell office:value-type="float" office:value="0.0155487608898939" calcext:value-type="float">
            <text:p>0.0155487609</text:p>
          </table:table-cell>
          <table:table-cell office:value-type="float" office:value="0.00102429482896951" calcext:value-type="float">
            <text:p>0.0010242948</text:p>
          </table:table-cell>
          <table:table-cell/>
          <table:table-cell table:formula="of:=AVERAGE([.K19:.K28])" office:value-type="float" office:value="0.0130108899460409" calcext:value-type="float">
            <text:p>0.0130108899</text:p>
          </table:table-cell>
          <table:table-cell table:formula="of:=AVERAGE([.L19:.L28])" office:value-type="float" office:value="0.00142027201884671" calcext:value-type="float">
            <text:p>0.001420272</text:p>
          </table:table-cell>
        </table:table-row>
        <table:table-row table:style-name="ro1">
          <table:table-cell office:value-type="float" office:value="0.018623485738781" calcext:value-type="float">
            <text:p>0.0186234857</text:p>
          </table:table-cell>
          <table:table-cell office:value-type="float" office:value="0.00126003524545408" calcext:value-type="float">
            <text:p>0.0012600352</text:p>
          </table:table-cell>
          <table:table-cell office:value-type="float" office:value="-0.244061804628008" calcext:value-type="float">
            <text:p>-0.2440618046</text:p>
          </table:table-cell>
          <table:table-cell office:value-type="float" office:value="0.0155201713321731" calcext:value-type="float">
            <text:p>0.0155201713</text:p>
          </table:table-cell>
          <table:table-cell office:value-type="float" office:value="0.00190177584299818" calcext:value-type="float">
            <text:p>0.0019017758</text:p>
          </table:table-cell>
          <table:table-cell office:value-type="float" office:value="0.162476649787277" calcext:value-type="float">
            <text:p>0.1624766498</text:p>
          </table:table-cell>
          <table:table-cell/>
          <table:table-cell table:formula="of:=AVERAGE([.A20:.A29])" office:value-type="float" office:value="0.0197782085421904" calcext:value-type="float">
            <text:p>0.0197782085</text:p>
          </table:table-cell>
          <table:table-cell table:formula="of:=AVERAGE([.B20:.B29])" office:value-type="float" office:value="0.00144417891980162" calcext:value-type="float">
            <text:p>0.0014441789</text:p>
          </table:table-cell>
          <table:table-cell/>
          <table:table-cell office:value-type="float" office:value="0.0128722411745011" calcext:value-type="float">
            <text:p>0.0128722412</text:p>
          </table:table-cell>
          <table:table-cell office:value-type="float" office:value="0.0013612312472709" calcext:value-type="float">
            <text:p>0.0013612312</text:p>
          </table:table-cell>
          <table:table-cell/>
          <table:table-cell table:formula="of:=AVERAGE([.K20:.K29])" office:value-type="float" office:value="0.0126863832324666" calcext:value-type="float">
            <text:p>0.0126863832</text:p>
          </table:table-cell>
          <table:table-cell table:formula="of:=AVERAGE([.L20:.L29])" office:value-type="float" office:value="0.0014545567957826" calcext:value-type="float">
            <text:p>0.0014545568</text:p>
          </table:table-cell>
        </table:table-row>
        <table:table-row table:style-name="ro1">
          <table:table-cell office:value-type="float" office:value="0.0210497211275712" calcext:value-type="float">
            <text:p>0.0210497211</text:p>
          </table:table-cell>
          <table:table-cell office:value-type="float" office:value="0.00174910467816595" calcext:value-type="float">
            <text:p>0.0017491047</text:p>
          </table:table-cell>
          <table:table-cell office:value-type="float" office:value="-0.562765966847245" calcext:value-type="float">
            <text:p>-0.5627659668</text:p>
          </table:table-cell>
          <table:table-cell office:value-type="float" office:value="0.029065649677068" calcext:value-type="float">
            <text:p>0.0290656497</text:p>
          </table:table-cell>
          <table:table-cell office:value-type="float" office:value="0.00196182067738846" calcext:value-type="float">
            <text:p>0.0019618207</text:p>
          </table:table-cell>
          <table:table-cell office:value-type="float" office:value="0.190730542317033" calcext:value-type="float">
            <text:p>0.1907305423</text:p>
          </table:table-cell>
          <table:table-cell/>
          <table:table-cell table:formula="of:=AVERAGE([.A21:.A30])" office:value-type="float" office:value="0.0201338028497852" calcext:value-type="float">
            <text:p>0.0201338028</text:p>
          </table:table-cell>
          <table:table-cell table:formula="of:=AVERAGE([.B21:.B30])" office:value-type="float" office:value="0.00151095294994807" calcext:value-type="float">
            <text:p>0.0015109529</text:p>
          </table:table-cell>
          <table:table-cell/>
          <table:table-cell office:value-type="float" office:value="0.0119492577083964" calcext:value-type="float">
            <text:p>0.0119492577</text:p>
          </table:table-cell>
          <table:table-cell office:value-type="float" office:value="0.00341517468489732" calcext:value-type="float">
            <text:p>0.0034151747</text:p>
          </table:table-cell>
          <table:table-cell/>
          <table:table-cell table:formula="of:=AVERAGE([.K21:.K30])" office:value-type="float" office:value="0.0129348590248269" calcext:value-type="float">
            <text:p>0.012934859</text:p>
          </table:table-cell>
          <table:table-cell table:formula="of:=AVERAGE([.L21:.L30])" office:value-type="float" office:value="0.00167036428984821" calcext:value-type="float">
            <text:p>0.0016703643</text:p>
          </table:table-cell>
        </table:table-row>
        <table:table-row table:style-name="ro1">
          <table:table-cell office:value-type="float" office:value="0.0148860223407547" calcext:value-type="float">
            <text:p>0.0148860223</text:p>
          </table:table-cell>
          <table:table-cell office:value-type="float" office:value="0.00165388605569328" calcext:value-type="float">
            <text:p>0.0016538861</text:p>
          </table:table-cell>
          <table:table-cell office:value-type="float" office:value="-0.258136246959607" calcext:value-type="float">
            <text:p>-0.258136247</text:p>
          </table:table-cell>
          <table:table-cell office:value-type="float" office:value="0.0273622662294656" calcext:value-type="float">
            <text:p>0.0273622662</text:p>
          </table:table-cell>
          <table:table-cell office:value-type="float" office:value="0.00189111586369108" calcext:value-type="float">
            <text:p>0.0018911159</text:p>
          </table:table-cell>
          <table:table-cell office:value-type="float" office:value="0.191070728003979" calcext:value-type="float">
            <text:p>0.191070728</text:p>
          </table:table-cell>
          <table:table-cell/>
          <table:table-cell table:formula="of:=AVERAGE([.A22:.A31])" office:value-type="float" office:value="0.0199072021179247" calcext:value-type="float">
            <text:p>0.0199072021</text:p>
          </table:table-cell>
          <table:table-cell table:formula="of:=AVERAGE([.B22:.B31])" office:value-type="float" office:value="0.00147077527818519" calcext:value-type="float">
            <text:p>0.0014707753</text:p>
          </table:table-cell>
          <table:table-cell/>
          <table:table-cell office:value-type="float" office:value="0.0088444049369156" calcext:value-type="float">
            <text:p>0.0088444049</text:p>
          </table:table-cell>
          <table:table-cell office:value-type="float" office:value="0.00283716104628717" calcext:value-type="float">
            <text:p>0.002837161</text:p>
          </table:table-cell>
          <table:table-cell/>
          <table:table-cell table:formula="of:=AVERAGE([.K22:.K31])" office:value-type="float" office:value="0.0125443919196334" calcext:value-type="float">
            <text:p>0.0125443919</text:p>
          </table:table-cell>
          <table:table-cell table:formula="of:=AVERAGE([.L22:.L31])" office:value-type="float" office:value="0.00182450770180299" calcext:value-type="float">
            <text:p>0.0018245077</text:p>
          </table:table-cell>
        </table:table-row>
        <table:table-row table:style-name="ro1">
          <table:table-cell office:value-type="float" office:value="0.0258555605975337" calcext:value-type="float">
            <text:p>0.0258555606</text:p>
          </table:table-cell>
          <table:table-cell office:value-type="float" office:value="0.00146475039679451" calcext:value-type="float">
            <text:p>0.0014647504</text:p>
          </table:table-cell>
          <table:table-cell office:value-type="float" office:value="-0.112050226405768" calcext:value-type="float">
            <text:p>-0.1120502264</text:p>
          </table:table-cell>
          <table:table-cell office:value-type="float" office:value="0.0334066855721176" calcext:value-type="float">
            <text:p>0.0334066856</text:p>
          </table:table-cell>
          <table:table-cell office:value-type="float" office:value="0.00250776936300099" calcext:value-type="float">
            <text:p>0.0025077694</text:p>
          </table:table-cell>
          <table:table-cell office:value-type="float" office:value="0.168359539657831" calcext:value-type="float">
            <text:p>0.1683595397</text:p>
          </table:table-cell>
          <table:table-cell/>
          <table:table-cell table:formula="of:=AVERAGE([.A23:.A32])" office:value-type="float" office:value="0.0206319879735319" calcext:value-type="float">
            <text:p>0.020631988</text:p>
          </table:table-cell>
          <table:table-cell table:formula="of:=AVERAGE([.B23:.B32])" office:value-type="float" office:value="0.00149875618196602" calcext:value-type="float">
            <text:p>0.0014987562</text:p>
          </table:table-cell>
          <table:table-cell/>
          <table:table-cell office:value-type="float" office:value="0.0132918525467863" calcext:value-type="float">
            <text:p>0.0132918525</text:p>
          </table:table-cell>
          <table:table-cell office:value-type="float" office:value="0.00376533928479826" calcext:value-type="float">
            <text:p>0.0037653393</text:p>
          </table:table-cell>
          <table:table-cell/>
          <table:table-cell table:formula="of:=AVERAGE([.K23:.K32])" office:value-type="float" office:value="0.0125579006928267" calcext:value-type="float">
            <text:p>0.0125579007</text:p>
          </table:table-cell>
          <table:table-cell table:formula="of:=AVERAGE([.L23:.L32])" office:value-type="float" office:value="0.00206279036253368" calcext:value-type="float">
            <text:p>0.0020627904</text:p>
          </table:table-cell>
        </table:table-row>
        <table:table-row table:style-name="ro1">
          <table:table-cell office:value-type="float" office:value="0.0156105268132366" calcext:value-type="float">
            <text:p>0.0156105268</text:p>
          </table:table-cell>
          <table:table-cell office:value-type="float" office:value="0.00156569640575242" calcext:value-type="float">
            <text:p>0.0015656964</text:p>
          </table:table-cell>
          <table:table-cell office:value-type="float" office:value="0.0266130725649709" calcext:value-type="float">
            <text:p>0.0266130726</text:p>
          </table:table-cell>
          <table:table-cell office:value-type="float" office:value="0.00883862006012351" calcext:value-type="float">
            <text:p>0.0088386201</text:p>
          </table:table-cell>
          <table:table-cell office:value-type="float" office:value="0.0044400890939869" calcext:value-type="float">
            <text:p>0.0044400891</text:p>
          </table:table-cell>
          <table:table-cell office:value-type="float" office:value="-0.00915079123806208" calcext:value-type="float">
            <text:p>-0.0091507912</text:p>
          </table:table-cell>
          <table:table-cell/>
          <table:table-cell table:formula="of:=AVERAGE([.A24:.A33])" office:value-type="float" office:value="0.0197664265329937" calcext:value-type="float">
            <text:p>0.0197664265</text:p>
          </table:table-cell>
          <table:table-cell table:formula="of:=AVERAGE([.B24:.B33])" office:value-type="float" office:value="0.00151545458507605" calcext:value-type="float">
            <text:p>0.0015154546</text:p>
          </table:table-cell>
          <table:table-cell/>
          <table:table-cell office:value-type="float" office:value="0.011889749758032" calcext:value-type="float">
            <text:p>0.0118897498</text:p>
          </table:table-cell>
          <table:table-cell office:value-type="float" office:value="0.00310480774142047" calcext:value-type="float">
            <text:p>0.0031048077</text:p>
          </table:table-cell>
          <table:table-cell/>
          <table:table-cell table:formula="of:=AVERAGE([.K24:.K33])" office:value-type="float" office:value="0.0127916226964841" calcext:value-type="float">
            <text:p>0.0127916227</text:p>
          </table:table-cell>
          <table:table-cell table:formula="of:=AVERAGE([.L24:.L33])" office:value-type="float" office:value="0.00218933345382676" calcext:value-type="float">
            <text:p>0.0021893335</text:p>
          </table:table-cell>
        </table:table-row>
        <table:table-row table:style-name="ro1">
          <table:table-cell office:value-type="float" office:value="0.0158494874677878" calcext:value-type="float">
            <text:p>0.0158494875</text:p>
          </table:table-cell>
          <table:table-cell office:value-type="float" office:value="0.00166754601925878" calcext:value-type="float">
            <text:p>0.001667546</text:p>
          </table:table-cell>
          <table:table-cell office:value-type="float" office:value="-0.0505577427002422" calcext:value-type="float">
            <text:p>-0.0505577427</text:p>
          </table:table-cell>
          <table:table-cell office:value-type="float" office:value="0.026024469640106" calcext:value-type="float">
            <text:p>0.0260244696</text:p>
          </table:table-cell>
          <table:table-cell office:value-type="float" office:value="0.00201552652870305" calcext:value-type="float">
            <text:p>0.0020155265</text:p>
          </table:table-cell>
          <table:table-cell office:value-type="float" office:value="0.184419901669025" calcext:value-type="float">
            <text:p>0.1844199017</text:p>
          </table:table-cell>
          <table:table-cell/>
          <table:table-cell table:formula="of:=AVERAGE([.A25:.A34])" office:value-type="float" office:value="0.0197277529942868" calcext:value-type="float">
            <text:p>0.019727753</text:p>
          </table:table-cell>
          <table:table-cell table:formula="of:=AVERAGE([.B25:.B34])" office:value-type="float" office:value="0.00156632969084669" calcext:value-type="float">
            <text:p>0.0015663297</text:p>
          </table:table-cell>
          <table:table-cell/>
          <table:table-cell office:value-type="float" office:value="0.0139114320978771" calcext:value-type="float">
            <text:p>0.0139114321</text:p>
          </table:table-cell>
          <table:table-cell office:value-type="float" office:value="0.00362503328947098" calcext:value-type="float">
            <text:p>0.0036250333</text:p>
          </table:table-cell>
          <table:table-cell/>
          <table:table-cell table:formula="of:=AVERAGE([.K25:.K34])" office:value-type="float" office:value="0.0126735763332631" calcext:value-type="float">
            <text:p>0.0126735763</text:p>
          </table:table-cell>
          <table:table-cell table:formula="of:=AVERAGE([.L25:.L34])" office:value-type="float" office:value="0.00238955291017596" calcext:value-type="float">
            <text:p>0.0023895529</text:p>
          </table:table-cell>
        </table:table-row>
        <table:table-row table:style-name="ro1">
          <table:table-cell office:value-type="float" office:value="0.0169798372270969" calcext:value-type="float">
            <text:p>0.0169798372</text:p>
          </table:table-cell>
          <table:table-cell office:value-type="float" office:value="0.00171063639915189" calcext:value-type="float">
            <text:p>0.0017106364</text:p>
          </table:table-cell>
          <table:table-cell office:value-type="float" office:value="0.0939779749701501" calcext:value-type="float">
            <text:p>0.093977975</text:p>
          </table:table-cell>
          <table:table-cell office:value-type="float" office:value="0.0447220666334033" calcext:value-type="float">
            <text:p>0.0447220666</text:p>
          </table:table-cell>
          <table:table-cell office:value-type="float" office:value="0.00253947217133827" calcext:value-type="float">
            <text:p>0.0025394722</text:p>
          </table:table-cell>
          <table:table-cell office:value-type="float" office:value="0.165979992225766" calcext:value-type="float">
            <text:p>0.1659799922</text:p>
          </table:table-cell>
          <table:table-cell/>
          <table:table-cell table:formula="of:=AVERAGE([.A26:.A35])" office:value-type="float" office:value="0.0196585698482104" calcext:value-type="float">
            <text:p>0.0196585698</text:p>
          </table:table-cell>
          <table:table-cell table:formula="of:=AVERAGE([.B26:.B35])" office:value-type="float" office:value="0.00158386004916665" calcext:value-type="float">
            <text:p>0.00158386</text:p>
          </table:table-cell>
          <table:table-cell/>
          <table:table-cell office:value-type="float" office:value="0.009032180961751" calcext:value-type="float">
            <text:p>0.009032181</text:p>
          </table:table-cell>
          <table:table-cell office:value-type="float" office:value="0.00241734945723314" calcext:value-type="float">
            <text:p>0.0024173495</text:p>
          </table:table-cell>
          <table:table-cell/>
          <table:table-cell table:formula="of:=AVERAGE([.K26:.K35])" office:value-type="float" office:value="0.0121946615565366" calcext:value-type="float">
            <text:p>0.0121946616</text:p>
          </table:table-cell>
          <table:table-cell table:formula="of:=AVERAGE([.L26:.L35])" office:value-type="float" office:value="0.00247706576005181" calcext:value-type="float">
            <text:p>0.0024770658</text:p>
          </table:table-cell>
        </table:table-row>
        <table:table-row table:style-name="ro1">
          <table:table-cell office:value-type="float" office:value="0.0156235758941806" calcext:value-type="float">
            <text:p>0.0156235759</text:p>
          </table:table-cell>
          <table:table-cell office:value-type="float" office:value="0.00198805245256943" calcext:value-type="float">
            <text:p>0.0019880525</text:p>
          </table:table-cell>
          <table:table-cell office:value-type="float" office:value="-0.151485401204374" calcext:value-type="float">
            <text:p>-0.1514854012</text:p>
          </table:table-cell>
          <table:table-cell office:value-type="float" office:value="0.0264841639436781" calcext:value-type="float">
            <text:p>0.0264841639</text:p>
          </table:table-cell>
          <table:table-cell office:value-type="float" office:value="0.00504944170825184" calcext:value-type="float">
            <text:p>0.0050494417</text:p>
          </table:table-cell>
          <table:table-cell office:value-type="float" office:value="0.0791994751431048" calcext:value-type="float">
            <text:p>0.0791994751</text:p>
          </table:table-cell>
          <table:table-cell/>
          <table:table-cell table:formula="of:=AVERAGE([.A27:.A36])" office:value-type="float" office:value="0.0187749549142858" calcext:value-type="float">
            <text:p>0.0187749549</text:p>
          </table:table-cell>
          <table:table-cell table:formula="of:=AVERAGE([.B27:.B36])" office:value-type="float" office:value="0.00163476273698409" calcext:value-type="float">
            <text:p>0.0016347627</text:p>
          </table:table-cell>
          <table:table-cell/>
          <table:table-cell office:value-type="float" office:value="0.0122898502255772" calcext:value-type="float">
            <text:p>0.0122898502</text:p>
          </table:table-cell>
          <table:table-cell office:value-type="float" office:value="0.00397583247969552" calcext:value-type="float">
            <text:p>0.0039758325</text:p>
          </table:table-cell>
          <table:table-cell/>
          <table:table-cell table:formula="of:=AVERAGE([.K27:.K36])" office:value-type="float" office:value="0.0122134526355693" calcext:value-type="float">
            <text:p>0.0122134526</text:p>
          </table:table-cell>
          <table:table-cell table:formula="of:=AVERAGE([.L27:.L36])" office:value-type="float" office:value="0.00272492782752662" calcext:value-type="float">
            <text:p>0.0027249278</text:p>
          </table:table-cell>
        </table:table-row>
        <table:table-row table:style-name="ro1">
          <table:table-cell office:value-type="float" office:value="0.0223400993117479" calcext:value-type="float">
            <text:p>0.0223400993</text:p>
          </table:table-cell>
          <table:table-cell office:value-type="float" office:value="0.000897509662615638" calcext:value-type="float">
            <text:p>0.0008975097</text:p>
          </table:table-cell>
          <table:table-cell office:value-type="float" office:value="-0.593495176062933" calcext:value-type="float">
            <text:p>-0.5934951761</text:p>
          </table:table-cell>
          <table:table-cell office:value-type="float" office:value="0.00896799052134156" calcext:value-type="float">
            <text:p>0.0089679905</text:p>
          </table:table-cell>
          <table:table-cell office:value-type="float" office:value="0.00241752769215964" calcext:value-type="float">
            <text:p>0.0024175277</text:p>
          </table:table-cell>
          <table:table-cell office:value-type="float" office:value="0.0833516826853156" calcext:value-type="float">
            <text:p>0.0833516827</text:p>
          </table:table-cell>
          <table:table-cell/>
          <table:table-cell table:formula="of:=AVERAGE([.A28:.A37])" office:value-type="float" office:value="0.0184011976421479" calcext:value-type="float">
            <text:p>0.0184011976</text:p>
          </table:table-cell>
          <table:table-cell table:formula="of:=AVERAGE([.B28:.B37])" office:value-type="float" office:value="0.00153967250563558" calcext:value-type="float">
            <text:p>0.0015396725</text:p>
          </table:table-cell>
          <table:table-cell/>
          <table:table-cell office:value-type="float" office:value="0.0115295276219287" calcext:value-type="float">
            <text:p>0.0115295276</text:p>
          </table:table-cell>
          <table:table-cell office:value-type="float" office:value="0.00264429605825477" calcext:value-type="float">
            <text:p>0.0026442961</text:p>
          </table:table-cell>
          <table:table-cell/>
          <table:table-cell table:formula="of:=AVERAGE([.K28:.K37])" office:value-type="float" office:value="0.0121159257921659" calcext:value-type="float">
            <text:p>0.0121159258</text:p>
          </table:table-cell>
          <table:table-cell table:formula="of:=AVERAGE([.L28:.L37])" office:value-type="float" office:value="0.0028170520118298" calcext:value-type="float">
            <text:p>0.002817052</text:p>
          </table:table-cell>
        </table:table-row>
        <table:table-row table:style-name="ro1">
          <table:table-cell office:value-type="float" office:value="0.0148396754468777" calcext:value-type="float">
            <text:p>0.0148396754</text:p>
          </table:table-cell>
          <table:table-cell office:value-type="float" office:value="0.000759791890645049" calcext:value-type="float">
            <text:p>0.0007597919</text:p>
          </table:table-cell>
          <table:table-cell office:value-type="float" office:value="-0.479450544825419" calcext:value-type="float">
            <text:p>-0.4794505448</text:p>
          </table:table-cell>
          <table:table-cell office:value-type="float" office:value="0.016187953716144" calcext:value-type="float">
            <text:p>0.0161879537</text:p>
          </table:table-cell>
          <table:table-cell office:value-type="float" office:value="0.00187553702271543" calcext:value-type="float">
            <text:p>0.001875537</text:p>
          </table:table-cell>
          <table:table-cell office:value-type="float" office:value="0.167290245741606" calcext:value-type="float">
            <text:p>0.1672902457</text:p>
          </table:table-cell>
          <table:table-cell/>
          <table:table-cell table:formula="of:=AVERAGE([.A29:.A38])" office:value-type="float" office:value="0.0181657991965568" calcext:value-type="float">
            <text:p>0.0181657992</text:p>
          </table:table-cell>
          <table:table-cell table:formula="of:=AVERAGE([.B29:.B38])" office:value-type="float" office:value="0.0014717009206101" calcext:value-type="float">
            <text:p>0.0014717009</text:p>
          </table:table-cell>
          <table:table-cell/>
          <table:table-cell office:value-type="float" office:value="0.0126191034438528" calcext:value-type="float">
            <text:p>0.0126191034</text:p>
          </table:table-cell>
          <table:table-cell office:value-type="float" office:value="0.00318591382519184" calcext:value-type="float">
            <text:p>0.0031859138</text:p>
          </table:table-cell>
          <table:table-cell/>
          <table:table-cell table:formula="of:=AVERAGE([.K29:.K38])" office:value-type="float" office:value="0.0118229600475618" calcext:value-type="float">
            <text:p>0.01182296</text:p>
          </table:table-cell>
          <table:table-cell table:formula="of:=AVERAGE([.L29:.L38])" office:value-type="float" office:value="0.00303321391145204" calcext:value-type="float">
            <text:p>0.0030332139</text:p>
          </table:table-cell>
        </table:table-row>
        <table:table-row table:style-name="ro1">
          <table:table-cell office:value-type="float" office:value="0.012764039909114" calcext:value-type="float">
            <text:p>0.0127640399</text:p>
          </table:table-cell>
          <table:table-cell office:value-type="float" office:value="0.000774504193004354" calcext:value-type="float">
            <text:p>0.0007745042</text:p>
          </table:table-cell>
          <table:table-cell office:value-type="float" office:value="-0.175055317550584" calcext:value-type="float">
            <text:p>-0.1750553176</text:p>
          </table:table-cell>
          <table:table-cell office:value-type="float" office:value="0.0137215411290526" calcext:value-type="float">
            <text:p>0.0137215411</text:p>
          </table:table-cell>
          <table:table-cell office:value-type="float" office:value="0.00174524648464285" calcext:value-type="float">
            <text:p>0.0017452465</text:p>
          </table:table-cell>
          <table:table-cell office:value-type="float" office:value="0.164281668141484" calcext:value-type="float">
            <text:p>0.1642816681</text:p>
          </table:table-cell>
          <table:table-cell/>
          <table:table-cell table:formula="of:=AVERAGE([.A30:.A39])" office:value-type="float" office:value="0.0175798546135901" calcext:value-type="float">
            <text:p>0.0175798546</text:p>
          </table:table-cell>
          <table:table-cell table:formula="of:=AVERAGE([.B30:.B39])" office:value-type="float" office:value="0.00142314781536513" calcext:value-type="float">
            <text:p>0.0014231478</text:p>
          </table:table-cell>
          <table:table-cell/>
          <table:table-cell office:value-type="float" office:value="0.012984138079257" calcext:value-type="float">
            <text:p>0.0129841381</text:p>
          </table:table-cell>
          <table:table-cell office:value-type="float" office:value="0.00297029958280622" calcext:value-type="float">
            <text:p>0.0029702996</text:p>
          </table:table-cell>
          <table:table-cell/>
          <table:table-cell table:formula="of:=AVERAGE([.K30:.K39])" office:value-type="float" office:value="0.0118341497380374" calcext:value-type="float">
            <text:p>0.0118341497</text:p>
          </table:table-cell>
          <table:table-cell table:formula="of:=AVERAGE([.L30:.L39])" office:value-type="float" office:value="0.00319412074500557" calcext:value-type="float">
            <text:p>0.0031941207</text:p>
          </table:table-cell>
        </table:table-row>
        <table:table-row table:style-name="ro1">
          <table:table-cell office:value-type="float" office:value="0.012986885853577" calcext:value-type="float">
            <text:p>0.0129868859</text:p>
          </table:table-cell>
          <table:table-cell office:value-type="float" office:value="0.00203750223732714" calcext:value-type="float">
            <text:p>0.0020375022</text:p>
          </table:table-cell>
          <table:table-cell office:value-type="float" office:value="-0.262443410050288" calcext:value-type="float">
            <text:p>-0.2624434101</text:p>
          </table:table-cell>
          <table:table-cell office:value-type="float" office:value="0.0101060626795515" calcext:value-type="float">
            <text:p>0.0101060627</text:p>
          </table:table-cell>
          <table:table-cell office:value-type="float" office:value="0.00205602867645212" calcext:value-type="float">
            <text:p>0.0020560287</text:p>
          </table:table-cell>
          <table:table-cell office:value-type="float" office:value="0.112592517992016" calcext:value-type="float">
            <text:p>0.112592518</text:p>
          </table:table-cell>
          <table:table-cell/>
          <table:table-cell table:formula="of:=AVERAGE([.A31:.A40])" office:value-type="float" office:value="0.0167735710861907" calcext:value-type="float">
            <text:p>0.0167735711</text:p>
          </table:table-cell>
          <table:table-cell table:formula="of:=AVERAGE([.B31:.B40])" office:value-type="float" office:value="0.00145198757128125" calcext:value-type="float">
            <text:p>0.0014519876</text:p>
          </table:table-cell>
          <table:table-cell/>
          <table:table-cell office:value-type="float" office:value="0.0143807119725212" calcext:value-type="float">
            <text:p>0.014380712</text:p>
          </table:table-cell>
          <table:table-cell office:value-type="float" office:value="0.00395863616634848" calcext:value-type="float">
            <text:p>0.0039586362</text:p>
          </table:table-cell>
          <table:table-cell/>
          <table:table-cell table:formula="of:=AVERAGE([.K31:.K40])" office:value-type="float" office:value="0.0120772951644499" calcext:value-type="float">
            <text:p>0.0120772952</text:p>
          </table:table-cell>
          <table:table-cell table:formula="of:=AVERAGE([.L31:.L40])" office:value-type="float" office:value="0.00324846689315068" calcext:value-type="float">
            <text:p>0.0032484669</text:p>
          </table:table-cell>
        </table:table-row>
        <table:table-row table:style-name="ro1">
          <table:table-cell office:value-type="float" office:value="0.0131050227399302" calcext:value-type="float">
            <text:p>0.0131050227</text:p>
          </table:table-cell>
          <table:table-cell office:value-type="float" office:value="0.000763812774292339" calcext:value-type="float">
            <text:p>0.0007638128</text:p>
          </table:table-cell>
          <table:table-cell office:value-type="float" office:value="0.470635638890626" calcext:value-type="float">
            <text:p>0.4706356389</text:p>
          </table:table-cell>
          <table:table-cell office:value-type="float" office:value="0.0113115311134607" calcext:value-type="float">
            <text:p>0.0113115311</text:p>
          </table:table-cell>
          <table:table-cell office:value-type="float" office:value="0.00199528866796754" calcext:value-type="float">
            <text:p>0.0019952887</text:p>
          </table:table-cell>
          <table:table-cell office:value-type="float" office:value="0.135335758700967" calcext:value-type="float">
            <text:p>0.1353357587</text:p>
          </table:table-cell>
          <table:table-cell/>
          <table:table-cell table:formula="of:=AVERAGE([.A32:.A41])" office:value-type="float" office:value="0.0165954711261083" calcext:value-type="float">
            <text:p>0.0165954711</text:p>
          </table:table-cell>
          <table:table-cell table:formula="of:=AVERAGE([.B32:.B41])" office:value-type="float" office:value="0.00136298024314116" calcext:value-type="float">
            <text:p>0.0013629802</text:p>
          </table:table-cell>
          <table:table-cell/>
          <table:table-cell office:value-type="float" office:value="0.012743436669494" calcext:value-type="float">
            <text:p>0.0127434367</text:p>
          </table:table-cell>
          <table:table-cell office:value-type="float" office:value="0.00377041688401425" calcext:value-type="float">
            <text:p>0.0037704169</text:p>
          </table:table-cell>
          <table:table-cell/>
          <table:table-cell table:formula="of:=AVERAGE([.K32:.K41])" office:value-type="float" office:value="0.0124671983377077" calcext:value-type="float">
            <text:p>0.0124671983</text:p>
          </table:table-cell>
          <table:table-cell table:formula="of:=AVERAGE([.L32:.L41])" office:value-type="float" office:value="0.00334179247692339" calcext:value-type="float">
            <text:p>0.0033417925</text:p>
          </table:table-cell>
        </table:table-row>
        <table:table-row table:style-name="ro1">
          <table:table-cell office:value-type="float" office:value="0.00903731032560923" calcext:value-type="float">
            <text:p>0.0090373103</text:p>
          </table:table-cell>
          <table:table-cell office:value-type="float" office:value="0.000716442464323559" calcext:value-type="float">
            <text:p>0.0007164425</text:p>
          </table:table-cell>
          <table:table-cell office:value-type="float" office:value="0.0597263390421945" calcext:value-type="float">
            <text:p>0.059726339</text:p>
          </table:table-cell>
          <table:table-cell office:value-type="float" office:value="0.0125493407249451" calcext:value-type="float">
            <text:p>0.0125493407</text:p>
          </table:table-cell>
          <table:table-cell office:value-type="float" office:value="0.00176023734966293" calcext:value-type="float">
            <text:p>0.0017602373</text:p>
          </table:table-cell>
          <table:table-cell office:value-type="float" office:value="0.158390698581934" calcext:value-type="float">
            <text:p>0.1583906986</text:p>
          </table:table-cell>
          <table:table-cell/>
          <table:table-cell table:formula="of:=AVERAGE([.A33:.A42])" office:value-type="float" office:value="0.0149136460989158" calcext:value-type="float">
            <text:p>0.0149136461</text:p>
          </table:table-cell>
          <table:table-cell table:formula="of:=AVERAGE([.B33:.B42])" office:value-type="float" office:value="0.00128814944989406" calcext:value-type="float">
            <text:p>0.0012881494</text:p>
          </table:table-cell>
          <table:table-cell/>
          <table:table-cell office:value-type="float" office:value="0.014263803420971" calcext:value-type="float">
            <text:p>0.0142638034</text:p>
          </table:table-cell>
          <table:table-cell office:value-type="float" office:value="0.0025366981256141" calcext:value-type="float">
            <text:p>0.0025366981</text:p>
          </table:table-cell>
          <table:table-cell/>
          <table:table-cell table:formula="of:=AVERAGE([.K33:.K42])" office:value-type="float" office:value="0.0125643934251262" calcext:value-type="float">
            <text:p>0.0125643934</text:p>
          </table:table-cell>
          <table:table-cell table:formula="of:=AVERAGE([.L33:.L42])" office:value-type="float" office:value="0.00321892836100498" calcext:value-type="float">
            <text:p>0.0032189284</text:p>
          </table:table-cell>
        </table:table-row>
        <table:table-row table:style-name="ro1">
          <table:table-cell office:value-type="float" office:value="0.0130670331922203" calcext:value-type="float">
            <text:p>0.0130670332</text:p>
          </table:table-cell>
          <table:table-cell office:value-type="float" office:value="0.000755099229969409" calcext:value-type="float">
            <text:p>0.0007550992</text:p>
          </table:table-cell>
          <table:table-cell office:value-type="float" office:value="-0.0551259429477924" calcext:value-type="float">
            <text:p>-0.0551259429</text:p>
          </table:table-cell>
          <table:table-cell office:value-type="float" office:value="0.0121946651721373" calcext:value-type="float">
            <text:p>0.0121946652</text:p>
          </table:table-cell>
          <table:table-cell office:value-type="float" office:value="0.0020095783402212" calcext:value-type="float">
            <text:p>0.0020095783</text:p>
          </table:table-cell>
          <table:table-cell office:value-type="float" office:value="0.143187377229333" calcext:value-type="float">
            <text:p>0.1431873772</text:p>
          </table:table-cell>
          <table:table-cell/>
          <table:table-cell table:formula="of:=AVERAGE([.A34:.A43])" office:value-type="float" office:value="0.0146592967368142" calcext:value-type="float">
            <text:p>0.0146592967</text:p>
          </table:table-cell>
          <table:table-cell table:formula="of:=AVERAGE([.B34:.B43])" office:value-type="float" office:value="0.00120708973231576" calcext:value-type="float">
            <text:p>0.0012070897</text:p>
          </table:table-cell>
          <table:table-cell/>
          <table:table-cell office:value-type="float" office:value="0.0176756637571632" calcext:value-type="float">
            <text:p>0.0176756638</text:p>
          </table:table-cell>
          <table:table-cell office:value-type="float" office:value="0.0036012580179388" calcext:value-type="float">
            <text:p>0.003601258</text:p>
          </table:table-cell>
          <table:table-cell/>
          <table:table-cell table:formula="of:=AVERAGE([.K34:.K43])" office:value-type="float" office:value="0.0131429848250393" calcext:value-type="float">
            <text:p>0.0131429848</text:p>
          </table:table-cell>
          <table:table-cell table:formula="of:=AVERAGE([.L34:.L43])" office:value-type="float" office:value="0.00326857338865681" calcext:value-type="float">
            <text:p>0.0032685734</text:p>
          </table:table-cell>
        </table:table-row>
        <table:table-row table:style-name="ro1">
          <table:table-cell office:value-type="float" office:value="0.0113143039744511" calcext:value-type="float">
            <text:p>0.011314304</text:p>
          </table:table-cell>
          <table:table-cell office:value-type="float" office:value="0.00108035660773739" calcext:value-type="float">
            <text:p>0.0010803566</text:p>
          </table:table-cell>
          <table:table-cell office:value-type="float" office:value="0.0690968990125629" calcext:value-type="float">
            <text:p>0.069096899</text:p>
          </table:table-cell>
          <table:table-cell office:value-type="float" office:value="0.0166127453558147" calcext:value-type="float">
            <text:p>0.0166127454</text:p>
          </table:table-cell>
          <table:table-cell office:value-type="float" office:value="0.00187725752475671" calcext:value-type="float">
            <text:p>0.0018772575</text:p>
          </table:table-cell>
          <table:table-cell office:value-type="float" office:value="0.174008391797543" calcext:value-type="float">
            <text:p>0.1740083918</text:p>
          </table:table-cell>
          <table:table-cell/>
          <table:table-cell table:formula="of:=AVERAGE([.A35:.A44])" office:value-type="float" office:value="0.0142057783874805" calcext:value-type="float">
            <text:p>0.0142057784</text:p>
          </table:table-cell>
          <table:table-cell table:formula="of:=AVERAGE([.B35:.B44])" office:value-type="float" office:value="0.00114837079116362" calcext:value-type="float">
            <text:p>0.0011483708</text:p>
          </table:table-cell>
          <table:table-cell/>
          <table:table-cell office:value-type="float" office:value="0.019545538993346" calcext:value-type="float">
            <text:p>0.019545539</text:p>
          </table:table-cell>
          <table:table-cell office:value-type="float" office:value="0.00246242308665462" calcext:value-type="float">
            <text:p>0.0024624231</text:p>
          </table:table-cell>
          <table:table-cell/>
          <table:table-cell table:formula="of:=AVERAGE([.K35:.K44])" office:value-type="float" office:value="0.0137063955145862" calcext:value-type="float">
            <text:p>0.0137063955</text:p>
          </table:table-cell>
          <table:table-cell table:formula="of:=AVERAGE([.L35:.L44])" office:value-type="float" office:value="0.00315231236837517" calcext:value-type="float">
            <text:p>0.0031523124</text:p>
          </table:table-cell>
        </table:table-row>
        <table:table-row table:style-name="ro1">
          <table:table-cell office:value-type="float" office:value="0.015790049561027" calcext:value-type="float">
            <text:p>0.0157900496</text:p>
          </table:table-cell>
          <table:table-cell office:value-type="float" office:value="0.000868495648243261" calcext:value-type="float">
            <text:p>0.0008684956</text:p>
          </table:table-cell>
          <table:table-cell office:value-type="float" office:value="0.192613826791165" calcext:value-type="float">
            <text:p>0.1926138268</text:p>
          </table:table-cell>
          <table:table-cell office:value-type="float" office:value="0.0177453025244176" calcext:value-type="float">
            <text:p>0.0177453025</text:p>
          </table:table-cell>
          <table:table-cell office:value-type="float" office:value="0.00205569147365168" calcext:value-type="float">
            <text:p>0.0020556915</text:p>
          </table:table-cell>
          <table:table-cell office:value-type="float" office:value="0.163644856214523" calcext:value-type="float">
            <text:p>0.1636448562</text:p>
          </table:table-cell>
          <table:table-cell/>
          <table:table-cell table:formula="of:=AVERAGE([.A36:.A45])" office:value-type="float" office:value="0.0140867996208735" calcext:value-type="float">
            <text:p>0.0140867996</text:p>
          </table:table-cell>
          <table:table-cell table:formula="of:=AVERAGE([.B36:.B45])" office:value-type="float" office:value="0.00106415671607276" calcext:value-type="float">
            <text:p>0.0010641567</text:p>
          </table:table-cell>
          <table:table-cell/>
          <table:table-cell office:value-type="float" office:value="0.0129345805260657" calcext:value-type="float">
            <text:p>0.0129345805</text:p>
          </table:table-cell>
          <table:table-cell office:value-type="float" office:value="0.00537648959283286" calcext:value-type="float">
            <text:p>0.0053764896</text:p>
          </table:table-cell>
          <table:table-cell/>
          <table:table-cell table:formula="of:=AVERAGE([.K36:.K45])" office:value-type="float" office:value="0.0140966354710177" calcext:value-type="float">
            <text:p>0.0140966355</text:p>
          </table:table-cell>
          <table:table-cell table:formula="of:=AVERAGE([.L36:.L45])" office:value-type="float" office:value="0.00344822638193514" calcext:value-type="float">
            <text:p>0.0034482264</text:p>
          </table:table-cell>
        </table:table-row>
        <table:table-row table:style-name="ro1">
          <table:table-cell office:value-type="float" office:value="0.00828829952372636" calcext:value-type="float">
            <text:p>0.0082882995</text:p>
          </table:table-cell>
          <table:table-cell office:value-type="float" office:value="0.00118121999282325" calcext:value-type="float">
            <text:p>0.00118122</text:p>
          </table:table-cell>
          <table:table-cell office:value-type="float" office:value="-0.0461096578685439" calcext:value-type="float">
            <text:p>-0.0461096579</text:p>
          </table:table-cell>
          <table:table-cell office:value-type="float" office:value="0.0170773530378938" calcext:value-type="float">
            <text:p>0.017077353</text:p>
          </table:table-cell>
          <table:table-cell office:value-type="float" office:value="0.00193023353931494" calcext:value-type="float">
            <text:p>0.0019302335</text:p>
          </table:table-cell>
          <table:table-cell office:value-type="float" office:value="0.167870962619781" calcext:value-type="float">
            <text:p>0.1678709626</text:p>
          </table:table-cell>
          <table:table-cell/>
          <table:table-cell table:formula="of:=AVERAGE([.A37:.A46])" office:value-type="float" office:value="0.0133532719838281" calcext:value-type="float">
            <text:p>0.013353272</text:p>
          </table:table-cell>
          <table:table-cell table:formula="of:=AVERAGE([.B37:.B46])" office:value-type="float" office:value="0.000983473470098139" calcext:value-type="float">
            <text:p>0.0009834735</text:p>
          </table:table-cell>
          <table:table-cell/>
          <table:table-cell office:value-type="float" office:value="0.0155622131755077" calcext:value-type="float">
            <text:p>0.0155622132</text:p>
          </table:table-cell>
          <table:table-cell office:value-type="float" office:value="0.00321628054609972" calcext:value-type="float">
            <text:p>0.0032162805</text:p>
          </table:table-cell>
          <table:table-cell/>
          <table:table-cell table:formula="of:=AVERAGE([.K37:.K46])" office:value-type="float" office:value="0.0144238717660107" calcext:value-type="float">
            <text:p>0.0144238718</text:p>
          </table:table-cell>
          <table:table-cell table:formula="of:=AVERAGE([.L37:.L46])" office:value-type="float" office:value="0.00337227118857556" calcext:value-type="float">
            <text:p>0.0033722712</text:p>
          </table:table-cell>
        </table:table-row>
        <table:table-row table:style-name="ro1">
          <table:table-cell office:value-type="float" office:value="0.0108528970073835" calcext:value-type="float">
            <text:p>0.010852897</text:p>
          </table:table-cell>
          <table:table-cell office:value-type="float" office:value="0.0013828939430956" calcext:value-type="float">
            <text:p>0.0013828939</text:p>
          </table:table-cell>
          <table:table-cell office:value-type="float" office:value="0.249173930513563" calcext:value-type="float">
            <text:p>0.2491739305</text:p>
          </table:table-cell>
          <table:table-cell office:value-type="float" office:value="0.0174956887494773" calcext:value-type="float">
            <text:p>0.0174956887</text:p>
          </table:table-cell>
          <table:table-cell office:value-type="float" office:value="0.00206063860678114" calcext:value-type="float">
            <text:p>0.0020606386</text:p>
          </table:table-cell>
          <table:table-cell office:value-type="float" office:value="0.158055778220296" calcext:value-type="float">
            <text:p>0.1580557782</text:p>
          </table:table-cell>
          <table:table-cell/>
          <table:table-cell table:formula="of:=AVERAGE([.A38:.A47])" office:value-type="float" office:value="0.0122045517533916" calcext:value-type="float">
            <text:p>0.0122045518</text:p>
          </table:table-cell>
          <table:table-cell table:formula="of:=AVERAGE([.B38:.B47])" office:value-type="float" office:value="0.00103201189814614" calcext:value-type="float">
            <text:p>0.0010320119</text:p>
          </table:table-cell>
          <table:table-cell/>
          <table:table-cell office:value-type="float" office:value="0.0131364546095469" calcext:value-type="float">
            <text:p>0.0131364546</text:p>
          </table:table-cell>
          <table:table-cell office:value-type="float" office:value="0.00408570622746171" calcext:value-type="float">
            <text:p>0.0040857062</text:p>
          </table:table-cell>
          <table:table-cell/>
          <table:table-cell table:formula="of:=AVERAGE([.K38:.K47])" office:value-type="float" office:value="0.0145845644647725" calcext:value-type="float">
            <text:p>0.0145845645</text:p>
          </table:table-cell>
          <table:table-cell table:formula="of:=AVERAGE([.L38:.L47])" office:value-type="float" office:value="0.00351641220549626" calcext:value-type="float">
            <text:p>0.0035164122</text:p>
          </table:table-cell>
        </table:table-row>
        <table:table-row table:style-name="ro1">
          <table:table-cell office:value-type="float" office:value="0.0169774491412386" calcext:value-type="float">
            <text:p>0.0169774491</text:p>
          </table:table-cell>
          <table:table-cell office:value-type="float" office:value="0.00214687042785738" calcext:value-type="float">
            <text:p>0.0021468704</text:p>
          </table:table-cell>
          <table:table-cell office:value-type="float" office:value="-0.0388405998966461" calcext:value-type="float">
            <text:p>-0.0388405999</text:p>
          </table:table-cell>
          <table:table-cell office:value-type="float" office:value="0.0170491277240217" calcext:value-type="float">
            <text:p>0.0170491277</text:p>
          </table:table-cell>
          <table:table-cell office:value-type="float" office:value="0.00229118021088652" calcext:value-type="float">
            <text:p>0.0022911802</text:p>
          </table:table-cell>
          <table:table-cell office:value-type="float" office:value="0.132904195785522" calcext:value-type="float">
            <text:p>0.1329041958</text:p>
          </table:table-cell>
          <table:table-cell/>
          <table:table-cell table:formula="of:=AVERAGE([.A39:.A48])" office:value-type="float" office:value="0.0124183291228277" calcext:value-type="float">
            <text:p>0.0124183291</text:p>
          </table:table-cell>
          <table:table-cell table:formula="of:=AVERAGE([.B39:.B48])" office:value-type="float" office:value="0.00117071975186737" calcext:value-type="float">
            <text:p>0.0011707198</text:p>
          </table:table-cell>
          <table:table-cell/>
          <table:table-cell office:value-type="float" office:value="0.0118445198017068" calcext:value-type="float">
            <text:p>0.0118445198</text:p>
          </table:table-cell>
          <table:table-cell office:value-type="float" office:value="0.00328717208963364" calcext:value-type="float">
            <text:p>0.0032871721</text:p>
          </table:table-cell>
          <table:table-cell/>
          <table:table-cell table:formula="of:=AVERAGE([.K39:.K48])" office:value-type="float" office:value="0.0145071061005579" calcext:value-type="float">
            <text:p>0.0145071061</text:p>
          </table:table-cell>
          <table:table-cell table:formula="of:=AVERAGE([.L39:.L48])" office:value-type="float" office:value="0.00352653803194044" calcext:value-type="float">
            <text:p>0.003526538</text:p>
          </table:table-cell>
        </table:table-row>
        <table:table-row table:style-name="ro1">
          <table:table-cell office:value-type="float" office:value="0.0119218099544089" calcext:value-type="float">
            <text:p>0.01192181</text:p>
          </table:table-cell>
          <table:table-cell office:value-type="float" office:value="0.00136455033185952" calcext:value-type="float">
            <text:p>0.0013645503</text:p>
          </table:table-cell>
          <table:table-cell office:value-type="float" office:value="0.0110383379627347" calcext:value-type="float">
            <text:p>0.011038338</text:p>
          </table:table-cell>
          <table:table-cell office:value-type="float" office:value="0.019057048484683" calcext:value-type="float">
            <text:p>0.0190570485</text:p>
          </table:table-cell>
          <table:table-cell office:value-type="float" office:value="0.00239845484611578" calcext:value-type="float">
            <text:p>0.0023984548</text:p>
          </table:table-cell>
          <table:table-cell office:value-type="float" office:value="0.149481361359358" calcext:value-type="float">
            <text:p>0.1494813614</text:p>
          </table:table-cell>
          <table:table-cell/>
          <table:table-cell table:formula="of:=AVERAGE([.A40:.A49])" office:value-type="float" office:value="0.0123341061273572" calcext:value-type="float">
            <text:p>0.0123341061</text:p>
          </table:table-cell>
          <table:table-cell table:formula="of:=AVERAGE([.B40:.B49])" office:value-type="float" office:value="0.00122972436575289" calcext:value-type="float">
            <text:p>0.0012297244</text:p>
          </table:table-cell>
          <table:table-cell/>
          <table:table-cell office:value-type="float" office:value="0.013792439649154" calcext:value-type="float">
            <text:p>0.0137924396</text:p>
          </table:table-cell>
          <table:table-cell office:value-type="float" office:value="0.00301067015694395" calcext:value-type="float">
            <text:p>0.0030106702</text:p>
          </table:table-cell>
          <table:table-cell/>
          <table:table-cell table:formula="of:=AVERAGE([.K40:.K49])" office:value-type="float" office:value="0.0145879362575476" calcext:value-type="float">
            <text:p>0.0145879363</text:p>
          </table:table-cell>
          <table:table-cell table:formula="of:=AVERAGE([.L40:.L49])" office:value-type="float" office:value="0.00353057508935421" calcext:value-type="float">
            <text:p>0.0035305751</text:p>
          </table:table-cell>
        </table:table-row>
        <table:table-row table:style-name="ro1">
          <table:table-cell office:value-type="float" office:value="0.0142537916441059" calcext:value-type="float">
            <text:p>0.0142537916</text:p>
          </table:table-cell>
          <table:table-cell office:value-type="float" office:value="0.00174460734895933" calcext:value-type="float">
            <text:p>0.0017446073</text:p>
          </table:table-cell>
          <table:table-cell office:value-type="float" office:value="0.265705848018068" calcext:value-type="float">
            <text:p>0.265705848</text:p>
          </table:table-cell>
          <table:table-cell office:value-type="float" office:value="0.0177868406753987" calcext:value-type="float">
            <text:p>0.0177868407</text:p>
          </table:table-cell>
          <table:table-cell office:value-type="float" office:value="0.00223616509465501" calcext:value-type="float">
            <text:p>0.0022361651</text:p>
          </table:table-cell>
          <table:table-cell office:value-type="float" office:value="0.146644440852106" calcext:value-type="float">
            <text:p>0.1466444409</text:p>
          </table:table-cell>
          <table:table-cell/>
          <table:table-cell table:formula="of:=AVERAGE([.A41:.A50])" office:value-type="float" office:value="0.0124607967064101" calcext:value-type="float">
            <text:p>0.0124607967</text:p>
          </table:table-cell>
          <table:table-cell table:formula="of:=AVERAGE([.B41:.B50])" office:value-type="float" office:value="0.00120043487691611" calcext:value-type="float">
            <text:p>0.0012004349</text:p>
          </table:table-cell>
          <table:table-cell/>
          <table:table-cell office:value-type="float" office:value="0.013425884793971" calcext:value-type="float">
            <text:p>0.0134258848</text:p>
          </table:table-cell>
          <table:table-cell office:value-type="float" office:value="0.00266371731822227" calcext:value-type="float">
            <text:p>0.0026637173</text:p>
          </table:table-cell>
          <table:table-cell/>
          <table:table-cell table:formula="of:=AVERAGE([.K41:.K50])" office:value-type="float" office:value="0.0144924535396926" calcext:value-type="float">
            <text:p>0.0144924535</text:p>
          </table:table-cell>
          <table:table-cell table:formula="of:=AVERAGE([.L41:.L50])" office:value-type="float" office:value="0.00340108320454159" calcext:value-type="float">
            <text:p>0.0034010832</text:p>
          </table:table-cell>
        </table:table-row>
        <table:table-row table:style-name="ro1">
          <table:table-cell office:value-type="float" office:value="0.016250258887724" calcext:value-type="float">
            <text:p>0.0162502589</text:p>
          </table:table-cell>
          <table:table-cell office:value-type="float" office:value="0.00184077356336274" calcext:value-type="float">
            <text:p>0.0018407736</text:p>
          </table:table-cell>
          <table:table-cell office:value-type="float" office:value="0.143820261489577" calcext:value-type="float">
            <text:p>0.1438202615</text:p>
          </table:table-cell>
          <table:table-cell office:value-type="float" office:value="0.0166544055566192" calcext:value-type="float">
            <text:p>0.0166544056</text:p>
          </table:table-cell>
          <table:table-cell office:value-type="float" office:value="0.00225625622551888" calcext:value-type="float">
            <text:p>0.0022562562</text:p>
          </table:table-cell>
          <table:table-cell office:value-type="float" office:value="0.13136070817709" calcext:value-type="float">
            <text:p>0.1313607082</text:p>
          </table:table-cell>
          <table:table-cell/>
          <table:table-cell table:formula="of:=AVERAGE([.A42:.A51])" office:value-type="float" office:value="0.0127753203211895" calcext:value-type="float">
            <text:p>0.0127753203</text:p>
          </table:table-cell>
          <table:table-cell table:formula="of:=AVERAGE([.B42:.B51])" office:value-type="float" office:value="0.00130813095582314" calcext:value-type="float">
            <text:p>0.001308131</text:p>
          </table:table-cell>
          <table:table-cell/>
          <table:table-cell office:value-type="float" office:value="0.0191554656429203" calcext:value-type="float">
            <text:p>0.0191554656</text:p>
          </table:table-cell>
          <table:table-cell office:value-type="float" office:value="0.00378763844982584" calcext:value-type="float">
            <text:p>0.0037876384</text:p>
          </table:table-cell>
          <table:table-cell/>
          <table:table-cell table:formula="of:=AVERAGE([.K42:.K51])" office:value-type="float" office:value="0.0151336564370353" calcext:value-type="float">
            <text:p>0.0151336564</text:p>
          </table:table-cell>
          <table:table-cell table:formula="of:=AVERAGE([.L42:.L51])" office:value-type="float" office:value="0.00340280536112275" calcext:value-type="float">
            <text:p>0.0034028054</text:p>
          </table:table-cell>
        </table:table-row>
        <table:table-row table:style-name="ro1">
          <table:table-cell office:value-type="float" office:value="0.0190051679906987" calcext:value-type="float">
            <text:p>0.019005168</text:p>
          </table:table-cell>
          <table:table-cell office:value-type="float" office:value="0.00178641592800022" calcext:value-type="float">
            <text:p>0.0017864159</text:p>
          </table:table-cell>
          <table:table-cell office:value-type="float" office:value="0.51528464581376" calcext:value-type="float">
            <text:p>0.5152846458</text:p>
          </table:table-cell>
          <table:table-cell office:value-type="float" office:value="0.0210301247891039" calcext:value-type="float">
            <text:p>0.0210301248</text:p>
          </table:table-cell>
          <table:table-cell office:value-type="float" office:value="0.00231857288163155" calcext:value-type="float">
            <text:p>0.0023185729</text:p>
          </table:table-cell>
          <table:table-cell office:value-type="float" office:value="0.146950992383063" calcext:value-type="float">
            <text:p>0.1469509924</text:p>
          </table:table-cell>
          <table:table-cell/>
          <table:table-cell table:formula="of:=AVERAGE([.A43:.A52])" office:value-type="float" office:value="0.0137721060876984" calcext:value-type="float">
            <text:p>0.0137721061</text:p>
          </table:table-cell>
          <table:table-cell table:formula="of:=AVERAGE([.B43:.B52])" office:value-type="float" office:value="0.00141512830219081" calcext:value-type="float">
            <text:p>0.0014151283</text:p>
          </table:table-cell>
          <table:table-cell/>
          <table:table-cell office:value-type="float" office:value="0.0121953364692313" calcext:value-type="float">
            <text:p>0.0121953365</text:p>
          </table:table-cell>
          <table:table-cell office:value-type="float" office:value="0.00271442471160866" calcext:value-type="float">
            <text:p>0.0027144247</text:p>
          </table:table-cell>
          <table:table-cell/>
          <table:table-cell table:formula="of:=AVERAGE([.K43:.K52])" office:value-type="float" office:value="0.0149268097418613" calcext:value-type="float">
            <text:p>0.0149268097</text:p>
          </table:table-cell>
          <table:table-cell table:formula="of:=AVERAGE([.L43:.L52])" office:value-type="float" office:value="0.00342057801972221" calcext:value-type="float">
            <text:p>0.003420578</text:p>
          </table:table-cell>
        </table:table-row>
        <table:table-row table:style-name="ro1">
          <table:table-cell office:value-type="float" office:value="0.0214209235395157" calcext:value-type="float">
            <text:p>0.0214209235</text:p>
          </table:table-cell>
          <table:table-cell office:value-type="float" office:value="0.00217575361696621" calcext:value-type="float">
            <text:p>0.0021757536</text:p>
          </table:table-cell>
          <table:table-cell office:value-type="float" office:value="0.0844837868960126" calcext:value-type="float">
            <text:p>0.0844837869</text:p>
          </table:table-cell>
          <table:table-cell office:value-type="float" office:value="0.0226368605159223" calcext:value-type="float">
            <text:p>0.0226368605</text:p>
          </table:table-cell>
          <table:table-cell office:value-type="float" office:value="0.00270473962300457" calcext:value-type="float">
            <text:p>0.0027047396</text:p>
          </table:table-cell>
          <table:table-cell office:value-type="float" office:value="0.121384621225297" calcext:value-type="float">
            <text:p>0.1213846212</text:p>
          </table:table-cell>
          <table:table-cell/>
          <table:table-cell table:formula="of:=AVERAGE([.A44:.A53])" office:value-type="float" office:value="0.014607495122428" calcext:value-type="float">
            <text:p>0.0146074951</text:p>
          </table:table-cell>
          <table:table-cell table:formula="of:=AVERAGE([.B44:.B53])" office:value-type="float" office:value="0.00155719374089049" calcext:value-type="float">
            <text:p>0.0015571937</text:p>
          </table:table-cell>
          <table:table-cell/>
          <table:table-cell office:value-type="float" office:value="0.0155913096225135" calcext:value-type="float">
            <text:p>0.0155913096</text:p>
          </table:table-cell>
          <table:table-cell office:value-type="float" office:value="0.00288814466328117" calcext:value-type="float">
            <text:p>0.0028881447</text:p>
          </table:table-cell>
          <table:table-cell/>
          <table:table-cell table:formula="of:=AVERAGE([.K44:.K53])" office:value-type="float" office:value="0.0147183743283963" calcext:value-type="float">
            <text:p>0.0147183743</text:p>
          </table:table-cell>
          <table:table-cell table:formula="of:=AVERAGE([.L44:.L53])" office:value-type="float" office:value="0.00334926668425644" calcext:value-type="float">
            <text:p>0.0033492667</text:p>
          </table:table-cell>
        </table:table-row>
        <table:table-row table:style-name="ro1">
          <table:table-cell office:value-type="float" office:value="0.0212328131930213" calcext:value-type="float">
            <text:p>0.0212328132</text:p>
          </table:table-cell>
          <table:table-cell office:value-type="float" office:value="0.00216555854923966" calcext:value-type="float">
            <text:p>0.0021655585</text:p>
          </table:table-cell>
          <table:table-cell office:value-type="float" office:value="0.262922142294715" calcext:value-type="float">
            <text:p>0.2629221423</text:p>
          </table:table-cell>
          <table:table-cell office:value-type="float" office:value="0.0225617115851492" calcext:value-type="float">
            <text:p>0.0225617116</text:p>
          </table:table-cell>
          <table:table-cell office:value-type="float" office:value="0.00232393534388393" calcext:value-type="float">
            <text:p>0.0023239353</text:p>
          </table:table-cell>
          <table:table-cell office:value-type="float" office:value="0.14618906006217" calcext:value-type="float">
            <text:p>0.1461890601</text:p>
          </table:table-cell>
          <table:table-cell/>
          <table:table-cell table:formula="of:=AVERAGE([.A45:.A54])" office:value-type="float" office:value="0.015599346044285" calcext:value-type="float">
            <text:p>0.015599346</text:p>
          </table:table-cell>
          <table:table-cell table:formula="of:=AVERAGE([.B45:.B54])" office:value-type="float" office:value="0.00166571393504072" calcext:value-type="float">
            <text:p>0.0016657139</text:p>
          </table:table-cell>
          <table:table-cell/>
          <table:table-cell office:value-type="float" office:value="0.0123035417936487" calcext:value-type="float">
            <text:p>0.0123035418</text:p>
          </table:table-cell>
          <table:table-cell office:value-type="float" office:value="0.00295588436434291" calcext:value-type="float">
            <text:p>0.0029558844</text:p>
          </table:table-cell>
          <table:table-cell/>
          <table:table-cell table:formula="of:=AVERAGE([.K45:.K54])" office:value-type="float" office:value="0.0139941746084266" calcext:value-type="float">
            <text:p>0.0139941746</text:p>
          </table:table-cell>
          <table:table-cell table:formula="of:=AVERAGE([.L45:.L54])" office:value-type="float" office:value="0.00339861281202527" calcext:value-type="float">
            <text:p>0.0033986128</text:p>
          </table:table-cell>
        </table:table-row>
        <table:table-row table:style-name="ro1">
          <table:table-cell office:value-type="float" office:value="0.0166914778785532" calcext:value-type="float">
            <text:p>0.0166914779</text:p>
          </table:table-cell>
          <table:table-cell office:value-type="float" office:value="0.002383387341959" calcext:value-type="float">
            <text:p>0.0023833873</text:p>
          </table:table-cell>
          <table:table-cell office:value-type="float" office:value="0.20595345098879" calcext:value-type="float">
            <text:p>0.205953451</text:p>
          </table:table-cell>
          <table:table-cell office:value-type="float" office:value="0.0266273659653962" calcext:value-type="float">
            <text:p>0.026627366</text:p>
          </table:table-cell>
          <table:table-cell office:value-type="float" office:value="0.00271307296934538" calcext:value-type="float">
            <text:p>0.002713073</text:p>
          </table:table-cell>
          <table:table-cell office:value-type="float" office:value="0.129195463983342" calcext:value-type="float">
            <text:p>0.129195464</text:p>
          </table:table-cell>
          <table:table-cell/>
          <table:table-cell table:formula="of:=AVERAGE([.A46:.A55])" office:value-type="float" office:value="0.0156894888760376" calcext:value-type="float">
            <text:p>0.0156894889</text:p>
          </table:table-cell>
          <table:table-cell table:formula="of:=AVERAGE([.B46:.B55])" office:value-type="float" office:value="0.00181720310441229" calcext:value-type="float">
            <text:p>0.0018172031</text:p>
          </table:table-cell>
          <table:table-cell/>
          <table:table-cell office:value-type="float" office:value="0.0126329215390756" calcext:value-type="float">
            <text:p>0.0126329215</text:p>
          </table:table-cell>
          <table:table-cell office:value-type="float" office:value="0.00293836889159937" calcext:value-type="float">
            <text:p>0.0029383689</text:p>
          </table:table-cell>
          <table:table-cell/>
          <table:table-cell table:formula="of:=AVERAGE([.K46:.K55])" office:value-type="float" office:value="0.0139640087097276" calcext:value-type="float">
            <text:p>0.0139640087</text:p>
          </table:table-cell>
          <table:table-cell table:formula="of:=AVERAGE([.L46:.L55])" office:value-type="float" office:value="0.00315480074190192" calcext:value-type="float">
            <text:p>0.0031548007</text:p>
          </table:table-cell>
        </table:table-row>
        <table:table-row table:style-name="ro1">
          <table:table-cell office:value-type="float" office:value="0.0146841291499685" calcext:value-type="float">
            <text:p>0.0146841291</text:p>
          </table:table-cell>
          <table:table-cell office:value-type="float" office:value="0.0023790172318651" calcext:value-type="float">
            <text:p>0.0023790172</text:p>
          </table:table-cell>
          <table:table-cell office:value-type="float" office:value="-0.00351173784502217" calcext:value-type="float">
            <text:p>-0.0035117378</text:p>
          </table:table-cell>
          <table:table-cell office:value-type="float" office:value="0.0244944286067039" calcext:value-type="float">
            <text:p>0.0244944286</text:p>
          </table:table-cell>
          <table:table-cell office:value-type="float" office:value="0.0023082543106284" calcext:value-type="float">
            <text:p>0.0023082543</text:p>
          </table:table-cell>
          <table:table-cell office:value-type="float" office:value="0.150056853331625" calcext:value-type="float">
            <text:p>0.1500568533</text:p>
          </table:table-cell>
          <table:table-cell/>
          <table:table-cell table:formula="of:=AVERAGE([.A47:.A56])" office:value-type="float" office:value="0.0163290718386618" calcext:value-type="float">
            <text:p>0.0163290718</text:p>
          </table:table-cell>
          <table:table-cell table:formula="of:=AVERAGE([.B47:.B56])" office:value-type="float" office:value="0.00193698282831648" calcext:value-type="float">
            <text:p>0.0019369828</text:p>
          </table:table-cell>
          <table:table-cell/>
          <table:table-cell office:value-type="float" office:value="0.0129322780517918" calcext:value-type="float">
            <text:p>0.0129322781</text:p>
          </table:table-cell>
          <table:table-cell office:value-type="float" office:value="0.00333164815715506" calcext:value-type="float">
            <text:p>0.0033316482</text:p>
          </table:table-cell>
          <table:table-cell/>
          <table:table-cell table:formula="of:=AVERAGE([.K47:.K56])" office:value-type="float" office:value="0.013701015197356" calcext:value-type="float">
            <text:p>0.0137010152</text:p>
          </table:table-cell>
          <table:table-cell table:formula="of:=AVERAGE([.L47:.L56])" office:value-type="float" office:value="0.00316633750300746" calcext:value-type="float">
            <text:p>0.0031663375</text:p>
          </table:table-cell>
        </table:table-row>
        <table:table-row table:style-name="ro1">
          <table:table-cell office:value-type="float" office:value="0.0165101634300746" calcext:value-type="float">
            <text:p>0.0165101634</text:p>
          </table:table-cell>
          <table:table-cell office:value-type="float" office:value="0.00278000842761515" calcext:value-type="float">
            <text:p>0.0027800084</text:p>
          </table:table-cell>
          <table:table-cell office:value-type="float" office:value="0.412541367367899" calcext:value-type="float">
            <text:p>0.4125413674</text:p>
          </table:table-cell>
          <table:table-cell office:value-type="float" office:value="0.025688600121066" calcext:value-type="float">
            <text:p>0.0256886001</text:p>
          </table:table-cell>
          <table:table-cell office:value-type="float" office:value="0.00223447612661403" calcext:value-type="float">
            <text:p>0.0022344761</text:p>
          </table:table-cell>
          <table:table-cell office:value-type="float" office:value="0.151750944182277" calcext:value-type="float">
            <text:p>0.1517509442</text:p>
          </table:table-cell>
          <table:table-cell/>
          <table:table-cell table:formula="of:=AVERAGE([.A48:.A57])" office:value-type="float" office:value="0.0168947984809309" calcext:value-type="float">
            <text:p>0.0168947985</text:p>
          </table:table-cell>
          <table:table-cell table:formula="of:=AVERAGE([.B48:.B57])" office:value-type="float" office:value="0.00207669427676843" calcext:value-type="float">
            <text:p>0.0020766943</text:p>
          </table:table-cell>
          <table:table-cell/>
          <table:table-cell office:value-type="float" office:value="0.0113225102176257" calcext:value-type="float">
            <text:p>0.0113225102</text:p>
          </table:table-cell>
          <table:table-cell office:value-type="float" office:value="0.00378950793878855" calcext:value-type="float">
            <text:p>0.0037895079</text:p>
          </table:table-cell>
          <table:table-cell/>
          <table:table-cell table:formula="of:=AVERAGE([.K48:.K57])" office:value-type="float" office:value="0.0135196207581639" calcext:value-type="float">
            <text:p>0.0135196208</text:p>
          </table:table-cell>
          <table:table-cell table:formula="of:=AVERAGE([.L48:.L57])" office:value-type="float" office:value="0.00313671767414014" calcext:value-type="float">
            <text:p>0.0031367177</text:p>
          </table:table-cell>
        </table:table-row>
        <table:table-row table:style-name="ro1">
          <table:table-cell office:value-type="float" office:value="0.0150507176089471" calcext:value-type="float">
            <text:p>0.0150507176</text:p>
          </table:table-cell>
          <table:table-cell office:value-type="float" office:value="0.00151248383452655" calcext:value-type="float">
            <text:p>0.0015124838</text:p>
          </table:table-cell>
          <table:table-cell office:value-type="float" office:value="-0.181998958928659" calcext:value-type="float">
            <text:p>-0.1819989589</text:p>
          </table:table-cell>
          <table:table-cell office:value-type="float" office:value="0.023881993163377" calcext:value-type="float">
            <text:p>0.0238819932</text:p>
          </table:table-cell>
          <table:table-cell office:value-type="float" office:value="0.00243744639446959" calcext:value-type="float">
            <text:p>0.0024374464</text:p>
          </table:table-cell>
          <table:table-cell office:value-type="float" office:value="0.137723826617002" calcext:value-type="float">
            <text:p>0.1377238266</text:p>
          </table:table-cell>
          <table:table-cell/>
          <table:table-cell table:formula="of:=AVERAGE([.A49:.A58])" office:value-type="float" office:value="0.0167021253277018" calcext:value-type="float">
            <text:p>0.0167021253</text:p>
          </table:table-cell>
          <table:table-cell table:formula="of:=AVERAGE([.B49:.B58])" office:value-type="float" office:value="0.00201325561743535" calcext:value-type="float">
            <text:p>0.0020132556</text:p>
          </table:table-cell>
          <table:table-cell/>
          <table:table-cell office:value-type="float" office:value="0.0121980219789117" calcext:value-type="float">
            <text:p>0.012198022</text:p>
          </table:table-cell>
          <table:table-cell office:value-type="float" office:value="0.00303214482788811" calcext:value-type="float">
            <text:p>0.0030321448</text:p>
          </table:table-cell>
          <table:table-cell/>
          <table:table-cell table:formula="of:=AVERAGE([.K49:.K58])" office:value-type="float" office:value="0.0135549709758844" calcext:value-type="float">
            <text:p>0.013554971</text:p>
          </table:table-cell>
          <table:table-cell table:formula="of:=AVERAGE([.L49:.L58])" office:value-type="float" office:value="0.00311121494796559" calcext:value-type="float">
            <text:p>0.0031112149</text:p>
          </table:table-cell>
        </table:table-row>
        <table:table-row table:style-name="ro1">
          <table:table-cell office:value-type="float" office:value="0.0177387721225073" calcext:value-type="float">
            <text:p>0.0177387721</text:p>
          </table:table-cell>
          <table:table-cell office:value-type="float" office:value="0.00259736859508179" calcext:value-type="float">
            <text:p>0.0025973686</text:p>
          </table:table-cell>
          <table:table-cell office:value-type="float" office:value="0.0347186497596008" calcext:value-type="float">
            <text:p>0.0347186498</text:p>
          </table:table-cell>
          <table:table-cell office:value-type="float" office:value="0.028515607630834" calcext:value-type="float">
            <text:p>0.0285156076</text:p>
          </table:table-cell>
          <table:table-cell office:value-type="float" office:value="0.00203454797156155" calcext:value-type="float">
            <text:p>0.002034548</text:p>
          </table:table-cell>
          <table:table-cell office:value-type="float" office:value="0.174530971422792" calcext:value-type="float">
            <text:p>0.1745309714</text:p>
          </table:table-cell>
          <table:table-cell/>
          <table:table-cell table:formula="of:=AVERAGE([.A50:.A59])" office:value-type="float" office:value="0.0172838215445116" calcext:value-type="float">
            <text:p>0.0172838215</text:p>
          </table:table-cell>
          <table:table-cell table:formula="of:=AVERAGE([.B50:.B59])" office:value-type="float" office:value="0.00213653744375757" calcext:value-type="float">
            <text:p>0.0021365374</text:p>
          </table:table-cell>
          <table:table-cell/>
          <table:table-cell office:value-type="float" office:value="0.0115780696170167" calcext:value-type="float">
            <text:p>0.0115780696</text:p>
          </table:table-cell>
          <table:table-cell office:value-type="float" office:value="0.00353454704269007" calcext:value-type="float">
            <text:p>0.003534547</text:p>
          </table:table-cell>
          <table:table-cell/>
          <table:table-cell table:formula="of:=AVERAGE([.K50:.K59])" office:value-type="float" office:value="0.0133335339726706" calcext:value-type="float">
            <text:p>0.013333534</text:p>
          </table:table-cell>
          <table:table-cell table:formula="of:=AVERAGE([.L50:.L59])" office:value-type="float" office:value="0.0031636026365402" calcext:value-type="float">
            <text:p>0.0031636026</text:p>
          </table:table-cell>
        </table:table-row>
        <table:table-row table:style-name="ro1">
          <table:table-cell office:value-type="float" office:value="0.0186922521411821" calcext:value-type="float">
            <text:p>0.0186922521</text:p>
          </table:table-cell>
          <table:table-cell office:value-type="float" office:value="0.00171429068314403" calcext:value-type="float">
            <text:p>0.0017142907</text:p>
          </table:table-cell>
          <table:table-cell office:value-type="float" office:value="-0.221933274715268" calcext:value-type="float">
            <text:p>-0.2219332747</text:p>
          </table:table-cell>
          <table:table-cell office:value-type="float" office:value="0.0261372356675565" calcext:value-type="float">
            <text:p>0.0261372357</text:p>
          </table:table-cell>
          <table:table-cell office:value-type="float" office:value="0.00185406713280827" calcext:value-type="float">
            <text:p>0.0018540671</text:p>
          </table:table-cell>
          <table:table-cell office:value-type="float" office:value="0.175711691379547" calcext:value-type="float">
            <text:p>0.1757116914</text:p>
          </table:table-cell>
          <table:table-cell/>
          <table:table-cell table:formula="of:=AVERAGE([.A51:.A60])" office:value-type="float" office:value="0.0177276675942192" calcext:value-type="float">
            <text:p>0.0177276676</text:p>
          </table:table-cell>
          <table:table-cell table:formula="of:=AVERAGE([.B51:.B60])" office:value-type="float" office:value="0.00213350577717604" calcext:value-type="float">
            <text:p>0.0021335058</text:p>
          </table:table-cell>
          <table:table-cell/>
          <table:table-cell office:value-type="float" office:value="0.014223916633532" calcext:value-type="float">
            <text:p>0.0142239166</text:p>
          </table:table-cell>
          <table:table-cell office:value-type="float" office:value="0.00300253877330616" calcext:value-type="float">
            <text:p>0.0030025388</text:p>
          </table:table-cell>
          <table:table-cell/>
          <table:table-cell table:formula="of:=AVERAGE([.K51:.K60])" office:value-type="float" office:value="0.0134133371566267" calcext:value-type="float">
            <text:p>0.0134133372</text:p>
          </table:table-cell>
          <table:table-cell table:formula="of:=AVERAGE([.L51:.L60])" office:value-type="float" office:value="0.00319748478204859" calcext:value-type="float">
            <text:p>0.0031974848</text:p>
          </table:table-cell>
        </table:table-row>
        <table:table-row table:style-name="ro1">
          <table:table-cell office:value-type="float" office:value="0.0168309516877425" calcext:value-type="float">
            <text:p>0.0168309517</text:p>
          </table:table-cell>
          <table:table-cell office:value-type="float" office:value="0.0019188191806729" calcext:value-type="float">
            <text:p>0.0019188192</text:p>
          </table:table-cell>
          <table:table-cell office:value-type="float" office:value="0.169870356442081" calcext:value-type="float">
            <text:p>0.1698703564</text:p>
          </table:table-cell>
          <table:table-cell office:value-type="float" office:value="0.0293111386708915" calcext:value-type="float">
            <text:p>0.0293111387</text:p>
          </table:table-cell>
          <table:table-cell office:value-type="float" office:value="0.00207798895717133" calcext:value-type="float">
            <text:p>0.002077989</text:p>
          </table:table-cell>
          <table:table-cell office:value-type="float" office:value="0.170149583742023" calcext:value-type="float">
            <text:p>0.1701495837</text:p>
          </table:table-cell>
          <table:table-cell/>
          <table:table-cell table:formula="of:=AVERAGE([.A52:.A61])" office:value-type="float" office:value="0.0177857368742211" calcext:value-type="float">
            <text:p>0.0177857369</text:p>
          </table:table-cell>
          <table:table-cell table:formula="of:=AVERAGE([.B52:.B61])" office:value-type="float" office:value="0.00214131033890706" calcext:value-type="float">
            <text:p>0.0021413103</text:p>
          </table:table-cell>
          <table:table-cell/>
          <table:table-cell office:value-type="float" office:value="0.0187041981466524" calcext:value-type="float">
            <text:p>0.0187041981</text:p>
          </table:table-cell>
          <table:table-cell office:value-type="float" office:value="0.00257295762175879" calcext:value-type="float">
            <text:p>0.0025729576</text:p>
          </table:table-cell>
          <table:table-cell/>
          <table:table-cell table:formula="of:=AVERAGE([.K52:.K61])" office:value-type="float" office:value="0.0133682104069999" calcext:value-type="float">
            <text:p>0.0133682104</text:p>
          </table:table-cell>
          <table:table-cell table:formula="of:=AVERAGE([.L52:.L61])" office:value-type="float" office:value="0.00307601669924189" calcext:value-type="float">
            <text:p>0.0030760167</text:p>
          </table:table-cell>
        </table:table-row>
        <table:table-row table:style-name="ro1">
          <table:table-cell office:value-type="float" office:value="0.00640260977864242" calcext:value-type="float">
            <text:p>0.0064026098</text:p>
          </table:table-cell>
          <table:table-cell office:value-type="float" office:value="0.00209580444025417" calcext:value-type="float">
            <text:p>0.0020958044</text:p>
          </table:table-cell>
          <table:table-cell office:value-type="float" office:value="-0.171468149570563" calcext:value-type="float">
            <text:p>-0.1714681496</text:p>
          </table:table-cell>
          <table:table-cell office:value-type="float" office:value="0.00822344720363617" calcext:value-type="float">
            <text:p>0.0082234472</text:p>
          </table:table-cell>
          <table:table-cell office:value-type="float" office:value="0.00406452862080187" calcext:value-type="float">
            <text:p>0.0040645286</text:p>
          </table:table-cell>
          <table:table-cell office:value-type="float" office:value="-0.00878052699845284" calcext:value-type="float">
            <text:p>-0.008780527</text:p>
          </table:table-cell>
          <table:table-cell/>
          <table:table-cell table:formula="of:=AVERAGE([.A53:.A62])" office:value-type="float" office:value="0.0165254810530155" calcext:value-type="float">
            <text:p>0.0165254811</text:p>
          </table:table-cell>
          <table:table-cell table:formula="of:=AVERAGE([.B53:.B62])" office:value-type="float" office:value="0.00217224919013245" calcext:value-type="float">
            <text:p>0.0021722492</text:p>
          </table:table-cell>
          <table:table-cell/>
          <table:table-cell office:value-type="float" office:value="0.0113861409100486" calcext:value-type="float">
            <text:p>0.0113861409</text:p>
          </table:table-cell>
          <table:table-cell office:value-type="float" office:value="0.00379910116277681" calcext:value-type="float">
            <text:p>0.0037991012</text:p>
          </table:table-cell>
          <table:table-cell/>
          <table:table-cell table:formula="of:=AVERAGE([.K53:.K62])" office:value-type="float" office:value="0.0132872908510817" calcext:value-type="float">
            <text:p>0.0132872909</text:p>
          </table:table-cell>
          <table:table-cell table:formula="of:=AVERAGE([.L53:.L62])" office:value-type="float" office:value="0.0031844843443587" calcext:value-type="float">
            <text:p>0.0031844843</text:p>
          </table:table-cell>
        </table:table-row>
        <table:table-row table:style-name="ro1">
          <table:table-cell office:value-type="float" office:value="0.017117334642967" calcext:value-type="float">
            <text:p>0.0171173346</text:p>
          </table:table-cell>
          <table:table-cell office:value-type="float" office:value="0.00243205385102671" calcext:value-type="float">
            <text:p>0.0024320539</text:p>
          </table:table-cell>
          <table:table-cell office:value-type="float" office:value="-0.18917476492925" calcext:value-type="float">
            <text:p>-0.1891747649</text:p>
          </table:table-cell>
          <table:table-cell office:value-type="float" office:value="0.0323829260654747" calcext:value-type="float">
            <text:p>0.0323829261</text:p>
          </table:table-cell>
          <table:table-cell office:value-type="float" office:value="0.00234527377178892" calcext:value-type="float">
            <text:p>0.0023452738</text:p>
          </table:table-cell>
          <table:table-cell office:value-type="float" office:value="0.168782603926957" calcext:value-type="float">
            <text:p>0.1687826039</text:p>
          </table:table-cell>
          <table:table-cell/>
          <table:table-cell table:formula="of:=AVERAGE([.A54:.A63])" office:value-type="float" office:value="0.0160951221633606" calcext:value-type="float">
            <text:p>0.0160951222</text:p>
          </table:table-cell>
          <table:table-cell table:formula="of:=AVERAGE([.B54:.B63])" office:value-type="float" office:value="0.0021978792135385" calcext:value-type="float">
            <text:p>0.0021978792</text:p>
          </table:table-cell>
          <table:table-cell/>
          <table:table-cell office:value-type="float" office:value="0.015618137717723" calcext:value-type="float">
            <text:p>0.0156181377</text:p>
          </table:table-cell>
          <table:table-cell office:value-type="float" office:value="0.00251021457322697" calcext:value-type="float">
            <text:p>0.0025102146</text:p>
          </table:table-cell>
          <table:table-cell/>
          <table:table-cell table:formula="of:=AVERAGE([.K54:.K63])" office:value-type="float" office:value="0.0132899736606026" calcext:value-type="float">
            <text:p>0.0132899737</text:p>
          </table:table-cell>
          <table:table-cell table:formula="of:=AVERAGE([.L54:.L63])" office:value-type="float" office:value="0.00314669133535328" calcext:value-type="float">
            <text:p>0.0031466913</text:p>
          </table:table-cell>
        </table:table-row>
        <table:table-row table:style-name="ro1">
          <table:table-cell office:value-type="float" office:value="0.0125553074700914" calcext:value-type="float">
            <text:p>0.0125553075</text:p>
          </table:table-cell>
          <table:table-cell office:value-type="float" office:value="0.00153040962311405" calcext:value-type="float">
            <text:p>0.0015304096</text:p>
          </table:table-cell>
          <table:table-cell office:value-type="float" office:value="-0.346573794013215" calcext:value-type="float">
            <text:p>-0.346573794</text:p>
          </table:table-cell>
          <table:table-cell office:value-type="float" office:value="0.00874179594684392" calcext:value-type="float">
            <text:p>0.0087417959</text:p>
          </table:table-cell>
          <table:table-cell office:value-type="float" office:value="0.0031253335182555" calcext:value-type="float">
            <text:p>0.0031253335</text:p>
          </table:table-cell>
          <table:table-cell office:value-type="float" office:value="0.0454830068396404" calcext:value-type="float">
            <text:p>0.0454830068</text:p>
          </table:table-cell>
          <table:table-cell/>
          <table:table-cell table:formula="of:=AVERAGE([.A55:.A64])" office:value-type="float" office:value="0.0152273715910676" calcext:value-type="float">
            <text:p>0.0152273716</text:p>
          </table:table-cell>
          <table:table-cell table:formula="of:=AVERAGE([.B55:.B64])" office:value-type="float" office:value="0.00213436432092594" calcext:value-type="float">
            <text:p>0.0021343643</text:p>
          </table:table-cell>
          <table:table-cell/>
          <table:table-cell office:value-type="float" office:value="0.0131810099809202" calcext:value-type="float">
            <text:p>0.01318101</text:p>
          </table:table-cell>
          <table:table-cell office:value-type="float" office:value="0.00441978810106576" calcext:value-type="float">
            <text:p>0.0044197881</text:p>
          </table:table-cell>
          <table:table-cell/>
          <table:table-cell table:formula="of:=AVERAGE([.K55:.K64])" office:value-type="float" office:value="0.0133777204793298" calcext:value-type="float">
            <text:p>0.0133777205</text:p>
          </table:table-cell>
          <table:table-cell table:formula="of:=AVERAGE([.L55:.L64])" office:value-type="float" office:value="0.00329308170902557" calcext:value-type="float">
            <text:p>0.0032930817</text:p>
          </table:table-cell>
        </table:table-row>
        <table:table-row table:style-name="ro1">
          <table:table-cell office:value-type="float" office:value="0.0133687801644891" calcext:value-type="float">
            <text:p>0.0133687802</text:p>
          </table:table-cell>
          <table:table-cell office:value-type="float" office:value="0.00169983388026802" calcext:value-type="float">
            <text:p>0.0016998339</text:p>
          </table:table-cell>
          <table:table-cell office:value-type="float" office:value="0.771753888289772" calcext:value-type="float">
            <text:p>0.7717538883</text:p>
          </table:table-cell>
          <table:table-cell office:value-type="float" office:value="0.0224479157477617" calcext:value-type="float">
            <text:p>0.0224479157</text:p>
          </table:table-cell>
          <table:table-cell office:value-type="float" office:value="0.00162370158941485" calcext:value-type="float">
            <text:p>0.0016237016</text:p>
          </table:table-cell>
          <table:table-cell office:value-type="float" office:value="0.172644034400582" calcext:value-type="float">
            <text:p>0.1726440344</text:p>
          </table:table-cell>
          <table:table-cell/>
          <table:table-cell table:formula="of:=AVERAGE([.A56:.A65])" office:value-type="float" office:value="0.0148951018196612" calcext:value-type="float">
            <text:p>0.0148951018</text:p>
          </table:table-cell>
          <table:table-cell table:formula="of:=AVERAGE([.B56:.B65])" office:value-type="float" office:value="0.00206600897475685" calcext:value-type="float">
            <text:p>0.002066009</text:p>
          </table:table-cell>
          <table:table-cell/>
          <table:table-cell office:value-type="float" office:value="0.0134419088333498" calcext:value-type="float">
            <text:p>0.0134419088</text:p>
          </table:table-cell>
          <table:table-cell office:value-type="float" office:value="0.0032584636570038" calcext:value-type="float">
            <text:p>0.0032584637</text:p>
          </table:table-cell>
          <table:table-cell/>
          <table:table-cell table:formula="of:=AVERAGE([.K56:.K65])" office:value-type="float" office:value="0.0134586192087572" calcext:value-type="float">
            <text:p>0.0134586192</text:p>
          </table:table-cell>
          <table:table-cell table:formula="of:=AVERAGE([.L56:.L65])" office:value-type="float" office:value="0.00332509118556601" calcext:value-type="float">
            <text:p>0.0033250912</text:p>
          </table:table-cell>
        </table:table-row>
        <table:table-row table:style-name="ro1">
          <table:table-cell office:value-type="float" office:value="0.0132345741438824" calcext:value-type="float">
            <text:p>0.0132345741</text:p>
          </table:table-cell>
          <table:table-cell office:value-type="float" office:value="0.00190066873273393" calcext:value-type="float">
            <text:p>0.0019006687</text:p>
          </table:table-cell>
          <table:table-cell office:value-type="float" office:value="0.338064871767892" calcext:value-type="float">
            <text:p>0.3380648718</text:p>
          </table:table-cell>
          <table:table-cell office:value-type="float" office:value="0.0288141475059092" calcext:value-type="float">
            <text:p>0.0288141475</text:p>
          </table:table-cell>
          <table:table-cell office:value-type="float" office:value="0.00196318149683066" calcext:value-type="float">
            <text:p>0.0019631815</text:p>
          </table:table-cell>
          <table:table-cell office:value-type="float" office:value="0.179541378840804" calcext:value-type="float">
            <text:p>0.1795413788</text:p>
          </table:table-cell>
          <table:table-cell/>
          <table:table-cell table:formula="of:=AVERAGE([.A57:.A66])" office:value-type="float" office:value="0.0147501463190526" calcext:value-type="float">
            <text:p>0.0147501463</text:p>
          </table:table-cell>
          <table:table-cell table:formula="of:=AVERAGE([.B57:.B66])" office:value-type="float" office:value="0.00201817412484373" calcext:value-type="float">
            <text:p>0.0020181741</text:p>
          </table:table-cell>
          <table:table-cell/>
          <table:table-cell office:value-type="float" office:value="0.0128209040561929" calcext:value-type="float">
            <text:p>0.0128209041</text:p>
          </table:table-cell>
          <table:table-cell office:value-type="float" office:value="0.00501704845942159" calcext:value-type="float">
            <text:p>0.0050170485</text:p>
          </table:table-cell>
          <table:table-cell/>
          <table:table-cell table:formula="of:=AVERAGE([.K57:.K66])" office:value-type="float" office:value="0.0134474818091973" calcext:value-type="float">
            <text:p>0.0134474818</text:p>
          </table:table-cell>
          <table:table-cell table:formula="of:=AVERAGE([.L57:.L66])" office:value-type="float" office:value="0.00349363121579266" calcext:value-type="float">
            <text:p>0.0034936312</text:p>
          </table:table-cell>
        </table:table-row>
        <table:table-row table:style-name="ro1">
          <table:table-cell office:value-type="float" office:value="0.00740115074711776" calcext:value-type="float">
            <text:p>0.0074011507</text:p>
          </table:table-cell>
          <table:table-cell office:value-type="float" office:value="0.0023456024762534" calcext:value-type="float">
            <text:p>0.0023456025</text:p>
          </table:table-cell>
          <table:table-cell office:value-type="float" office:value="-0.154588617710379" calcext:value-type="float">
            <text:p>-0.1545886177</text:p>
          </table:table-cell>
          <table:table-cell office:value-type="float" office:value="0.00865725239273161" calcext:value-type="float">
            <text:p>0.0086572524</text:p>
          </table:table-cell>
          <table:table-cell office:value-type="float" office:value="0.00485632821219042" calcext:value-type="float">
            <text:p>0.0048563282</text:p>
          </table:table-cell>
          <table:table-cell office:value-type="float" office:value="-0.0453325937618502" calcext:value-type="float">
            <text:p>-0.0453325938</text:p>
          </table:table-cell>
          <table:table-cell/>
          <table:table-cell table:formula="of:=AVERAGE([.A58:.A67])" office:value-type="float" office:value="0.0138392450507569" calcext:value-type="float">
            <text:p>0.0138392451</text:p>
          </table:table-cell>
          <table:table-cell table:formula="of:=AVERAGE([.B58:.B67])" office:value-type="float" office:value="0.00197473352970756" calcext:value-type="float">
            <text:p>0.0019747335</text:p>
          </table:table-cell>
          <table:table-cell/>
          <table:table-cell office:value-type="float" office:value="0.0129262691794095" calcext:value-type="float">
            <text:p>0.0129262692</text:p>
          </table:table-cell>
          <table:table-cell office:value-type="float" office:value="0.00315342667190844" calcext:value-type="float">
            <text:p>0.0031534267</text:p>
          </table:table-cell>
          <table:table-cell/>
          <table:table-cell table:formula="of:=AVERAGE([.K58:.K67])" office:value-type="float" office:value="0.0136078577053757" calcext:value-type="float">
            <text:p>0.0136078577</text:p>
          </table:table-cell>
          <table:table-cell table:formula="of:=AVERAGE([.L58:.L67])" office:value-type="float" office:value="0.00343002308910465" calcext:value-type="float">
            <text:p>0.0034300231</text:p>
          </table:table-cell>
        </table:table-row>
        <table:table-row table:style-name="ro1">
          <table:table-cell office:value-type="float" office:value="0.014475809110133" calcext:value-type="float">
            <text:p>0.0144758091</text:p>
          </table:table-cell>
          <table:table-cell office:value-type="float" office:value="0.00173690314126302" calcext:value-type="float">
            <text:p>0.0017369031</text:p>
          </table:table-cell>
          <table:table-cell office:value-type="float" office:value="0.159310095622603" calcext:value-type="float">
            <text:p>0.1593100956</text:p>
          </table:table-cell>
          <table:table-cell office:value-type="float" office:value="0.0292096859309822" calcext:value-type="float">
            <text:p>0.0292096859</text:p>
          </table:table-cell>
          <table:table-cell office:value-type="float" office:value="0.0019855449674651" calcext:value-type="float">
            <text:p>0.001985545</text:p>
          </table:table-cell>
          <table:table-cell office:value-type="float" office:value="0.172600945457816" calcext:value-type="float">
            <text:p>0.1726009455</text:p>
          </table:table-cell>
          <table:table-cell/>
          <table:table-cell table:formula="of:=AVERAGE([.A59:.A68])" office:value-type="float" office:value="0.0137817542008755" calcext:value-type="float">
            <text:p>0.0137817542</text:p>
          </table:table-cell>
          <table:table-cell table:formula="of:=AVERAGE([.B59:.B68])" office:value-type="float" office:value="0.0019971754603812" calcext:value-type="float">
            <text:p>0.0019971755</text:p>
          </table:table-cell>
          <table:table-cell/>
          <table:table-cell office:value-type="float" office:value="0.0120717542042913" calcext:value-type="float">
            <text:p>0.0120717542</text:p>
          </table:table-cell>
          <table:table-cell office:value-type="float" office:value="0.00242775939722176" calcext:value-type="float">
            <text:p>0.0024277594</text:p>
          </table:table-cell>
          <table:table-cell/>
          <table:table-cell table:formula="of:=AVERAGE([.K59:.K68])" office:value-type="float" office:value="0.0135952309279136" calcext:value-type="float">
            <text:p>0.0135952309</text:p>
          </table:table-cell>
          <table:table-cell table:formula="of:=AVERAGE([.L59:.L68])" office:value-type="float" office:value="0.00336958454603801" calcext:value-type="float">
            <text:p>0.0033695845</text:p>
          </table:table-cell>
        </table:table-row>
        <table:table-row table:style-name="ro1">
          <table:table-cell office:value-type="float" office:value="0.00780315137230349" calcext:value-type="float">
            <text:p>0.0078031514</text:p>
          </table:table-cell>
          <table:table-cell office:value-type="float" office:value="0.00243194159981474" calcext:value-type="float">
            <text:p>0.0024319416</text:p>
          </table:table-cell>
          <table:table-cell office:value-type="float" office:value="-0.158141478931319" calcext:value-type="float">
            <text:p>-0.1581414789</text:p>
          </table:table-cell>
          <table:table-cell office:value-type="float" office:value="0.00863374760374427" calcext:value-type="float">
            <text:p>0.0086337476</text:p>
          </table:table-cell>
          <table:table-cell office:value-type="float" office:value="0.00372533377958462" calcext:value-type="float">
            <text:p>0.0037253338</text:p>
          </table:table-cell>
          <table:table-cell office:value-type="float" office:value="0.00775776323862374" calcext:value-type="float">
            <text:p>0.0077577632</text:p>
          </table:table-cell>
          <table:table-cell/>
          <table:table-cell table:formula="of:=AVERAGE([.A60:.A69])" office:value-type="float" office:value="0.0127881921258551" calcext:value-type="float">
            <text:p>0.0127881921</text:p>
          </table:table-cell>
          <table:table-cell table:formula="of:=AVERAGE([.B60:.B69])" office:value-type="float" office:value="0.0019806327608545" calcext:value-type="float">
            <text:p>0.0019806328</text:p>
          </table:table-cell>
          <table:table-cell/>
          <table:table-cell office:value-type="float" office:value="0.0156507648794194" calcext:value-type="float">
            <text:p>0.0156507649</text:p>
          </table:table-cell>
          <table:table-cell office:value-type="float" office:value="0.00471583221369129" calcext:value-type="float">
            <text:p>0.0047158322</text:p>
          </table:table-cell>
          <table:table-cell/>
          <table:table-cell table:formula="of:=AVERAGE([.K60:.K69])" office:value-type="float" office:value="0.0140025004541539" calcext:value-type="float">
            <text:p>0.0140025005</text:p>
          </table:table-cell>
          <table:table-cell table:formula="of:=AVERAGE([.L60:.L69])" office:value-type="float" office:value="0.00348771306313814" calcext:value-type="float">
            <text:p>0.0034877131</text:p>
          </table:table-cell>
        </table:table-row>
        <table:table-row table:style-name="ro1">
          <table:table-cell office:value-type="float" office:value="0.0142965891035142" calcext:value-type="float">
            <text:p>0.0142965891</text:p>
          </table:table-cell>
          <table:table-cell office:value-type="float" office:value="0.00157724909941833" calcext:value-type="float">
            <text:p>0.0015772491</text:p>
          </table:table-cell>
          <table:table-cell office:value-type="float" office:value="0.269406420260975" calcext:value-type="float">
            <text:p>0.2694064203</text:p>
          </table:table-cell>
          <table:table-cell office:value-type="float" office:value="0.0294643898494542" calcext:value-type="float">
            <text:p>0.0294643898</text:p>
          </table:table-cell>
          <table:table-cell office:value-type="float" office:value="0.00173022261587903" calcext:value-type="float">
            <text:p>0.0017302226</text:p>
          </table:table-cell>
          <table:table-cell office:value-type="float" office:value="0.182709439843893" calcext:value-type="float">
            <text:p>0.1827094398</text:p>
          </table:table-cell>
          <table:table-cell/>
          <table:table-cell table:formula="of:=AVERAGE([.A61:.A70])" office:value-type="float" office:value="0.0123486258220883" calcext:value-type="float">
            <text:p>0.0123486258</text:p>
          </table:table-cell>
          <table:table-cell table:formula="of:=AVERAGE([.B61:.B70])" office:value-type="float" office:value="0.00196692860248193" calcext:value-type="float">
            <text:p>0.0019669286</text:p>
          </table:table-cell>
          <table:table-cell/>
          <table:table-cell office:value-type="float" office:value="0.0153557587351682" calcext:value-type="float">
            <text:p>0.0153557587</text:p>
          </table:table-cell>
          <table:table-cell office:value-type="float" office:value="0.00332763658091183" calcext:value-type="float">
            <text:p>0.0033276366</text:p>
          </table:table-cell>
          <table:table-cell/>
          <table:table-cell table:formula="of:=AVERAGE([.K61:.K70])" office:value-type="float" office:value="0.0141156846643175" calcext:value-type="float">
            <text:p>0.0141156847</text:p>
          </table:table-cell>
          <table:table-cell table:formula="of:=AVERAGE([.L61:.L70])" office:value-type="float" office:value="0.0035202228438987" calcext:value-type="float">
            <text:p>0.0035202228</text:p>
          </table:table-cell>
        </table:table-row>
        <table:table-row table:style-name="ro1">
          <table:table-cell office:value-type="float" office:value="0.00726688981768723" calcext:value-type="float">
            <text:p>0.0072668898</text:p>
          </table:table-cell>
          <table:table-cell office:value-type="float" office:value="0.00247937831023628" calcext:value-type="float">
            <text:p>0.0024793783</text:p>
          </table:table-cell>
          <table:table-cell office:value-type="float" office:value="0.22035269342978" calcext:value-type="float">
            <text:p>0.2203526934</text:p>
          </table:table-cell>
          <table:table-cell office:value-type="float" office:value="0.0100251566618681" calcext:value-type="float">
            <text:p>0.0100251567</text:p>
          </table:table-cell>
          <table:table-cell office:value-type="float" office:value="0.00375684375176206" calcext:value-type="float">
            <text:p>0.0037568438</text:p>
          </table:table-cell>
          <table:table-cell office:value-type="float" office:value="0.0115863409009762" calcext:value-type="float">
            <text:p>0.0115863409</text:p>
          </table:table-cell>
          <table:table-cell/>
          <table:table-cell table:formula="of:=AVERAGE([.A62:.A71])" office:value-type="float" office:value="0.0113922196350828" calcext:value-type="float">
            <text:p>0.0113922196</text:p>
          </table:table-cell>
          <table:table-cell table:formula="of:=AVERAGE([.B62:.B71])" office:value-type="float" office:value="0.00202298451543827" calcext:value-type="float">
            <text:p>0.0020229845</text:p>
          </table:table-cell>
          <table:table-cell/>
          <table:table-cell office:value-type="float" office:value="0.0140690797663357" calcext:value-type="float">
            <text:p>0.0140690798</text:p>
          </table:table-cell>
          <table:table-cell office:value-type="float" office:value="0.00299315456292838" calcext:value-type="float">
            <text:p>0.0029931546</text:p>
          </table:table-cell>
          <table:table-cell/>
          <table:table-cell table:formula="of:=AVERAGE([.K62:.K71])" office:value-type="float" office:value="0.0136521728262858" calcext:value-type="float">
            <text:p>0.0136521728</text:p>
          </table:table-cell>
          <table:table-cell table:formula="of:=AVERAGE([.L62:.L71])" office:value-type="float" office:value="0.00356224253801566" calcext:value-type="float">
            <text:p>0.0035622425</text:p>
          </table:table-cell>
        </table:table-row>
        <table:table-row table:style-name="ro1">
          <table:table-cell office:value-type="float" office:value="0.0165055424672381" calcext:value-type="float">
            <text:p>0.0165055425</text:p>
          </table:table-cell>
          <table:table-cell office:value-type="float" office:value="0.001755167400064" calcext:value-type="float">
            <text:p>0.0017551674</text:p>
          </table:table-cell>
          <table:table-cell office:value-type="float" office:value="-0.123155974200784" calcext:value-type="float">
            <text:p>-0.1231559742</text:p>
          </table:table-cell>
          <table:table-cell office:value-type="float" office:value="0.0312098341993988" calcext:value-type="float">
            <text:p>0.0312098342</text:p>
          </table:table-cell>
          <table:table-cell office:value-type="float" office:value="0.0021184004668612" calcext:value-type="float">
            <text:p>0.0021184005</text:p>
          </table:table-cell>
          <table:table-cell office:value-type="float" office:value="0.173292279988527" calcext:value-type="float">
            <text:p>0.17329228</text:p>
          </table:table-cell>
          <table:table-cell/>
          <table:table-cell table:formula="of:=AVERAGE([.A63:.A72])" office:value-type="float" office:value="0.0124025129039424" calcext:value-type="float">
            <text:p>0.0124025129</text:p>
          </table:table-cell>
          <table:table-cell table:formula="of:=AVERAGE([.B63:.B72])" office:value-type="float" office:value="0.00198892081141925" calcext:value-type="float">
            <text:p>0.0019889208</text:p>
          </table:table-cell>
          <table:table-cell/>
          <table:table-cell office:value-type="float" office:value="0.0110639079034087" calcext:value-type="float">
            <text:p>0.0110639079</text:p>
          </table:table-cell>
          <table:table-cell office:value-type="float" office:value="0.00282317426009006" calcext:value-type="float">
            <text:p>0.0028231743</text:p>
          </table:table-cell>
          <table:table-cell/>
          <table:table-cell table:formula="of:=AVERAGE([.K63:.K72])" office:value-type="float" office:value="0.0136199495256219" calcext:value-type="float">
            <text:p>0.0136199495</text:p>
          </table:table-cell>
          <table:table-cell table:formula="of:=AVERAGE([.L63:.L72])" office:value-type="float" office:value="0.00346464984774699" calcext:value-type="float">
            <text:p>0.0034646498</text:p>
          </table:table-cell>
        </table:table-row>
        <table:table-row table:style-name="ro1">
          <table:table-cell office:value-type="float" office:value="0.0148680368596223" calcext:value-type="float">
            <text:p>0.0148680369</text:p>
          </table:table-cell>
          <table:table-cell office:value-type="float" office:value="0.0020957891107392" calcext:value-type="float">
            <text:p>0.0020957891</text:p>
          </table:table-cell>
          <table:table-cell office:value-type="float" office:value="-0.294204036382308" calcext:value-type="float">
            <text:p>-0.2942040364</text:p>
          </table:table-cell>
          <table:table-cell office:value-type="float" office:value="0.012038370128721" calcext:value-type="float">
            <text:p>0.0120383701</text:p>
          </table:table-cell>
          <table:table-cell office:value-type="float" office:value="0.00307332995580509" calcext:value-type="float">
            <text:p>0.00307333</text:p>
          </table:table-cell>
          <table:table-cell office:value-type="float" office:value="0.0644067105022259" calcext:value-type="float">
            <text:p>0.0644067105</text:p>
          </table:table-cell>
          <table:table-cell/>
          <table:table-cell table:formula="of:=AVERAGE([.A64:.A73])" office:value-type="float" office:value="0.0121775831256079" calcext:value-type="float">
            <text:p>0.0121775831</text:p>
          </table:table-cell>
          <table:table-cell table:formula="of:=AVERAGE([.B64:.B73])" office:value-type="float" office:value="0.0019552943373905" calcext:value-type="float">
            <text:p>0.0019552943</text:p>
          </table:table-cell>
          <table:table-cell/>
          <table:table-cell office:value-type="float" office:value="0.00961272531608466" calcext:value-type="float">
            <text:p>0.0096127253</text:p>
          </table:table-cell>
          <table:table-cell office:value-type="float" office:value="0.00408594354470414" calcext:value-type="float">
            <text:p>0.0040859435</text:p>
          </table:table-cell>
          <table:table-cell/>
          <table:table-cell table:formula="of:=AVERAGE([.K64:.K73])" office:value-type="float" office:value="0.013019408285458" calcext:value-type="float">
            <text:p>0.0130194083</text:p>
          </table:table-cell>
          <table:table-cell table:formula="of:=AVERAGE([.L64:.L73])" office:value-type="float" office:value="0.00362222274489471" calcext:value-type="float">
            <text:p>0.0036222227</text:p>
          </table:table-cell>
        </table:table-row>
        <table:table-row table:style-name="ro1">
          <table:table-cell office:value-type="float" office:value="0.0195608022812302" calcext:value-type="float">
            <text:p>0.0195608023</text:p>
          </table:table-cell>
          <table:table-cell office:value-type="float" office:value="0.00170746686866418" calcext:value-type="float">
            <text:p>0.0017074669</text:p>
          </table:table-cell>
          <table:table-cell office:value-type="float" office:value="-0.136799420810017" calcext:value-type="float">
            <text:p>-0.1367994208</text:p>
          </table:table-cell>
          <table:table-cell office:value-type="float" office:value="0.0330183560028672" calcext:value-type="float">
            <text:p>0.033018356</text:p>
          </table:table-cell>
          <table:table-cell office:value-type="float" office:value="0.00217296850751154" calcext:value-type="float">
            <text:p>0.0021729685</text:p>
          </table:table-cell>
          <table:table-cell office:value-type="float" office:value="0.165707785449922" calcext:value-type="float">
            <text:p>0.1657077854</text:p>
          </table:table-cell>
          <table:table-cell/>
          <table:table-cell table:formula="of:=AVERAGE([.A65:.A74])" office:value-type="float" office:value="0.0128781326067218" calcext:value-type="float">
            <text:p>0.0128781326</text:p>
          </table:table-cell>
          <table:table-cell table:formula="of:=AVERAGE([.B65:.B74])" office:value-type="float" office:value="0.00197300006194551" calcext:value-type="float">
            <text:p>0.0019730001</text:p>
          </table:table-cell>
          <table:table-cell/>
          <table:table-cell office:value-type="float" office:value="0.015260054686153" calcext:value-type="float">
            <text:p>0.0152600547</text:p>
          </table:table-cell>
          <table:table-cell office:value-type="float" office:value="0.00338078771416207" calcext:value-type="float">
            <text:p>0.0033807877</text:p>
          </table:table-cell>
          <table:table-cell/>
          <table:table-cell table:formula="of:=AVERAGE([.K65:.K74])" office:value-type="float" office:value="0.0132273127559813" calcext:value-type="float">
            <text:p>0.0132273128</text:p>
          </table:table-cell>
          <table:table-cell table:formula="of:=AVERAGE([.L65:.L74])" office:value-type="float" office:value="0.00351832270620434" calcext:value-type="float">
            <text:p>0.0035183227</text:p>
          </table:table-cell>
        </table:table-row>
        <table:table-row table:style-name="ro1">
          <table:table-cell office:value-type="float" office:value="0.0143437779072971" calcext:value-type="float">
            <text:p>0.0143437779</text:p>
          </table:table-cell>
          <table:table-cell office:value-type="float" office:value="0.00159611084657998" calcext:value-type="float">
            <text:p>0.0015961108</text:p>
          </table:table-cell>
          <table:table-cell office:value-type="float" office:value="0.243225831076849" calcext:value-type="float">
            <text:p>0.2432258311</text:p>
          </table:table-cell>
          <table:table-cell office:value-type="float" office:value="0.0102018331643194" calcext:value-type="float">
            <text:p>0.0102018332</text:p>
          </table:table-cell>
          <table:table-cell office:value-type="float" office:value="0.00237514813779853" calcext:value-type="float">
            <text:p>0.0023751481</text:p>
          </table:table-cell>
          <table:table-cell office:value-type="float" office:value="0.0821593805681914" calcext:value-type="float">
            <text:p>0.0821593806</text:p>
          </table:table-cell>
          <table:table-cell/>
          <table:table-cell table:formula="of:=AVERAGE([.A66:.A75])" office:value-type="float" office:value="0.0129756323810026" calcext:value-type="float">
            <text:p>0.0129756324</text:p>
          </table:table-cell>
          <table:table-cell table:formula="of:=AVERAGE([.B66:.B75])" office:value-type="float" office:value="0.00196262775857671" calcext:value-type="float">
            <text:p>0.0019626278</text:p>
          </table:table-cell>
          <table:table-cell/>
          <table:table-cell office:value-type="float" office:value="0.0156006710711064" calcext:value-type="float">
            <text:p>0.0156006711</text:p>
          </table:table-cell>
          <table:table-cell office:value-type="float" office:value="0.00286204806464346" calcext:value-type="float">
            <text:p>0.0028620481</text:p>
          </table:table-cell>
          <table:table-cell/>
          <table:table-cell table:formula="of:=AVERAGE([.K66:.K75])" office:value-type="float" office:value="0.013443188979757" calcext:value-type="float">
            <text:p>0.013443189</text:p>
          </table:table-cell>
          <table:table-cell table:formula="of:=AVERAGE([.L66:.L75])" office:value-type="float" office:value="0.0034786811469683" calcext:value-type="float">
            <text:p>0.0034786811</text:p>
          </table:table-cell>
        </table:table-row>
        <table:table-row table:style-name="ro1">
          <table:table-cell office:value-type="float" office:value="0.0132722539335583" calcext:value-type="float">
            <text:p>0.0132722539</text:p>
          </table:table-cell>
          <table:table-cell office:value-type="float" office:value="0.00143248356374548" calcext:value-type="float">
            <text:p>0.0014324836</text:p>
          </table:table-cell>
          <table:table-cell office:value-type="float" office:value="0.106999988749789" calcext:value-type="float">
            <text:p>0.1069999887</text:p>
          </table:table-cell>
          <table:table-cell office:value-type="float" office:value="0.0241862871218473" calcext:value-type="float">
            <text:p>0.0241862871</text:p>
          </table:table-cell>
          <table:table-cell office:value-type="float" office:value="0.00195750762941316" calcext:value-type="float">
            <text:p>0.0019575076</text:p>
          </table:table-cell>
          <table:table-cell office:value-type="float" office:value="0.163439188525081" calcext:value-type="float">
            <text:p>0.1634391885</text:p>
          </table:table-cell>
          <table:table-cell/>
          <table:table-cell table:formula="of:=AVERAGE([.A67:.A76])" office:value-type="float" office:value="0.0129794003599702" calcext:value-type="float">
            <text:p>0.0129794004</text:p>
          </table:table-cell>
          <table:table-cell table:formula="of:=AVERAGE([.B67:.B76])" office:value-type="float" office:value="0.00191580924167786" calcext:value-type="float">
            <text:p>0.0019158092</text:p>
          </table:table-cell>
          <table:table-cell/>
          <table:table-cell office:value-type="float" office:value="0.0152558771452219" calcext:value-type="float">
            <text:p>0.0152558771</text:p>
          </table:table-cell>
          <table:table-cell office:value-type="float" office:value="0.00499972475261823" calcext:value-type="float">
            <text:p>0.0049997248</text:p>
          </table:table-cell>
          <table:table-cell/>
          <table:table-cell table:formula="of:=AVERAGE([.K67:.K76])" office:value-type="float" office:value="0.0136866862886599" calcext:value-type="float">
            <text:p>0.0136866863</text:p>
          </table:table-cell>
          <table:table-cell table:formula="of:=AVERAGE([.L67:.L76])" office:value-type="float" office:value="0.00347694877628797" calcext:value-type="float">
            <text:p>0.0034769488</text:p>
          </table:table-cell>
        </table:table-row>
        <table:table-row table:style-name="ro1">
          <table:table-cell office:value-type="float" office:value="0.0208839633708222" calcext:value-type="float">
            <text:p>0.0208839634</text:p>
          </table:table-cell>
          <table:table-cell office:value-type="float" office:value="0.00229967733392231" calcext:value-type="float">
            <text:p>0.0022996773</text:p>
          </table:table-cell>
          <table:table-cell office:value-type="float" office:value="-0.133523286887581" calcext:value-type="float">
            <text:p>-0.1335232869</text:p>
          </table:table-cell>
          <table:table-cell office:value-type="float" office:value="0.0406452520750463" calcext:value-type="float">
            <text:p>0.0406452521</text:p>
          </table:table-cell>
          <table:table-cell office:value-type="float" office:value="0.00170254769618623" calcext:value-type="float">
            <text:p>0.0017025477</text:p>
          </table:table-cell>
          <table:table-cell office:value-type="float" office:value="0.197415026277304" calcext:value-type="float">
            <text:p>0.1974150263</text:p>
          </table:table-cell>
          <table:table-cell/>
          <table:table-cell table:formula="of:=AVERAGE([.A68:.A77])" office:value-type="float" office:value="0.0143276816223406" calcext:value-type="float">
            <text:p>0.0143276816</text:p>
          </table:table-cell>
          <table:table-cell table:formula="of:=AVERAGE([.B68:.B77])" office:value-type="float" office:value="0.00191121672744475" calcext:value-type="float">
            <text:p>0.0019112167</text:p>
          </table:table-cell>
          <table:table-cell/>
          <table:table-cell office:value-type="float" office:value="0.0109131668051603" calcext:value-type="float">
            <text:p>0.0109131668</text:p>
          </table:table-cell>
          <table:table-cell office:value-type="float" office:value="0.00377813989601807" calcext:value-type="float">
            <text:p>0.0037781399</text:p>
          </table:table-cell>
          <table:table-cell/>
          <table:table-cell table:formula="of:=AVERAGE([.K68:.K77])" office:value-type="float" office:value="0.013485376051235" calcext:value-type="float">
            <text:p>0.0134853761</text:p>
          </table:table-cell>
          <table:table-cell table:formula="of:=AVERAGE([.L68:.L77])" office:value-type="float" office:value="0.00353942009869893" calcext:value-type="float">
            <text:p>0.0035394201</text:p>
          </table:table-cell>
        </table:table-row>
        <table:table-row table:style-name="ro1">
          <table:table-cell office:value-type="float" office:value="0.00659562843749834" calcext:value-type="float">
            <text:p>0.0065956284</text:p>
          </table:table-cell>
          <table:table-cell office:value-type="float" office:value="0.00195268173894616" calcext:value-type="float">
            <text:p>0.0019526817</text:p>
          </table:table-cell>
          <table:table-cell office:value-type="float" office:value="-0.376446665552519" calcext:value-type="float">
            <text:p>-0.3764466656</text:p>
          </table:table-cell>
          <table:table-cell office:value-type="float" office:value="0.0141951958183199" calcext:value-type="float">
            <text:p>0.0141951958</text:p>
          </table:table-cell>
          <table:table-cell office:value-type="float" office:value="0.00502647629473358" calcext:value-type="float">
            <text:p>0.0050264763</text:p>
          </table:table-cell>
          <table:table-cell office:value-type="float" office:value="0.0502616602927446" calcext:value-type="float">
            <text:p>0.0502616603</text:p>
          </table:table-cell>
          <table:table-cell/>
          <table:table-cell table:formula="of:=AVERAGE([.A69:.A78])" office:value-type="float" office:value="0.0135396635550771" calcext:value-type="float">
            <text:p>0.0135396636</text:p>
          </table:table-cell>
          <table:table-cell table:formula="of:=AVERAGE([.B69:.B78])" office:value-type="float" office:value="0.00193279458721307" calcext:value-type="float">
            <text:p>0.0019327946</text:p>
          </table:table-cell>
          <table:table-cell/>
          <table:table-cell office:value-type="float" office:value="0.0158738977115734" calcext:value-type="float">
            <text:p>0.0158738977</text:p>
          </table:table-cell>
          <table:table-cell office:value-type="float" office:value="0.00375651707678795" calcext:value-type="float">
            <text:p>0.0037565171</text:p>
          </table:table-cell>
          <table:table-cell/>
          <table:table-cell table:formula="of:=AVERAGE([.K69:.K78])" office:value-type="float" office:value="0.0138655904019632" calcext:value-type="float">
            <text:p>0.0138655904</text:p>
          </table:table-cell>
          <table:table-cell table:formula="of:=AVERAGE([.L69:.L78])" office:value-type="float" office:value="0.00367229586665555" calcext:value-type="float">
            <text:p>0.0036722959</text:p>
          </table:table-cell>
        </table:table-row>
        <table:table-row table:style-name="ro1">
          <table:table-cell office:value-type="float" office:value="0.0223494184523253" calcext:value-type="float">
            <text:p>0.0223494185</text:p>
          </table:table-cell>
          <table:table-cell office:value-type="float" office:value="0.000881431062057752" calcext:value-type="float">
            <text:p>0.0008814311</text:p>
          </table:table-cell>
          <table:table-cell office:value-type="float" office:value="0.0404119197959276" calcext:value-type="float">
            <text:p>0.0404119198</text:p>
          </table:table-cell>
          <table:table-cell office:value-type="float" office:value="0.0196242709644139" calcext:value-type="float">
            <text:p>0.019624271</text:p>
          </table:table-cell>
          <table:table-cell office:value-type="float" office:value="0.00190145299420692" calcext:value-type="float">
            <text:p>0.001901453</text:p>
          </table:table-cell>
          <table:table-cell office:value-type="float" office:value="0.171378744021058" calcext:value-type="float">
            <text:p>0.171378744</text:p>
          </table:table-cell>
          <table:table-cell/>
          <table:table-cell table:formula="of:=AVERAGE([.A70:.A79])" office:value-type="float" office:value="0.0149942902630793" calcext:value-type="float">
            <text:p>0.0149942903</text:p>
          </table:table-cell>
          <table:table-cell table:formula="of:=AVERAGE([.B70:.B79])" office:value-type="float" office:value="0.00177774353343737" calcext:value-type="float">
            <text:p>0.0017777435</text:p>
          </table:table-cell>
          <table:table-cell/>
          <table:table-cell office:value-type="float" office:value="0.0131793799078411" calcext:value-type="float">
            <text:p>0.0131793799</text:p>
          </table:table-cell>
          <table:table-cell office:value-type="float" office:value="0.00341779341213784" calcext:value-type="float">
            <text:p>0.0034177934</text:p>
          </table:table-cell>
          <table:table-cell/>
          <table:table-cell table:formula="of:=AVERAGE([.K70:.K79])" office:value-type="float" office:value="0.0136184519048053" calcext:value-type="float">
            <text:p>0.0136184519</text:p>
          </table:table-cell>
          <table:table-cell table:formula="of:=AVERAGE([.L70:.L79])" office:value-type="float" office:value="0.0035424919865002" calcext:value-type="float">
            <text:p>0.003542492</text:p>
          </table:table-cell>
        </table:table-row>
        <table:table-row table:style-name="ro1">
          <table:table-cell office:value-type="float" office:value="0.0199093361901061" calcext:value-type="float">
            <text:p>0.0199093362</text:p>
          </table:table-cell>
          <table:table-cell office:value-type="float" office:value="0.00166043735682356" calcext:value-type="float">
            <text:p>0.0016604374</text:p>
          </table:table-cell>
          <table:table-cell office:value-type="float" office:value="-0.122343260166338" calcext:value-type="float">
            <text:p>-0.1223432602</text:p>
          </table:table-cell>
          <table:table-cell office:value-type="float" office:value="0.0284249795600772" calcext:value-type="float">
            <text:p>0.0284249796</text:p>
          </table:table-cell>
          <table:table-cell office:value-type="float" office:value="0.00188663200242445" calcext:value-type="float">
            <text:p>0.001886632</text:p>
          </table:table-cell>
          <table:table-cell office:value-type="float" office:value="0.195300977304578" calcext:value-type="float">
            <text:p>0.1953009773</text:p>
          </table:table-cell>
          <table:table-cell/>
          <table:table-cell table:formula="of:=AVERAGE([.A71:.A80])" office:value-type="float" office:value="0.0155555649717385" calcext:value-type="float">
            <text:p>0.015555565</text:p>
          </table:table-cell>
          <table:table-cell table:formula="of:=AVERAGE([.B71:.B80])" office:value-type="float" office:value="0.00178606235917789" calcext:value-type="float">
            <text:p>0.0017860624</text:p>
          </table:table-cell>
          <table:table-cell/>
          <table:table-cell office:value-type="float" office:value="0.0167274350213034" calcext:value-type="float">
            <text:p>0.016727435</text:p>
          </table:table-cell>
          <table:table-cell office:value-type="float" office:value="0.00414091332904268" calcext:value-type="float">
            <text:p>0.0041409133</text:p>
          </table:table-cell>
          <table:table-cell/>
          <table:table-cell table:formula="of:=AVERAGE([.K71:.K80])" office:value-type="float" office:value="0.0137556195334188" calcext:value-type="float">
            <text:p>0.0137556195</text:p>
          </table:table-cell>
          <table:table-cell table:formula="of:=AVERAGE([.L71:.L80])" office:value-type="float" office:value="0.00362381966131329" calcext:value-type="float">
            <text:p>0.0036238197</text:p>
          </table:table-cell>
        </table:table-row>
        <table:table-row table:style-name="ro1">
          <table:table-cell office:value-type="float" office:value="0.0119338472011246" calcext:value-type="float">
            <text:p>0.0119338472</text:p>
          </table:table-cell>
          <table:table-cell office:value-type="float" office:value="0.00107467738958135" calcext:value-type="float">
            <text:p>0.0010746774</text:p>
          </table:table-cell>
          <table:table-cell office:value-type="float" office:value="0.183114451050448" calcext:value-type="float">
            <text:p>0.1831144511</text:p>
          </table:table-cell>
          <table:table-cell office:value-type="float" office:value="0.0299646433442831" calcext:value-type="float">
            <text:p>0.0299646433</text:p>
          </table:table-cell>
          <table:table-cell office:value-type="float" office:value="0.00180052957148291" calcext:value-type="float">
            <text:p>0.0018005296</text:p>
          </table:table-cell>
          <table:table-cell office:value-type="float" office:value="0.199205970391631" calcext:value-type="float">
            <text:p>0.1992059704</text:p>
          </table:table-cell>
          <table:table-cell/>
          <table:table-cell table:formula="of:=AVERAGE([.A72:.A81])" office:value-type="float" office:value="0.0160222607100822" calcext:value-type="float">
            <text:p>0.0160222607</text:p>
          </table:table-cell>
          <table:table-cell table:formula="of:=AVERAGE([.B72:.B81])" office:value-type="float" office:value="0.0016455922671124" calcext:value-type="float">
            <text:p>0.0016455923</text:p>
          </table:table-cell>
          <table:table-cell/>
          <table:table-cell office:value-type="float" office:value="0.016020809824036" calcext:value-type="float">
            <text:p>0.0160208098</text:p>
          </table:table-cell>
          <table:table-cell office:value-type="float" office:value="0.00317872600779036" calcext:value-type="float">
            <text:p>0.003178726</text:p>
          </table:table-cell>
          <table:table-cell/>
          <table:table-cell table:formula="of:=AVERAGE([.K72:.K81])" office:value-type="float" office:value="0.0139507925391889" calcext:value-type="float">
            <text:p>0.0139507925</text:p>
          </table:table-cell>
          <table:table-cell table:formula="of:=AVERAGE([.L72:.L81])" office:value-type="float" office:value="0.00364237680579949" calcext:value-type="float">
            <text:p>0.0036423768</text:p>
          </table:table-cell>
        </table:table-row>
        <table:table-row table:style-name="ro1">
          <table:table-cell office:value-type="float" office:value="0.00838963021236299" calcext:value-type="float">
            <text:p>0.0083896302</text:p>
          </table:table-cell>
          <table:table-cell office:value-type="float" office:value="0.00102499798201878" calcext:value-type="float">
            <text:p>0.001024998</text:p>
          </table:table-cell>
          <table:table-cell office:value-type="float" office:value="0.297577308988552" calcext:value-type="float">
            <text:p>0.297577309</text:p>
          </table:table-cell>
          <table:table-cell office:value-type="float" office:value="0.0122801051009446" calcext:value-type="float">
            <text:p>0.0122801051</text:p>
          </table:table-cell>
          <table:table-cell office:value-type="float" office:value="0.0023010105069261" calcext:value-type="float">
            <text:p>0.0023010105</text:p>
          </table:table-cell>
          <table:table-cell office:value-type="float" office:value="0.11392161604017" calcext:value-type="float">
            <text:p>0.113921616</text:p>
          </table:table-cell>
          <table:table-cell/>
          <table:table-cell table:formula="of:=AVERAGE([.A73:.A82])" office:value-type="float" office:value="0.0152106694845947" calcext:value-type="float">
            <text:p>0.0152106695</text:p>
          </table:table-cell>
          <table:table-cell table:formula="of:=AVERAGE([.B73:.B82])" office:value-type="float" office:value="0.00157257532530788" calcext:value-type="float">
            <text:p>0.0015725753</text:p>
          </table:table-cell>
          <table:table-cell/>
          <table:table-cell office:value-type="float" office:value="0.0154705298718218" calcext:value-type="float">
            <text:p>0.0154705299</text:p>
          </table:table-cell>
          <table:table-cell office:value-type="float" office:value="0.00329318443746173" calcext:value-type="float">
            <text:p>0.0032931844</text:p>
          </table:table-cell>
          <table:table-cell/>
          <table:table-cell table:formula="of:=AVERAGE([.K73:.K82])" office:value-type="float" office:value="0.0143914547360302" calcext:value-type="float">
            <text:p>0.0143914547</text:p>
          </table:table-cell>
          <table:table-cell table:formula="of:=AVERAGE([.L73:.L82])" office:value-type="float" office:value="0.00368937782353665" calcext:value-type="float">
            <text:p>0.0036893778</text:p>
          </table:table-cell>
        </table:table-row>
        <table:table-row table:style-name="ro1">
          <table:table-cell office:value-type="float" office:value="0.0130425113890544" calcext:value-type="float">
            <text:p>0.0130425114</text:p>
          </table:table-cell>
          <table:table-cell office:value-type="float" office:value="0.00249639021931675" calcext:value-type="float">
            <text:p>0.0024963902</text:p>
          </table:table-cell>
          <table:table-cell office:value-type="float" office:value="0.218897753394336" calcext:value-type="float">
            <text:p>0.2188977534</text:p>
          </table:table-cell>
          <table:table-cell office:value-type="float" office:value="0.0214928907807916" calcext:value-type="float">
            <text:p>0.0214928908</text:p>
          </table:table-cell>
          <table:table-cell office:value-type="float" office:value="0.00211442923755385" calcext:value-type="float">
            <text:p>0.0021144292</text:p>
          </table:table-cell>
          <table:table-cell office:value-type="float" office:value="0.162939887028187" calcext:value-type="float">
            <text:p>0.162939887</text:p>
          </table:table-cell>
          <table:table-cell/>
          <table:table-cell table:formula="of:=AVERAGE([.A74:.A83])" office:value-type="float" office:value="0.015028116937538" calcext:value-type="float">
            <text:p>0.0150281169</text:p>
          </table:table-cell>
          <table:table-cell table:formula="of:=AVERAGE([.B74:.B83])" office:value-type="float" office:value="0.00161263543616563" calcext:value-type="float">
            <text:p>0.0016126354</text:p>
          </table:table-cell>
          <table:table-cell/>
          <table:table-cell office:value-type="float" office:value="0.0140916461645967" calcext:value-type="float">
            <text:p>0.0140916462</text:p>
          </table:table-cell>
          <table:table-cell office:value-type="float" office:value="0.00270796878354013" calcext:value-type="float">
            <text:p>0.0027079688</text:p>
          </table:table-cell>
          <table:table-cell/>
          <table:table-cell table:formula="of:=AVERAGE([.K74:.K83])" office:value-type="float" office:value="0.0148393468208814" calcext:value-type="float">
            <text:p>0.0148393468</text:p>
          </table:table-cell>
          <table:table-cell table:formula="of:=AVERAGE([.L74:.L83])" office:value-type="float" office:value="0.00355158034742025" calcext:value-type="float">
            <text:p>0.0035515803</text:p>
          </table:table-cell>
        </table:table-row>
        <table:table-row table:style-name="ro1">
          <table:table-cell office:value-type="float" office:value="0.0270969115325826" calcext:value-type="float">
            <text:p>0.0270969115</text:p>
          </table:table-cell>
          <table:table-cell office:value-type="float" office:value="0.00165297764105791" calcext:value-type="float">
            <text:p>0.0016529776</text:p>
          </table:table-cell>
          <table:table-cell office:value-type="float" office:value="-0.0752994951452923" calcext:value-type="float">
            <text:p>-0.0752994951</text:p>
          </table:table-cell>
          <table:table-cell office:value-type="float" office:value="0.03685631044209" calcext:value-type="float">
            <text:p>0.0368563104</text:p>
          </table:table-cell>
          <table:table-cell office:value-type="float" office:value="0.00211568226804957" calcext:value-type="float">
            <text:p>0.0021156823</text:p>
          </table:table-cell>
          <table:table-cell office:value-type="float" office:value="0.189141704142094" calcext:value-type="float">
            <text:p>0.1891417041</text:p>
          </table:table-cell>
          <table:table-cell/>
          <table:table-cell table:formula="of:=AVERAGE([.A75:.A84])" office:value-type="float" office:value="0.0157817278626732" calcext:value-type="float">
            <text:p>0.0157817279</text:p>
          </table:table-cell>
          <table:table-cell table:formula="of:=AVERAGE([.B75:.B84])" office:value-type="float" office:value="0.001607186513405" calcext:value-type="float">
            <text:p>0.0016071865</text:p>
          </table:table-cell>
          <table:table-cell/>
          <table:table-cell office:value-type="float" office:value="0.0116727347636582" calcext:value-type="float">
            <text:p>0.0116727348</text:p>
          </table:table-cell>
          <table:table-cell office:value-type="float" office:value="0.00326806945195955" calcext:value-type="float">
            <text:p>0.0032680695</text:p>
          </table:table-cell>
          <table:table-cell/>
          <table:table-cell table:formula="of:=AVERAGE([.K75:.K84])" office:value-type="float" office:value="0.0144806148286319" calcext:value-type="float">
            <text:p>0.0144806148</text:p>
          </table:table-cell>
          <table:table-cell table:formula="of:=AVERAGE([.L75:.L84])" office:value-type="float" office:value="0.0035403085212" calcext:value-type="float">
            <text:p>0.0035403085</text:p>
          </table:table-cell>
        </table:table-row>
        <table:table-row table:style-name="ro1">
          <table:table-cell office:value-type="float" office:value="0.0088157133577768" calcext:value-type="float">
            <text:p>0.0088157134</text:p>
          </table:table-cell>
          <table:table-cell office:value-type="float" office:value="0.0017431069210467" calcext:value-type="float">
            <text:p>0.0017431069</text:p>
          </table:table-cell>
          <table:table-cell office:value-type="float" office:value="0.144183340618384" calcext:value-type="float">
            <text:p>0.1441833406</text:p>
          </table:table-cell>
          <table:table-cell office:value-type="float" office:value="0.0105160734150559" calcext:value-type="float">
            <text:p>0.0105160734</text:p>
          </table:table-cell>
          <table:table-cell office:value-type="float" office:value="0.00376168191432953" calcext:value-type="float">
            <text:p>0.0037616819</text:p>
          </table:table-cell>
          <table:table-cell office:value-type="float" office:value="0.0446342005394399" calcext:value-type="float">
            <text:p>0.0446342005</text:p>
          </table:table-cell>
          <table:table-cell/>
          <table:table-cell table:formula="of:=AVERAGE([.A76:.A85])" office:value-type="float" office:value="0.0152289214077212" calcext:value-type="float">
            <text:p>0.0152289214</text:p>
          </table:table-cell>
          <table:table-cell table:formula="of:=AVERAGE([.B76:.B85])" office:value-type="float" office:value="0.00162188612085168" calcext:value-type="float">
            <text:p>0.0016218861</text:p>
          </table:table-cell>
          <table:table-cell/>
          <table:table-cell office:value-type="float" office:value="0.0147747114017017" calcext:value-type="float">
            <text:p>0.0147747114</text:p>
          </table:table-cell>
          <table:table-cell office:value-type="float" office:value="0.00269966831331341" calcext:value-type="float">
            <text:p>0.0026996683</text:p>
          </table:table-cell>
          <table:table-cell/>
          <table:table-cell table:formula="of:=AVERAGE([.K76:.K85])" office:value-type="float" office:value="0.0143980188616914" calcext:value-type="float">
            <text:p>0.0143980189</text:p>
          </table:table-cell>
          <table:table-cell table:formula="of:=AVERAGE([.L76:.L85])" office:value-type="float" office:value="0.003524070546067" calcext:value-type="float">
            <text:p>0.0035240705</text:p>
          </table:table-cell>
        </table:table-row>
        <table:table-row table:style-name="ro1">
          <table:table-cell office:value-type="float" office:value="0.00977900456073781" calcext:value-type="float">
            <text:p>0.0097790046</text:p>
          </table:table-cell>
          <table:table-cell office:value-type="float" office:value="0.00137729240224562" calcext:value-type="float">
            <text:p>0.0013772924</text:p>
          </table:table-cell>
          <table:table-cell office:value-type="float" office:value="0.134793985058066" calcext:value-type="float">
            <text:p>0.1347939851</text:p>
          </table:table-cell>
          <table:table-cell office:value-type="float" office:value="0.0140148971229792" calcext:value-type="float">
            <text:p>0.0140148971</text:p>
          </table:table-cell>
          <table:table-cell office:value-type="float" office:value="0.00176745401695371" calcext:value-type="float">
            <text:p>0.001767454</text:p>
          </table:table-cell>
          <table:table-cell office:value-type="float" office:value="0.152071426250041" calcext:value-type="float">
            <text:p>0.1520714263</text:p>
          </table:table-cell>
          <table:table-cell/>
          <table:table-cell table:formula="of:=AVERAGE([.A77:.A86])" office:value-type="float" office:value="0.0148795964704391" calcext:value-type="float">
            <text:p>0.0148795965</text:p>
          </table:table-cell>
          <table:table-cell table:formula="of:=AVERAGE([.B77:.B86])" office:value-type="float" office:value="0.00161636700470169" calcext:value-type="float">
            <text:p>0.001616367</text:p>
          </table:table-cell>
          <table:table-cell/>
          <table:table-cell office:value-type="float" office:value="0.0195402268662729" calcext:value-type="float">
            <text:p>0.0195402269</text:p>
          </table:table-cell>
          <table:table-cell office:value-type="float" office:value="0.00287248500384172" calcext:value-type="float">
            <text:p>0.002872485</text:p>
          </table:table-cell>
          <table:table-cell/>
          <table:table-cell table:formula="of:=AVERAGE([.K77:.K86])" office:value-type="float" office:value="0.0148264538337965" calcext:value-type="float">
            <text:p>0.0148264538</text:p>
          </table:table-cell>
          <table:table-cell table:formula="of:=AVERAGE([.L77:.L86])" office:value-type="float" office:value="0.00331134657118934" calcext:value-type="float">
            <text:p>0.0033113466</text:p>
          </table:table-cell>
        </table:table-row>
        <table:table-row table:style-name="ro1">
          <table:table-cell office:value-type="float" office:value="0.0178718219287924" calcext:value-type="float">
            <text:p>0.0178718219</text:p>
          </table:table-cell>
          <table:table-cell office:value-type="float" office:value="0.00149176263086797" calcext:value-type="float">
            <text:p>0.0014917626</text:p>
          </table:table-cell>
          <table:table-cell office:value-type="float" office:value="0.27714255062964" calcext:value-type="float">
            <text:p>0.2771425506</text:p>
          </table:table-cell>
          <table:table-cell office:value-type="float" office:value="0.0207030611578375" calcext:value-type="float">
            <text:p>0.0207030612</text:p>
          </table:table-cell>
          <table:table-cell office:value-type="float" office:value="0.00187797424732707" calcext:value-type="float">
            <text:p>0.0018779742</text:p>
          </table:table-cell>
          <table:table-cell office:value-type="float" office:value="0.164896758273244" calcext:value-type="float">
            <text:p>0.1648967583</text:p>
          </table:table-cell>
          <table:table-cell/>
          <table:table-cell table:formula="of:=AVERAGE([.A78:.A87])" office:value-type="float" office:value="0.0145783823262361" calcext:value-type="float">
            <text:p>0.0145783823</text:p>
          </table:table-cell>
          <table:table-cell table:formula="of:=AVERAGE([.B78:.B87])" office:value-type="float" office:value="0.00153557553439626" calcext:value-type="float">
            <text:p>0.0015355755</text:p>
          </table:table-cell>
          <table:table-cell/>
          <table:table-cell office:value-type="float" office:value="0.0154017793238862" calcext:value-type="float">
            <text:p>0.0154017793</text:p>
          </table:table-cell>
          <table:table-cell office:value-type="float" office:value="0.00463220231538638" calcext:value-type="float">
            <text:p>0.0046322023</text:p>
          </table:table-cell>
          <table:table-cell/>
          <table:table-cell table:formula="of:=AVERAGE([.K78:.K87])" office:value-type="float" office:value="0.0152753150856691" calcext:value-type="float">
            <text:p>0.0152753151</text:p>
          </table:table-cell>
          <table:table-cell table:formula="of:=AVERAGE([.L78:.L87])" office:value-type="float" office:value="0.00339675281312617" calcext:value-type="float">
            <text:p>0.0033967528</text:p>
          </table:table-cell>
        </table:table-row>
        <table:table-row table:style-name="ro1">
          <table:table-cell office:value-type="float" office:value="0.00866936770135109" calcext:value-type="float">
            <text:p>0.0086693677</text:p>
          </table:table-cell>
          <table:table-cell office:value-type="float" office:value="0.00167808844956653" calcext:value-type="float">
            <text:p>0.0016780884</text:p>
          </table:table-cell>
          <table:table-cell office:value-type="float" office:value="0.243904484717776" calcext:value-type="float">
            <text:p>0.2439044847</text:p>
          </table:table-cell>
          <table:table-cell office:value-type="float" office:value="0.0221713965758681" calcext:value-type="float">
            <text:p>0.0221713966</text:p>
          </table:table-cell>
          <table:table-cell office:value-type="float" office:value="0.00201501560513861" calcext:value-type="float">
            <text:p>0.0020150156</text:p>
          </table:table-cell>
          <table:table-cell office:value-type="float" office:value="0.164050409942865" calcext:value-type="float">
            <text:p>0.1640504099</text:p>
          </table:table-cell>
          <table:table-cell/>
          <table:table-cell table:formula="of:=AVERAGE([.A79:.A88])" office:value-type="float" office:value="0.0147857562526214" calcext:value-type="float">
            <text:p>0.0147857563</text:p>
          </table:table-cell>
          <table:table-cell table:formula="of:=AVERAGE([.B79:.B88])" office:value-type="float" office:value="0.00150811620545829" calcext:value-type="float">
            <text:p>0.0015081162</text:p>
          </table:table-cell>
          <table:table-cell/>
          <table:table-cell office:value-type="float" office:value="0.0144990403427075" calcext:value-type="float">
            <text:p>0.0144990403</text:p>
          </table:table-cell>
          <table:table-cell office:value-type="float" office:value="0.00222875602081187" calcext:value-type="float">
            <text:p>0.002228756</text:p>
          </table:table-cell>
          <table:table-cell/>
          <table:table-cell table:formula="of:=AVERAGE([.K79:.K88])" office:value-type="float" office:value="0.0151378293487826" calcext:value-type="float">
            <text:p>0.0151378293</text:p>
          </table:table-cell>
          <table:table-cell table:formula="of:=AVERAGE([.L79:.L88])" office:value-type="float" office:value="0.00324397670752857" calcext:value-type="float">
            <text:p>0.0032439767</text:p>
          </table:table-cell>
        </table:table-row>
        <table:table-row table:style-name="ro1">
          <table:table-cell office:value-type="float" office:value="0.0148518830902915" calcext:value-type="float">
            <text:p>0.0148518831</text:p>
          </table:table-cell>
          <table:table-cell office:value-type="float" office:value="0.00122997290110149" calcext:value-type="float">
            <text:p>0.0012299729</text:p>
          </table:table-cell>
          <table:table-cell office:value-type="float" office:value="-0.0350392001925311" calcext:value-type="float">
            <text:p>-0.0350392002</text:p>
          </table:table-cell>
          <table:table-cell office:value-type="float" office:value="0.024633086938411" calcext:value-type="float">
            <text:p>0.0246330869</text:p>
          </table:table-cell>
          <table:table-cell office:value-type="float" office:value="0.00196528836386278" calcext:value-type="float">
            <text:p>0.0019652884</text:p>
          </table:table-cell>
          <table:table-cell office:value-type="float" office:value="0.167372093722224" calcext:value-type="float">
            <text:p>0.1673720937</text:p>
          </table:table-cell>
          <table:table-cell/>
          <table:table-cell table:formula="of:=AVERAGE([.A80:.A89])" office:value-type="float" office:value="0.014036002716418" calcext:value-type="float">
            <text:p>0.0140360027</text:p>
          </table:table-cell>
          <table:table-cell table:formula="of:=AVERAGE([.B80:.B89])" office:value-type="float" office:value="0.00154297038936267" calcext:value-type="float">
            <text:p>0.0015429704</text:p>
          </table:table-cell>
          <table:table-cell/>
          <table:table-cell office:value-type="float" office:value="0.0126494836432545" calcext:value-type="float">
            <text:p>0.0126494836</text:p>
          </table:table-cell>
          <table:table-cell office:value-type="float" office:value="0.00305547232517466" calcext:value-type="float">
            <text:p>0.0030554723</text:p>
          </table:table-cell>
          <table:table-cell/>
          <table:table-cell table:formula="of:=AVERAGE([.K80:.K89])" office:value-type="float" office:value="0.0150848397223239" calcext:value-type="float">
            <text:p>0.0150848397</text:p>
          </table:table-cell>
          <table:table-cell table:formula="of:=AVERAGE([.L80:.L89])" office:value-type="float" office:value="0.00320774459883225" calcext:value-type="float">
            <text:p>0.0032077446</text:p>
          </table:table-cell>
        </table:table-row>
        <table:table-row table:style-name="ro1">
          <table:table-cell office:value-type="float" office:value="0.00786479544764083" calcext:value-type="float">
            <text:p>0.0078647954</text:p>
          </table:table-cell>
          <table:table-cell office:value-type="float" office:value="0.00155042525026293" calcext:value-type="float">
            <text:p>0.0015504253</text:p>
          </table:table-cell>
          <table:table-cell office:value-type="float" office:value="0.162359101956983" calcext:value-type="float">
            <text:p>0.162359102</text:p>
          </table:table-cell>
          <table:table-cell office:value-type="float" office:value="0.0102675506845117" calcext:value-type="float">
            <text:p>0.0102675507</text:p>
          </table:table-cell>
          <table:table-cell office:value-type="float" office:value="0.00273975016898476" calcext:value-type="float">
            <text:p>0.0027397502</text:p>
          </table:table-cell>
          <table:table-cell office:value-type="float" office:value="0.0675039840396494" calcext:value-type="float">
            <text:p>0.067503984</text:p>
          </table:table-cell>
          <table:table-cell/>
          <table:table-cell table:formula="of:=AVERAGE([.A81:.A90])" office:value-type="float" office:value="0.0128315486421715" calcext:value-type="float">
            <text:p>0.0128315486</text:p>
          </table:table-cell>
          <table:table-cell table:formula="of:=AVERAGE([.B81:.B90])" office:value-type="float" office:value="0.0015319691787066" calcext:value-type="float">
            <text:p>0.0015319692</text:p>
          </table:table-cell>
          <table:table-cell/>
          <table:table-cell office:value-type="float" office:value="0.0160003775198811" calcext:value-type="float">
            <text:p>0.0160003775</text:p>
          </table:table-cell>
          <table:table-cell office:value-type="float" office:value="0.00339175072336303" calcext:value-type="float">
            <text:p>0.0033917507</text:p>
          </table:table-cell>
          <table:table-cell/>
          <table:table-cell table:formula="of:=AVERAGE([.K81:.K90])" office:value-type="float" office:value="0.0150121339721817" calcext:value-type="float">
            <text:p>0.015012134</text:p>
          </table:table-cell>
          <table:table-cell table:formula="of:=AVERAGE([.L81:.L90])" office:value-type="float" office:value="0.00313282833826428" calcext:value-type="float">
            <text:p>0.0031328283</text:p>
          </table:table-cell>
        </table:table-row>
        <table:table-row table:style-name="ro1">
          <table:table-cell office:value-type="float" office:value="0.0124526347069261" calcext:value-type="float">
            <text:p>0.0124526347</text:p>
          </table:table-cell>
          <table:table-cell office:value-type="float" office:value="0.0012116866003379" calcext:value-type="float">
            <text:p>0.0012116866</text:p>
          </table:table-cell>
          <table:table-cell office:value-type="float" office:value="-0.165691827169625" calcext:value-type="float">
            <text:p>-0.1656918272</text:p>
          </table:table-cell>
          <table:table-cell office:value-type="float" office:value="0.0133641234599054" calcext:value-type="float">
            <text:p>0.0133641235</text:p>
          </table:table-cell>
          <table:table-cell office:value-type="float" office:value="0.00176234480459243" calcext:value-type="float">
            <text:p>0.0017623448</text:p>
          </table:table-cell>
          <table:table-cell office:value-type="float" office:value="0.139709888771176" calcext:value-type="float">
            <text:p>0.1397098888</text:p>
          </table:table-cell>
          <table:table-cell/>
          <table:table-cell table:formula="of:=AVERAGE([.A82:.A91])" office:value-type="float" office:value="0.0128834273927517" calcext:value-type="float">
            <text:p>0.0128834274</text:p>
          </table:table-cell>
          <table:table-cell table:formula="of:=AVERAGE([.B82:.B91])" office:value-type="float" office:value="0.00154567009978226" calcext:value-type="float">
            <text:p>0.0015456701</text:p>
          </table:table-cell>
          <table:table-cell/>
          <table:table-cell office:value-type="float" office:value="0.0134646660176056" calcext:value-type="float">
            <text:p>0.013464666</text:p>
          </table:table-cell>
          <table:table-cell office:value-type="float" office:value="0.00473112126079182" calcext:value-type="float">
            <text:p>0.0047311213</text:p>
          </table:table-cell>
          <table:table-cell/>
          <table:table-cell table:formula="of:=AVERAGE([.K82:.K91])" office:value-type="float" office:value="0.0147565195915386" calcext:value-type="float">
            <text:p>0.0147565196</text:p>
          </table:table-cell>
          <table:table-cell table:formula="of:=AVERAGE([.L82:.L91])" office:value-type="float" office:value="0.00328806786356443" calcext:value-type="float">
            <text:p>0.0032880679</text:p>
          </table:table-cell>
        </table:table-row>
        <table:table-row table:style-name="ro1">
          <table:table-cell office:value-type="float" office:value="0.0144385831891224" calcext:value-type="float">
            <text:p>0.0144385832</text:p>
          </table:table-cell>
          <table:table-cell office:value-type="float" office:value="0.00119970779587953" calcext:value-type="float">
            <text:p>0.0011997078</text:p>
          </table:table-cell>
          <table:table-cell office:value-type="float" office:value="0.0117764636814716" calcext:value-type="float">
            <text:p>0.0117764637</text:p>
          </table:table-cell>
          <table:table-cell office:value-type="float" office:value="0.015637450106442" calcext:value-type="float">
            <text:p>0.0156374501</text:p>
          </table:table-cell>
          <table:table-cell office:value-type="float" office:value="0.00165904529276304" calcext:value-type="float">
            <text:p>0.0016590453</text:p>
          </table:table-cell>
          <table:table-cell office:value-type="float" office:value="0.159996077232063" calcext:value-type="float">
            <text:p>0.1599960772</text:p>
          </table:table-cell>
          <table:table-cell/>
          <table:table-cell table:formula="of:=AVERAGE([.A83:.A92])" office:value-type="float" office:value="0.0134883226904276" calcext:value-type="float">
            <text:p>0.0134883227</text:p>
          </table:table-cell>
          <table:table-cell table:formula="of:=AVERAGE([.B83:.B92])" office:value-type="float" office:value="0.00156314108116833" calcext:value-type="float">
            <text:p>0.0015631411</text:p>
          </table:table-cell>
          <table:table-cell/>
          <table:table-cell office:value-type="float" office:value="0.0132486005851365" calcext:value-type="float">
            <text:p>0.0132486006</text:p>
          </table:table-cell>
          <table:table-cell office:value-type="float" office:value="0.00389093443712543" calcext:value-type="float">
            <text:p>0.0038909344</text:p>
          </table:table-cell>
          <table:table-cell/>
          <table:table-cell table:formula="of:=AVERAGE([.K83:.K92])" office:value-type="float" office:value="0.0145343266628701" calcext:value-type="float">
            <text:p>0.0145343267</text:p>
          </table:table-cell>
          <table:table-cell table:formula="of:=AVERAGE([.L83:.L92])" office:value-type="float" office:value="0.0033478428635308" calcext:value-type="float">
            <text:p>0.0033478429</text:p>
          </table:table-cell>
        </table:table-row>
        <table:table-row table:style-name="ro1">
          <table:table-cell office:value-type="float" office:value="0.012864201010029" calcext:value-type="float">
            <text:p>0.012864201</text:p>
          </table:table-cell>
          <table:table-cell office:value-type="float" office:value="0.00154734973262146" calcext:value-type="float">
            <text:p>0.0015473497</text:p>
          </table:table-cell>
          <table:table-cell office:value-type="float" office:value="0.00432216580714091" calcext:value-type="float">
            <text:p>0.0043221658</text:p>
          </table:table-cell>
          <table:table-cell office:value-type="float" office:value="0.0162448470015079" calcext:value-type="float">
            <text:p>0.016244847</text:p>
          </table:table-cell>
          <table:table-cell office:value-type="float" office:value="0.00184834360843524" calcext:value-type="float">
            <text:p>0.0018483436</text:p>
          </table:table-cell>
          <table:table-cell office:value-type="float" office:value="0.150745493173599" calcext:value-type="float">
            <text:p>0.1507454932</text:p>
          </table:table-cell>
          <table:table-cell/>
          <table:table-cell table:formula="of:=AVERAGE([.A84:.A93])" office:value-type="float" office:value="0.0134704916525251" calcext:value-type="float">
            <text:p>0.0134704917</text:p>
          </table:table-cell>
          <table:table-cell table:formula="of:=AVERAGE([.B84:.B93])" office:value-type="float" office:value="0.0014682370324988" calcext:value-type="float">
            <text:p>0.001468237</text:p>
          </table:table-cell>
          <table:table-cell/>
          <table:table-cell office:value-type="float" office:value="0.0190170568867785" calcext:value-type="float">
            <text:p>0.0190170569</text:p>
          </table:table-cell>
          <table:table-cell office:value-type="float" office:value="0.0039873149286416" calcext:value-type="float">
            <text:p>0.0039873149</text:p>
          </table:table-cell>
          <table:table-cell/>
          <table:table-cell table:formula="of:=AVERAGE([.K84:.K93])" office:value-type="float" office:value="0.0150268677350883" calcext:value-type="float">
            <text:p>0.0150268677</text:p>
          </table:table-cell>
          <table:table-cell table:formula="of:=AVERAGE([.L84:.L93])" office:value-type="float" office:value="0.00347577747804095" calcext:value-type="float">
            <text:p>0.0034757775</text:p>
          </table:table-cell>
        </table:table-row>
        <table:table-row table:style-name="ro1">
          <table:table-cell office:value-type="float" office:value="0.0133036613975965" calcext:value-type="float">
            <text:p>0.0133036614</text:p>
          </table:table-cell>
          <table:table-cell office:value-type="float" office:value="0.00186573651909672" calcext:value-type="float">
            <text:p>0.0018657365</text:p>
          </table:table-cell>
          <table:table-cell office:value-type="float" office:value="0.423281438772279" calcext:value-type="float">
            <text:p>0.4232814388</text:p>
          </table:table-cell>
          <table:table-cell office:value-type="float" office:value="0.0155934625305235" calcext:value-type="float">
            <text:p>0.0155934625</text:p>
          </table:table-cell>
          <table:table-cell office:value-type="float" office:value="0.00178930960828438" calcext:value-type="float">
            <text:p>0.0017893096</text:p>
          </table:table-cell>
          <table:table-cell office:value-type="float" office:value="0.145344486180693" calcext:value-type="float">
            <text:p>0.1453444862</text:p>
          </table:table-cell>
          <table:table-cell/>
          <table:table-cell table:formula="of:=AVERAGE([.A85:.A94])" office:value-type="float" office:value="0.0120911666390264" calcext:value-type="float">
            <text:p>0.0120911666</text:p>
          </table:table-cell>
          <table:table-cell table:formula="of:=AVERAGE([.B85:.B94])" office:value-type="float" office:value="0.00148951292030268" calcext:value-type="float">
            <text:p>0.0014895129</text:p>
          </table:table-cell>
          <table:table-cell/>
          <table:table-cell office:value-type="float" office:value="0.0130794598711162" calcext:value-type="float">
            <text:p>0.0130794599</text:p>
          </table:table-cell>
          <table:table-cell office:value-type="float" office:value="0.0032543444195197" calcext:value-type="float">
            <text:p>0.0032543444</text:p>
          </table:table-cell>
          <table:table-cell/>
          <table:table-cell table:formula="of:=AVERAGE([.K85:.K94])" office:value-type="float" office:value="0.0151675402458341" calcext:value-type="float">
            <text:p>0.0151675402</text:p>
          </table:table-cell>
          <table:table-cell table:formula="of:=AVERAGE([.L85:.L94])" office:value-type="float" office:value="0.00347440497479696" calcext:value-type="float">
            <text:p>0.003474405</text:p>
          </table:table-cell>
        </table:table-row>
        <table:table-row table:style-name="ro1">
          <table:table-cell office:value-type="float" office:value="0.0125846154679568" calcext:value-type="float">
            <text:p>0.0125846155</text:p>
          </table:table-cell>
          <table:table-cell office:value-type="float" office:value="0.0021720520713933" calcext:value-type="float">
            <text:p>0.0021720521</text:p>
          </table:table-cell>
          <table:table-cell office:value-type="float" office:value="0.0432872682553151" calcext:value-type="float">
            <text:p>0.0432872683</text:p>
          </table:table-cell>
          <table:table-cell office:value-type="float" office:value="0.0156641485635191" calcext:value-type="float">
            <text:p>0.0156641486</text:p>
          </table:table-cell>
          <table:table-cell office:value-type="float" office:value="0.00183493430959061" calcext:value-type="float">
            <text:p>0.0018349343</text:p>
          </table:table-cell>
          <table:table-cell office:value-type="float" office:value="0.134122156910598" calcext:value-type="float">
            <text:p>0.1341221569</text:p>
          </table:table-cell>
          <table:table-cell/>
          <table:table-cell table:formula="of:=AVERAGE([.A86:.A95])" office:value-type="float" office:value="0.0124680568500444" calcext:value-type="float">
            <text:p>0.0124680569</text:p>
          </table:table-cell>
          <table:table-cell table:formula="of:=AVERAGE([.B86:.B95])" office:value-type="float" office:value="0.00153240743533734" calcext:value-type="float">
            <text:p>0.0015324074</text:p>
          </table:table-cell>
          <table:table-cell/>
          <table:table-cell office:value-type="float" office:value="0.0125790529991829" calcext:value-type="float">
            <text:p>0.012579053</text:p>
          </table:table-cell>
          <table:table-cell office:value-type="float" office:value="0.00478802252226273" calcext:value-type="float">
            <text:p>0.0047880225</text:p>
          </table:table-cell>
          <table:table-cell/>
          <table:table-cell table:formula="of:=AVERAGE([.K86:.K95])" office:value-type="float" office:value="0.0149479744055822" calcext:value-type="float">
            <text:p>0.0149479744</text:p>
          </table:table-cell>
          <table:table-cell table:formula="of:=AVERAGE([.L86:.L95])" office:value-type="float" office:value="0.00368324039569189" calcext:value-type="float">
            <text:p>0.0036832404</text:p>
          </table:table-cell>
        </table:table-row>
        <table:table-row table:style-name="ro1">
          <table:table-cell office:value-type="float" office:value="0.0132068319128509" calcext:value-type="float">
            <text:p>0.0132068319</text:p>
          </table:table-cell>
          <table:table-cell office:value-type="float" office:value="0.0012018156252501" calcext:value-type="float">
            <text:p>0.0012018156</text:p>
          </table:table-cell>
          <table:table-cell office:value-type="float" office:value="0.108913043613869" calcext:value-type="float">
            <text:p>0.1089130436</text:p>
          </table:table-cell>
          <table:table-cell office:value-type="float" office:value="0.0172309403307736" calcext:value-type="float">
            <text:p>0.0172309403</text:p>
          </table:table-cell>
          <table:table-cell office:value-type="float" office:value="0.0018027822021395" calcext:value-type="float">
            <text:p>0.0018027822</text:p>
          </table:table-cell>
          <table:table-cell office:value-type="float" office:value="0.151862708106637" calcext:value-type="float">
            <text:p>0.1518627081</text:p>
          </table:table-cell>
          <table:table-cell/>
          <table:table-cell table:formula="of:=AVERAGE([.A87:.A96])" office:value-type="float" office:value="0.0128108395852557" calcext:value-type="float">
            <text:p>0.0128108396</text:p>
          </table:table-cell>
          <table:table-cell table:formula="of:=AVERAGE([.B87:.B96])" office:value-type="float" office:value="0.00151485975763779" calcext:value-type="float">
            <text:p>0.0015148598</text:p>
          </table:table-cell>
          <table:table-cell/>
          <table:table-cell office:value-type="float" office:value="0.0172614853551385" calcext:value-type="float">
            <text:p>0.0172614854</text:p>
          </table:table-cell>
          <table:table-cell office:value-type="float" office:value="0.003394658467377" calcext:value-type="float">
            <text:p>0.0033946585</text:p>
          </table:table-cell>
          <table:table-cell/>
          <table:table-cell table:formula="of:=AVERAGE([.K87:.K96])" office:value-type="float" office:value="0.0147201002544688" calcext:value-type="float">
            <text:p>0.0147201003</text:p>
          </table:table-cell>
          <table:table-cell table:formula="of:=AVERAGE([.L87:.L96])" office:value-type="float" office:value="0.00373545774204542" calcext:value-type="float">
            <text:p>0.0037354577</text:p>
          </table:table-cell>
        </table:table-row>
        <table:table-row table:style-name="ro1">
          <table:table-cell office:value-type="float" office:value="0.00652150879636021" calcext:value-type="float">
            <text:p>0.0065215088</text:p>
          </table:table-cell>
          <table:table-cell office:value-type="float" office:value="0.00108748581916709" calcext:value-type="float">
            <text:p>0.0010874858</text:p>
          </table:table-cell>
          <table:table-cell office:value-type="float" office:value="0.352103002118997" calcext:value-type="float">
            <text:p>0.3521030021</text:p>
          </table:table-cell>
          <table:table-cell office:value-type="float" office:value="0.0128891355358064" calcext:value-type="float">
            <text:p>0.0128891355</text:p>
          </table:table-cell>
          <table:table-cell office:value-type="float" office:value="0.00177643247880042" calcext:value-type="float">
            <text:p>0.0017764325</text:p>
          </table:table-cell>
          <table:table-cell office:value-type="float" office:value="0.1370541151613" calcext:value-type="float">
            <text:p>0.1370541152</text:p>
          </table:table-cell>
          <table:table-cell/>
          <table:table-cell table:formula="of:=AVERAGE([.A88:.A97])" office:value-type="float" office:value="0.0116758082720125" calcext:value-type="float">
            <text:p>0.0116758083</text:p>
          </table:table-cell>
          <table:table-cell table:formula="of:=AVERAGE([.B88:.B97])" office:value-type="float" office:value="0.0014744320764677" calcext:value-type="float">
            <text:p>0.0014744321</text:p>
          </table:table-cell>
          <table:table-cell/>
          <table:table-cell office:value-type="float" office:value="0.0158458511396064" calcext:value-type="float">
            <text:p>0.0158458511</text:p>
          </table:table-cell>
          <table:table-cell office:value-type="float" office:value="0.00328288317534952" calcext:value-type="float">
            <text:p>0.0032828832</text:p>
          </table:table-cell>
          <table:table-cell/>
          <table:table-cell table:formula="of:=AVERAGE([.K88:.K97])" office:value-type="float" office:value="0.0147645074360408" calcext:value-type="float">
            <text:p>0.0147645074</text:p>
          </table:table-cell>
          <table:table-cell table:formula="of:=AVERAGE([.L88:.L97])" office:value-type="float" office:value="0.00360052582804174" calcext:value-type="float">
            <text:p>0.0036005258</text:p>
          </table:table-cell>
        </table:table-row>
        <table:table-row table:style-name="ro1">
          <table:table-cell office:value-type="float" office:value="0.00986992797876388" calcext:value-type="float">
            <text:p>0.009869928</text:p>
          </table:table-cell>
          <table:table-cell office:value-type="float" office:value="0.000848655834920528" calcext:value-type="float">
            <text:p>0.0008486558</text:p>
          </table:table-cell>
          <table:table-cell office:value-type="float" office:value="0.0360271813829211" calcext:value-type="float">
            <text:p>0.0360271814</text:p>
          </table:table-cell>
          <table:table-cell office:value-type="float" office:value="0.0114588683471084" calcext:value-type="float">
            <text:p>0.0114588683</text:p>
          </table:table-cell>
          <table:table-cell office:value-type="float" office:value="0.00157763600582257" calcext:value-type="float">
            <text:p>0.001577636</text:p>
          </table:table-cell>
          <table:table-cell office:value-type="float" office:value="0.14863134175539" calcext:value-type="float">
            <text:p>0.1486313418</text:p>
          </table:table-cell>
          <table:table-cell/>
          <table:table-cell table:formula="of:=AVERAGE([.A89:.A98])" office:value-type="float" office:value="0.0117958642997538" calcext:value-type="float">
            <text:p>0.0117958643</text:p>
          </table:table-cell>
          <table:table-cell table:formula="of:=AVERAGE([.B89:.B98])" office:value-type="float" office:value="0.0013914888150031" calcext:value-type="float">
            <text:p>0.0013914888</text:p>
          </table:table-cell>
          <table:table-cell/>
          <table:table-cell office:value-type="float" office:value="0.0137912005222991" calcext:value-type="float">
            <text:p>0.0137912005</text:p>
          </table:table-cell>
          <table:table-cell office:value-type="float" office:value="0.00254867547264699" calcext:value-type="float">
            <text:p>0.0025486755</text:p>
          </table:table-cell>
          <table:table-cell/>
          <table:table-cell table:formula="of:=AVERAGE([.K89:.K98])" office:value-type="float" office:value="0.0146937234539999" calcext:value-type="float">
            <text:p>0.0146937235</text:p>
          </table:table-cell>
          <table:table-cell table:formula="of:=AVERAGE([.L89:.L98])" office:value-type="float" office:value="0.00363251777322525" calcext:value-type="float">
            <text:p>0.0036325178</text:p>
          </table:table-cell>
        </table:table-row>
        <table:table-row table:style-name="ro1">
          <table:table-cell office:value-type="float" office:value="0.0107211117771057" calcext:value-type="float">
            <text:p>0.0107211118</text:p>
          </table:table-cell>
          <table:table-cell office:value-type="float" office:value="0.000858532121530579" calcext:value-type="float">
            <text:p>0.0008585321</text:p>
          </table:table-cell>
          <table:table-cell office:value-type="float" office:value="0.0415850109553455" calcext:value-type="float">
            <text:p>0.041585011</text:p>
          </table:table-cell>
          <table:table-cell office:value-type="float" office:value="0.0132772024255246" calcext:value-type="float">
            <text:p>0.0132772024</text:p>
          </table:table-cell>
          <table:table-cell office:value-type="float" office:value="0.00158743672072887" calcext:value-type="float">
            <text:p>0.0015874367</text:p>
          </table:table-cell>
          <table:table-cell office:value-type="float" office:value="0.145640646666288" calcext:value-type="float">
            <text:p>0.1456406467</text:p>
          </table:table-cell>
          <table:table-cell/>
          <table:table-cell table:formula="of:=AVERAGE([.A90:.A99])" office:value-type="float" office:value="0.0113827871684352" calcext:value-type="float">
            <text:p>0.0113827872</text:p>
          </table:table-cell>
          <table:table-cell table:formula="of:=AVERAGE([.B90:.B99])" office:value-type="float" office:value="0.00135434473704601" calcext:value-type="float">
            <text:p>0.0013543447</text:p>
          </table:table-cell>
          <table:table-cell/>
          <table:table-cell office:value-type="float" office:value="0.0189794921544517" calcext:value-type="float">
            <text:p>0.0189794922</text:p>
          </table:table-cell>
          <table:table-cell office:value-type="float" office:value="0.00358568133408637" calcext:value-type="float">
            <text:p>0.0035856813</text:p>
          </table:table-cell>
          <table:table-cell/>
          <table:table-cell table:formula="of:=AVERAGE([.K90:.K99])" office:value-type="float" office:value="0.0153267243051196" calcext:value-type="float">
            <text:p>0.0153267243</text:p>
          </table:table-cell>
          <table:table-cell table:formula="of:=AVERAGE([.L90:.L99])" office:value-type="float" office:value="0.00368553867411642" calcext:value-type="float">
            <text:p>0.0036855387</text:p>
          </table:table-cell>
        </table:table-row>
        <table:table-row table:style-name="ro1">
          <table:table-cell office:value-type="float" office:value="0.00927366221501134" calcext:value-type="float">
            <text:p>0.0092736622</text:p>
          </table:table-cell>
          <table:table-cell office:value-type="float" office:value="0.0012523859690422" calcext:value-type="float">
            <text:p>0.001252386</text:p>
          </table:table-cell>
          <table:table-cell office:value-type="float" office:value="0.300415554603516" calcext:value-type="float">
            <text:p>0.3004155546</text:p>
          </table:table-cell>
          <table:table-cell office:value-type="float" office:value="0.0134278064360842" calcext:value-type="float">
            <text:p>0.0134278064</text:p>
          </table:table-cell>
          <table:table-cell office:value-type="float" office:value="0.00175998677150346" calcext:value-type="float">
            <text:p>0.0017599868</text:p>
          </table:table-cell>
          <table:table-cell office:value-type="float" office:value="0.1361711518839" calcext:value-type="float">
            <text:p>0.1361711519</text:p>
          </table:table-cell>
          <table:table-cell/>
          <table:table-cell table:formula="of:=AVERAGE([.A91:.A100])" office:value-type="float" office:value="0.0115236738451723" calcext:value-type="float">
            <text:p>0.0115236738</text:p>
          </table:table-cell>
          <table:table-cell table:formula="of:=AVERAGE([.B91:.B100])" office:value-type="float" office:value="0.00132454080892394" calcext:value-type="float">
            <text:p>0.0013245408</text:p>
          </table:table-cell>
          <table:table-cell/>
          <table:table-cell office:value-type="float" office:value="0.011128024409798" calcext:value-type="float">
            <text:p>0.0111280244</text:p>
          </table:table-cell>
          <table:table-cell office:value-type="float" office:value="0.00401087213072228" calcext:value-type="float">
            <text:p>0.0040108721</text:p>
          </table:table-cell>
          <table:table-cell/>
          <table:table-cell table:formula="of:=AVERAGE([.K91:.K100])" office:value-type="float" office:value="0.0148394889941113" calcext:value-type="float">
            <text:p>0.014839489</text:p>
          </table:table-cell>
          <table:table-cell table:formula="of:=AVERAGE([.L91:.L100])" office:value-type="float" office:value="0.00374745081485234" calcext:value-type="float">
            <text:p>0.00374745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5T11:32:51.484359139</dc:date>
    <meta:editing-duration>PT3M19S</meta:editing-duration>
    <meta:editing-cycles>1</meta:editing-cycles>
    <meta:document-statistic meta:table-count="1" meta:cell-count="1164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1cm" svg:height="9.005cm" xlink:href=".." xlink:type="simple" chart:class="chart:line" chart:style-name="ch1">
        <chart:legend chart:legend-position="end" svg:x="13.129cm" svg:y="3.954cm" style:legend-expansion="high" chart:style-name="ch2"/>
        <chart:plot-area chart:style-name="ch3" table:cell-range-address="std_devs.H10:std_devs.H100 std_devs.N10:std_devs.N100" svg:x="0.319cm" svg:y="0.18cm" svg:width="12.491cm" svg:height="8.645cm">
          <chartooo:coordinate-region svg:x="1.417cm" svg:y="0.379cm" svg:width="11.253cm" svg:height="7.6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d_devs.H10:std_devs.H100" chart:class="chart:line">
            <chart:data-point chart:repeated="91"/>
          </chart:series>
          <chart:series chart:style-name="ch7" chart:values-cell-range-address="std_devs.N10:std_devs.N100" chart:class="chart:line">
            <chart:data-point chart:repeated="9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89607776047609">
                <text:p>0.00489607776047609</text:p>
                <draw:g>
                  <svg:desc>std_devs.H10:std_devs.H100</svg:desc>
                </draw:g>
              </table:table-cell>
              <table:table-cell office:value-type="float" office:value="0.0121422716171292">
                <text:p>0.0121422716171292</text:p>
                <draw:g>
                  <svg:desc>std_devs.N10:std_devs.N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15628218466136">
                <text:p>0.00615628218466136</text:p>
              </table:table-cell>
              <table:table-cell office:value-type="float" office:value="0.0125314798308366">
                <text:p>0.01253147983083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763746695197613">
                <text:p>0.00763746695197613</text:p>
              </table:table-cell>
              <table:table-cell office:value-type="float" office:value="0.01277661804194">
                <text:p>0.012776618041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43014018513914">
                <text:p>0.00943014018513914</text:p>
              </table:table-cell>
              <table:table-cell office:value-type="float" office:value="0.0130035048675928">
                <text:p>0.01300350486759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14299183967312">
                <text:p>0.0114299183967312</text:p>
              </table:table-cell>
              <table:table-cell office:value-type="float" office:value="0.0124141613310883">
                <text:p>0.01241416133108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8765095418482">
                <text:p>0.0128765095418482</text:p>
              </table:table-cell>
              <table:table-cell office:value-type="float" office:value="0.0125409561661972">
                <text:p>0.01254095616619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52313480812734">
                <text:p>0.0152313480812734</text:p>
              </table:table-cell>
              <table:table-cell office:value-type="float" office:value="0.0122425509756573">
                <text:p>0.01224255097565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58513780510936">
                <text:p>0.0158513780510936</text:p>
              </table:table-cell>
              <table:table-cell office:value-type="float" office:value="0.0120126718229102">
                <text:p>0.01201267182291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70437307090043">
                <text:p>0.0170437307090043</text:p>
              </table:table-cell>
              <table:table-cell office:value-type="float" office:value="0.0120856810841222">
                <text:p>0.0120856810841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80771202430983">
                <text:p>0.0180771202430983</text:p>
              </table:table-cell>
              <table:table-cell office:value-type="float" office:value="0.0127369270820216">
                <text:p>0.01273692708202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87029903944373">
                <text:p>0.0187029903944373</text:p>
              </table:table-cell>
              <table:table-cell office:value-type="float" office:value="0.0124238594252247">
                <text:p>0.01242385942522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91528251381726">
                <text:p>0.0191528251381726</text:p>
              </table:table-cell>
              <table:table-cell office:value-type="float" office:value="0.0125336161894387">
                <text:p>0.01253361618943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95267390532546">
                <text:p>0.0195267390532546</text:p>
              </table:table-cell>
              <table:table-cell office:value-type="float" office:value="0.0123132228469725">
                <text:p>0.01231322284697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0154591534702">
                <text:p>0.020154591534702</text:p>
              </table:table-cell>
              <table:table-cell office:value-type="float" office:value="0.0117969646024739">
                <text:p>0.01179696460247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97511178292344">
                <text:p>0.0197511178292344</text:p>
              </table:table-cell>
              <table:table-cell office:value-type="float" office:value="0.0122500307608848">
                <text:p>0.01225003076088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93492709894226">
                <text:p>0.0193492709894226</text:p>
              </table:table-cell>
              <table:table-cell office:value-type="float" office:value="0.0123919200939882">
                <text:p>0.01239192009398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94170559379308">
                <text:p>0.0194170559379308</text:p>
              </table:table-cell>
              <table:table-cell office:value-type="float" office:value="0.012584241638354">
                <text:p>0.0125842416383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06068009053675">
                <text:p>0.0206068009053675</text:p>
              </table:table-cell>
              <table:table-cell office:value-type="float" office:value="0.0129213321051312">
                <text:p>0.01292133210513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00174147145317">
                <text:p>0.0200174147145317</text:p>
              </table:table-cell>
              <table:table-cell office:value-type="float" office:value="0.0130108899460409">
                <text:p>0.01301088994604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97782085421904">
                <text:p>0.0197782085421904</text:p>
              </table:table-cell>
              <table:table-cell office:value-type="float" office:value="0.0126863832324666">
                <text:p>0.01268638323246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01338028497852">
                <text:p>0.0201338028497852</text:p>
              </table:table-cell>
              <table:table-cell office:value-type="float" office:value="0.0129348590248269">
                <text:p>0.01293485902482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99072021179247">
                <text:p>0.0199072021179247</text:p>
              </table:table-cell>
              <table:table-cell office:value-type="float" office:value="0.0125443919196334">
                <text:p>0.01254439191963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06319879735319">
                <text:p>0.0206319879735319</text:p>
              </table:table-cell>
              <table:table-cell office:value-type="float" office:value="0.0125579006928267">
                <text:p>0.01255790069282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97664265329937">
                <text:p>0.0197664265329937</text:p>
              </table:table-cell>
              <table:table-cell office:value-type="float" office:value="0.0127916226964841">
                <text:p>0.01279162269648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97277529942868">
                <text:p>0.0197277529942868</text:p>
              </table:table-cell>
              <table:table-cell office:value-type="float" office:value="0.0126735763332631">
                <text:p>0.01267357633326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96585698482104">
                <text:p>0.0196585698482104</text:p>
              </table:table-cell>
              <table:table-cell office:value-type="float" office:value="0.0121946615565366">
                <text:p>0.01219466155653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87749549142858">
                <text:p>0.0187749549142858</text:p>
              </table:table-cell>
              <table:table-cell office:value-type="float" office:value="0.0122134526355693">
                <text:p>0.0122134526355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84011976421479">
                <text:p>0.0184011976421479</text:p>
              </table:table-cell>
              <table:table-cell office:value-type="float" office:value="0.0121159257921659">
                <text:p>0.01211592579216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81657991965568">
                <text:p>0.0181657991965568</text:p>
              </table:table-cell>
              <table:table-cell office:value-type="float" office:value="0.0118229600475618">
                <text:p>0.01182296004756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75798546135901">
                <text:p>0.0175798546135901</text:p>
              </table:table-cell>
              <table:table-cell office:value-type="float" office:value="0.0118341497380374">
                <text:p>0.01183414973803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67735710861907">
                <text:p>0.0167735710861907</text:p>
              </table:table-cell>
              <table:table-cell office:value-type="float" office:value="0.0120772951644499">
                <text:p>0.01207729516444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65954711261083">
                <text:p>0.0165954711261083</text:p>
              </table:table-cell>
              <table:table-cell office:value-type="float" office:value="0.0124671983377077">
                <text:p>0.01246719833770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49136460989158">
                <text:p>0.0149136460989158</text:p>
              </table:table-cell>
              <table:table-cell office:value-type="float" office:value="0.0125643934251262">
                <text:p>0.01256439342512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46592967368142">
                <text:p>0.0146592967368142</text:p>
              </table:table-cell>
              <table:table-cell office:value-type="float" office:value="0.0131429848250393">
                <text:p>0.01314298482503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42057783874805">
                <text:p>0.0142057783874805</text:p>
              </table:table-cell>
              <table:table-cell office:value-type="float" office:value="0.0137063955145862">
                <text:p>0.01370639551458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40867996208735">
                <text:p>0.0140867996208735</text:p>
              </table:table-cell>
              <table:table-cell office:value-type="float" office:value="0.0140966354710177">
                <text:p>0.01409663547101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33532719838281">
                <text:p>0.0133532719838281</text:p>
              </table:table-cell>
              <table:table-cell office:value-type="float" office:value="0.0144238717660107">
                <text:p>0.01442387176601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22045517533916">
                <text:p>0.0122045517533916</text:p>
              </table:table-cell>
              <table:table-cell office:value-type="float" office:value="0.0145845644647725">
                <text:p>0.01458456446477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24183291228277">
                <text:p>0.0124183291228277</text:p>
              </table:table-cell>
              <table:table-cell office:value-type="float" office:value="0.0145071061005579">
                <text:p>0.01450710610055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23341061273572">
                <text:p>0.0123341061273572</text:p>
              </table:table-cell>
              <table:table-cell office:value-type="float" office:value="0.0145879362575476">
                <text:p>0.01458793625754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24607967064101">
                <text:p>0.0124607967064101</text:p>
              </table:table-cell>
              <table:table-cell office:value-type="float" office:value="0.0144924535396926">
                <text:p>0.01449245353969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27753203211895">
                <text:p>0.0127753203211895</text:p>
              </table:table-cell>
              <table:table-cell office:value-type="float" office:value="0.0151336564370353">
                <text:p>0.01513365643703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37721060876984">
                <text:p>0.0137721060876984</text:p>
              </table:table-cell>
              <table:table-cell office:value-type="float" office:value="0.0149268097418613">
                <text:p>0.01492680974186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4607495122428">
                <text:p>0.014607495122428</text:p>
              </table:table-cell>
              <table:table-cell office:value-type="float" office:value="0.0147183743283963">
                <text:p>0.01471837432839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5599346044285">
                <text:p>0.015599346044285</text:p>
              </table:table-cell>
              <table:table-cell office:value-type="float" office:value="0.0139941746084266">
                <text:p>0.01399417460842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56894888760376">
                <text:p>0.0156894888760376</text:p>
              </table:table-cell>
              <table:table-cell office:value-type="float" office:value="0.0139640087097276">
                <text:p>0.01396400870972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63290718386618">
                <text:p>0.0163290718386618</text:p>
              </table:table-cell>
              <table:table-cell office:value-type="float" office:value="0.013701015197356">
                <text:p>0.0137010151973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68947984809309">
                <text:p>0.0168947984809309</text:p>
              </table:table-cell>
              <table:table-cell office:value-type="float" office:value="0.0135196207581639">
                <text:p>0.01351962075816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67021253277018">
                <text:p>0.0167021253277018</text:p>
              </table:table-cell>
              <table:table-cell office:value-type="float" office:value="0.0135549709758844">
                <text:p>0.01355497097588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72838215445116">
                <text:p>0.0172838215445116</text:p>
              </table:table-cell>
              <table:table-cell office:value-type="float" office:value="0.0133335339726706">
                <text:p>0.0133335339726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77276675942192">
                <text:p>0.0177276675942192</text:p>
              </table:table-cell>
              <table:table-cell office:value-type="float" office:value="0.0134133371566267">
                <text:p>0.01341333715662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77857368742211">
                <text:p>0.0177857368742211</text:p>
              </table:table-cell>
              <table:table-cell office:value-type="float" office:value="0.0133682104069999">
                <text:p>0.0133682104069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65254810530155">
                <text:p>0.0165254810530155</text:p>
              </table:table-cell>
              <table:table-cell office:value-type="float" office:value="0.0132872908510817">
                <text:p>0.01328729085108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60951221633606">
                <text:p>0.0160951221633606</text:p>
              </table:table-cell>
              <table:table-cell office:value-type="float" office:value="0.0132899736606026">
                <text:p>0.01328997366060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52273715910676">
                <text:p>0.0152273715910676</text:p>
              </table:table-cell>
              <table:table-cell office:value-type="float" office:value="0.0133777204793298">
                <text:p>0.01337772047932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48951018196612">
                <text:p>0.0148951018196612</text:p>
              </table:table-cell>
              <table:table-cell office:value-type="float" office:value="0.0134586192087572">
                <text:p>0.01345861920875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47501463190526">
                <text:p>0.0147501463190526</text:p>
              </table:table-cell>
              <table:table-cell office:value-type="float" office:value="0.0134474818091973">
                <text:p>0.01344748180919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38392450507569">
                <text:p>0.0138392450507569</text:p>
              </table:table-cell>
              <table:table-cell office:value-type="float" office:value="0.0136078577053757">
                <text:p>0.01360785770537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37817542008755">
                <text:p>0.0137817542008755</text:p>
              </table:table-cell>
              <table:table-cell office:value-type="float" office:value="0.0135952309279136">
                <text:p>0.01359523092791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27881921258551">
                <text:p>0.0127881921258551</text:p>
              </table:table-cell>
              <table:table-cell office:value-type="float" office:value="0.0140025004541539">
                <text:p>0.01400250045415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23486258220883">
                <text:p>0.0123486258220883</text:p>
              </table:table-cell>
              <table:table-cell office:value-type="float" office:value="0.0141156846643175">
                <text:p>0.01411568466431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13922196350828">
                <text:p>0.0113922196350828</text:p>
              </table:table-cell>
              <table:table-cell office:value-type="float" office:value="0.0136521728262858">
                <text:p>0.01365217282628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24025129039424">
                <text:p>0.0124025129039424</text:p>
              </table:table-cell>
              <table:table-cell office:value-type="float" office:value="0.0136199495256219">
                <text:p>0.01361994952562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21775831256079">
                <text:p>0.0121775831256079</text:p>
              </table:table-cell>
              <table:table-cell office:value-type="float" office:value="0.013019408285458">
                <text:p>0.0130194082854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28781326067218">
                <text:p>0.0128781326067218</text:p>
              </table:table-cell>
              <table:table-cell office:value-type="float" office:value="0.0132273127559813">
                <text:p>0.01322731275598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29756323810026">
                <text:p>0.0129756323810026</text:p>
              </table:table-cell>
              <table:table-cell office:value-type="float" office:value="0.013443188979757">
                <text:p>0.0134431889797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29794003599702">
                <text:p>0.0129794003599702</text:p>
              </table:table-cell>
              <table:table-cell office:value-type="float" office:value="0.0136866862886599">
                <text:p>0.01368668628865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43276816223406">
                <text:p>0.0143276816223406</text:p>
              </table:table-cell>
              <table:table-cell office:value-type="float" office:value="0.013485376051235">
                <text:p>0.0134853760512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35396635550771">
                <text:p>0.0135396635550771</text:p>
              </table:table-cell>
              <table:table-cell office:value-type="float" office:value="0.0138655904019632">
                <text:p>0.01386559040196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49942902630793">
                <text:p>0.0149942902630793</text:p>
              </table:table-cell>
              <table:table-cell office:value-type="float" office:value="0.0136184519048053">
                <text:p>0.01361845190480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55555649717385">
                <text:p>0.0155555649717385</text:p>
              </table:table-cell>
              <table:table-cell office:value-type="float" office:value="0.0137556195334188">
                <text:p>0.01375561953341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60222607100822">
                <text:p>0.0160222607100822</text:p>
              </table:table-cell>
              <table:table-cell office:value-type="float" office:value="0.0139507925391889">
                <text:p>0.01395079253918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52106694845947">
                <text:p>0.0152106694845947</text:p>
              </table:table-cell>
              <table:table-cell office:value-type="float" office:value="0.0143914547360302">
                <text:p>0.01439145473603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5028116937538">
                <text:p>0.015028116937538</text:p>
              </table:table-cell>
              <table:table-cell office:value-type="float" office:value="0.0148393468208814">
                <text:p>0.01483934682088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57817278626732">
                <text:p>0.0157817278626732</text:p>
              </table:table-cell>
              <table:table-cell office:value-type="float" office:value="0.0144806148286319">
                <text:p>0.01448061482863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52289214077212">
                <text:p>0.0152289214077212</text:p>
              </table:table-cell>
              <table:table-cell office:value-type="float" office:value="0.0143980188616914">
                <text:p>0.01439801886169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48795964704391">
                <text:p>0.0148795964704391</text:p>
              </table:table-cell>
              <table:table-cell office:value-type="float" office:value="0.0148264538337965">
                <text:p>0.01482645383379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45783823262361">
                <text:p>0.0145783823262361</text:p>
              </table:table-cell>
              <table:table-cell office:value-type="float" office:value="0.0152753150856691">
                <text:p>0.01527531508566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47857562526214">
                <text:p>0.0147857562526214</text:p>
              </table:table-cell>
              <table:table-cell office:value-type="float" office:value="0.0151378293487826">
                <text:p>0.01513782934878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4036002716418">
                <text:p>0.014036002716418</text:p>
              </table:table-cell>
              <table:table-cell office:value-type="float" office:value="0.0150848397223239">
                <text:p>0.01508483972232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28315486421715">
                <text:p>0.0128315486421715</text:p>
              </table:table-cell>
              <table:table-cell office:value-type="float" office:value="0.0150121339721817">
                <text:p>0.01501213397218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28834273927517">
                <text:p>0.0128834273927517</text:p>
              </table:table-cell>
              <table:table-cell office:value-type="float" office:value="0.0147565195915386">
                <text:p>0.01475651959153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34883226904276">
                <text:p>0.0134883226904276</text:p>
              </table:table-cell>
              <table:table-cell office:value-type="float" office:value="0.0145343266628701">
                <text:p>0.01453432666287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34704916525251">
                <text:p>0.0134704916525251</text:p>
              </table:table-cell>
              <table:table-cell office:value-type="float" office:value="0.0150268677350883">
                <text:p>0.01502686773508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20911666390264">
                <text:p>0.0120911666390264</text:p>
              </table:table-cell>
              <table:table-cell office:value-type="float" office:value="0.0151675402458341">
                <text:p>0.01516754024583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24680568500444">
                <text:p>0.0124680568500444</text:p>
              </table:table-cell>
              <table:table-cell office:value-type="float" office:value="0.0149479744055822">
                <text:p>0.01494797440558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28108395852557">
                <text:p>0.0128108395852557</text:p>
              </table:table-cell>
              <table:table-cell office:value-type="float" office:value="0.0147201002544688">
                <text:p>0.01472010025446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16758082720125">
                <text:p>0.0116758082720125</text:p>
              </table:table-cell>
              <table:table-cell office:value-type="float" office:value="0.0147645074360408">
                <text:p>0.01476450743604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17958642997538">
                <text:p>0.0117958642997538</text:p>
              </table:table-cell>
              <table:table-cell office:value-type="float" office:value="0.0146937234539999">
                <text:p>0.01469372345399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13827871684352">
                <text:p>0.0113827871684352</text:p>
              </table:table-cell>
              <table:table-cell office:value-type="float" office:value="0.0153267243051196">
                <text:p>0.01532672430511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15236738451723">
                <text:p>0.0115236738451723</text:p>
              </table:table-cell>
              <table:table-cell office:value-type="float" office:value="0.0148394889941113">
                <text:p>0.01483948899411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1cm" svg:height="9.005cm" xlink:href=".." xlink:type="simple" chart:class="chart:line" chart:style-name="ch1">
        <chart:legend chart:legend-position="end" svg:x="13.102cm" svg:y="3.954cm" style:legend-expansion="high" chart:style-name="ch2"/>
        <chart:plot-area chart:style-name="ch3" table:cell-range-address="std_devs.I10:std_devs.I100 std_devs.O10:std_devs.O100" svg:x="0.319cm" svg:y="0.18cm" svg:width="12.464cm" svg:height="8.645cm">
          <chartooo:coordinate-region svg:x="1.602cm" svg:y="0.379cm" svg:width="11.041cm" svg:height="7.6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d_devs.I10:std_devs.I100" chart:class="chart:line">
            <chart:data-point chart:repeated="91"/>
          </chart:series>
          <chart:series chart:style-name="ch7" chart:values-cell-range-address="std_devs.O10:std_devs.O100" chart:class="chart:line">
            <chart:data-point chart:repeated="9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686357114614845">
                <text:p>0.000686357114614845</text:p>
                <draw:g>
                  <svg:desc>std_devs.I10:std_devs.I100</svg:desc>
                </draw:g>
              </table:table-cell>
              <table:table-cell office:value-type="float" office:value="0.00122159532829049">
                <text:p>0.00122159532829049</text:p>
                <draw:g>
                  <svg:desc>std_devs.O10:std_devs.O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802008558030075">
                <text:p>0.000802008558030075</text:p>
              </table:table-cell>
              <table:table-cell office:value-type="float" office:value="0.00132354769677086">
                <text:p>0.001323547696770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826248138521935">
                <text:p>0.000826248138521935</text:p>
              </table:table-cell>
              <table:table-cell office:value-type="float" office:value="0.00134784628349334">
                <text:p>0.001347846283493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90668491516456">
                <text:p>0.00090668491516456</text:p>
              </table:table-cell>
              <table:table-cell office:value-type="float" office:value="0.00132644447547684">
                <text:p>0.001326444475476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948304682225172">
                <text:p>0.000948304682225172</text:p>
              </table:table-cell>
              <table:table-cell office:value-type="float" office:value="0.00135263255298006">
                <text:p>0.00135263255298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995409037801765">
                <text:p>0.000995409037801765</text:p>
              </table:table-cell>
              <table:table-cell office:value-type="float" office:value="0.00137413403130621">
                <text:p>0.001374134031306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07072604778352">
                <text:p>0.00107072604778352</text:p>
              </table:table-cell>
              <table:table-cell office:value-type="float" office:value="0.00140633357978911">
                <text:p>0.001406333579789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12380085580562">
                <text:p>0.00112380085580562</text:p>
              </table:table-cell>
              <table:table-cell office:value-type="float" office:value="0.00138857890909889">
                <text:p>0.00138857890909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18349470682624">
                <text:p>0.00118349470682624</text:p>
              </table:table-cell>
              <table:table-cell office:value-type="float" office:value="0.00138346953495888">
                <text:p>0.001383469534958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31704854768077">
                <text:p>0.00131704854768077</text:p>
              </table:table-cell>
              <table:table-cell office:value-type="float" office:value="0.00131990135720659">
                <text:p>0.001319901357206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27790284977706">
                <text:p>0.00127790284977706</text:p>
              </table:table-cell>
              <table:table-cell office:value-type="float" office:value="0.00133190883299195">
                <text:p>0.001331908832991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33192820921197">
                <text:p>0.00133192820921197</text:p>
              </table:table-cell>
              <table:table-cell office:value-type="float" office:value="0.00130820750051296">
                <text:p>0.001308207500512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36265096912047">
                <text:p>0.00136265096912047</text:p>
              </table:table-cell>
              <table:table-cell office:value-type="float" office:value="0.00131426467775617">
                <text:p>0.001314264677756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3776683571895">
                <text:p>0.0013776683571895</text:p>
              </table:table-cell>
              <table:table-cell office:value-type="float" office:value="0.00138990605257623">
                <text:p>0.001389906052576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40125287191449">
                <text:p>0.00140125287191449</text:p>
              </table:table-cell>
              <table:table-cell office:value-type="float" office:value="0.00140443253157876">
                <text:p>0.001404432531578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45253872407333">
                <text:p>0.00145253872407333</text:p>
              </table:table-cell>
              <table:table-cell office:value-type="float" office:value="0.00142605892623887">
                <text:p>0.001426058926238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45629519361458">
                <text:p>0.00145629519361458</text:p>
              </table:table-cell>
              <table:table-cell office:value-type="float" office:value="0.00141685976607906">
                <text:p>0.001416859766079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5104055444123">
                <text:p>0.0015104055444123</text:p>
              </table:table-cell>
              <table:table-cell office:value-type="float" office:value="0.00143417932598522">
                <text:p>0.001434179325985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54231189208806">
                <text:p>0.00154231189208806</text:p>
              </table:table-cell>
              <table:table-cell office:value-type="float" office:value="0.00142027201884671">
                <text:p>0.001420272018846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44417891980162">
                <text:p>0.00144417891980162</text:p>
              </table:table-cell>
              <table:table-cell office:value-type="float" office:value="0.0014545567957826">
                <text:p>0.00145455679578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51095294994807">
                <text:p>0.00151095294994807</text:p>
              </table:table-cell>
              <table:table-cell office:value-type="float" office:value="0.00167036428984821">
                <text:p>0.001670364289848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47077527818519">
                <text:p>0.00147077527818519</text:p>
              </table:table-cell>
              <table:table-cell office:value-type="float" office:value="0.00182450770180299">
                <text:p>0.001824507701802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49875618196602">
                <text:p>0.00149875618196602</text:p>
              </table:table-cell>
              <table:table-cell office:value-type="float" office:value="0.00206279036253368">
                <text:p>0.002062790362533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51545458507605">
                <text:p>0.00151545458507605</text:p>
              </table:table-cell>
              <table:table-cell office:value-type="float" office:value="0.00218933345382676">
                <text:p>0.002189333453826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56632969084669">
                <text:p>0.00156632969084669</text:p>
              </table:table-cell>
              <table:table-cell office:value-type="float" office:value="0.00238955291017596">
                <text:p>0.002389552910175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158386004916665">
                <text:p>0.00158386004916665</text:p>
              </table:table-cell>
              <table:table-cell office:value-type="float" office:value="0.00247706576005181">
                <text:p>0.002477065760051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63476273698409">
                <text:p>0.00163476273698409</text:p>
              </table:table-cell>
              <table:table-cell office:value-type="float" office:value="0.00272492782752662">
                <text:p>0.002724927827526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53967250563558">
                <text:p>0.00153967250563558</text:p>
              </table:table-cell>
              <table:table-cell office:value-type="float" office:value="0.0028170520118298">
                <text:p>0.00281705201182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4717009206101">
                <text:p>0.0014717009206101</text:p>
              </table:table-cell>
              <table:table-cell office:value-type="float" office:value="0.00303321391145204">
                <text:p>0.003033213911452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42314781536513">
                <text:p>0.00142314781536513</text:p>
              </table:table-cell>
              <table:table-cell office:value-type="float" office:value="0.00319412074500557">
                <text:p>0.003194120745005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45198757128125">
                <text:p>0.00145198757128125</text:p>
              </table:table-cell>
              <table:table-cell office:value-type="float" office:value="0.00324846689315068">
                <text:p>0.003248466893150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36298024314116">
                <text:p>0.00136298024314116</text:p>
              </table:table-cell>
              <table:table-cell office:value-type="float" office:value="0.00334179247692339">
                <text:p>0.003341792476923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28814944989406">
                <text:p>0.00128814944989406</text:p>
              </table:table-cell>
              <table:table-cell office:value-type="float" office:value="0.00321892836100498">
                <text:p>0.003218928361004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20708973231576">
                <text:p>0.00120708973231576</text:p>
              </table:table-cell>
              <table:table-cell office:value-type="float" office:value="0.00326857338865681">
                <text:p>0.003268573388656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14837079116362">
                <text:p>0.00114837079116362</text:p>
              </table:table-cell>
              <table:table-cell office:value-type="float" office:value="0.00315231236837517">
                <text:p>0.003152312368375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06415671607276">
                <text:p>0.00106415671607276</text:p>
              </table:table-cell>
              <table:table-cell office:value-type="float" office:value="0.00344822638193514">
                <text:p>0.003448226381935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983473470098139">
                <text:p>0.000983473470098139</text:p>
              </table:table-cell>
              <table:table-cell office:value-type="float" office:value="0.00337227118857556">
                <text:p>0.003372271188575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03201189814614">
                <text:p>0.00103201189814614</text:p>
              </table:table-cell>
              <table:table-cell office:value-type="float" office:value="0.00351641220549626">
                <text:p>0.003516412205496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17071975186737">
                <text:p>0.00117071975186737</text:p>
              </table:table-cell>
              <table:table-cell office:value-type="float" office:value="0.00352653803194044">
                <text:p>0.003526538031940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122972436575289">
                <text:p>0.00122972436575289</text:p>
              </table:table-cell>
              <table:table-cell office:value-type="float" office:value="0.00353057508935421">
                <text:p>0.003530575089354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20043487691611">
                <text:p>0.00120043487691611</text:p>
              </table:table-cell>
              <table:table-cell office:value-type="float" office:value="0.00340108320454159">
                <text:p>0.003401083204541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130813095582314">
                <text:p>0.00130813095582314</text:p>
              </table:table-cell>
              <table:table-cell office:value-type="float" office:value="0.00340280536112275">
                <text:p>0.003402805361122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41512830219081">
                <text:p>0.00141512830219081</text:p>
              </table:table-cell>
              <table:table-cell office:value-type="float" office:value="0.00342057801972221">
                <text:p>0.003420578019722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155719374089049">
                <text:p>0.00155719374089049</text:p>
              </table:table-cell>
              <table:table-cell office:value-type="float" office:value="0.00334926668425644">
                <text:p>0.003349266684256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66571393504072">
                <text:p>0.00166571393504072</text:p>
              </table:table-cell>
              <table:table-cell office:value-type="float" office:value="0.00339861281202527">
                <text:p>0.003398612812025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81720310441229">
                <text:p>0.00181720310441229</text:p>
              </table:table-cell>
              <table:table-cell office:value-type="float" office:value="0.00315480074190192">
                <text:p>0.003154800741901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93698282831648">
                <text:p>0.00193698282831648</text:p>
              </table:table-cell>
              <table:table-cell office:value-type="float" office:value="0.00316633750300746">
                <text:p>0.003166337503007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207669427676843">
                <text:p>0.00207669427676843</text:p>
              </table:table-cell>
              <table:table-cell office:value-type="float" office:value="0.00313671767414014">
                <text:p>0.003136717674140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201325561743535">
                <text:p>0.00201325561743535</text:p>
              </table:table-cell>
              <table:table-cell office:value-type="float" office:value="0.00311121494796559">
                <text:p>0.003111214947965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213653744375757">
                <text:p>0.00213653744375757</text:p>
              </table:table-cell>
              <table:table-cell office:value-type="float" office:value="0.0031636026365402">
                <text:p>0.00316360263654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213350577717604">
                <text:p>0.00213350577717604</text:p>
              </table:table-cell>
              <table:table-cell office:value-type="float" office:value="0.00319748478204859">
                <text:p>0.003197484782048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214131033890706">
                <text:p>0.00214131033890706</text:p>
              </table:table-cell>
              <table:table-cell office:value-type="float" office:value="0.00307601669924189">
                <text:p>0.003076016699241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217224919013245">
                <text:p>0.00217224919013245</text:p>
              </table:table-cell>
              <table:table-cell office:value-type="float" office:value="0.0031844843443587">
                <text:p>0.00318448434435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21978792135385">
                <text:p>0.0021978792135385</text:p>
              </table:table-cell>
              <table:table-cell office:value-type="float" office:value="0.00314669133535328">
                <text:p>0.003146691335353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213436432092594">
                <text:p>0.00213436432092594</text:p>
              </table:table-cell>
              <table:table-cell office:value-type="float" office:value="0.00329308170902557">
                <text:p>0.003293081709025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206600897475685">
                <text:p>0.00206600897475685</text:p>
              </table:table-cell>
              <table:table-cell office:value-type="float" office:value="0.00332509118556601">
                <text:p>0.003325091185566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201817412484373">
                <text:p>0.00201817412484373</text:p>
              </table:table-cell>
              <table:table-cell office:value-type="float" office:value="0.00349363121579266">
                <text:p>0.003493631215792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197473352970756">
                <text:p>0.00197473352970756</text:p>
              </table:table-cell>
              <table:table-cell office:value-type="float" office:value="0.00343002308910465">
                <text:p>0.003430023089104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19971754603812">
                <text:p>0.0019971754603812</text:p>
              </table:table-cell>
              <table:table-cell office:value-type="float" office:value="0.00336958454603801">
                <text:p>0.003369584546038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19806327608545">
                <text:p>0.0019806327608545</text:p>
              </table:table-cell>
              <table:table-cell office:value-type="float" office:value="0.00348771306313814">
                <text:p>0.003487713063138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196692860248193">
                <text:p>0.00196692860248193</text:p>
              </table:table-cell>
              <table:table-cell office:value-type="float" office:value="0.0035202228438987">
                <text:p>0.00352022284389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202298451543827">
                <text:p>0.00202298451543827</text:p>
              </table:table-cell>
              <table:table-cell office:value-type="float" office:value="0.00356224253801566">
                <text:p>0.003562242538015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198892081141925">
                <text:p>0.00198892081141925</text:p>
              </table:table-cell>
              <table:table-cell office:value-type="float" office:value="0.00346464984774699">
                <text:p>0.003464649847746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19552943373905">
                <text:p>0.0019552943373905</text:p>
              </table:table-cell>
              <table:table-cell office:value-type="float" office:value="0.00362222274489471">
                <text:p>0.003622222744894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197300006194551">
                <text:p>0.00197300006194551</text:p>
              </table:table-cell>
              <table:table-cell office:value-type="float" office:value="0.00351832270620434">
                <text:p>0.003518322706204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96262775857671">
                <text:p>0.00196262775857671</text:p>
              </table:table-cell>
              <table:table-cell office:value-type="float" office:value="0.0034786811469683">
                <text:p>0.00347868114696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191580924167786">
                <text:p>0.00191580924167786</text:p>
              </table:table-cell>
              <table:table-cell office:value-type="float" office:value="0.00347694877628797">
                <text:p>0.003476948776287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191121672744475">
                <text:p>0.00191121672744475</text:p>
              </table:table-cell>
              <table:table-cell office:value-type="float" office:value="0.00353942009869893">
                <text:p>0.003539420098698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93279458721307">
                <text:p>0.00193279458721307</text:p>
              </table:table-cell>
              <table:table-cell office:value-type="float" office:value="0.00367229586665555">
                <text:p>0.003672295866655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177774353343737">
                <text:p>0.00177774353343737</text:p>
              </table:table-cell>
              <table:table-cell office:value-type="float" office:value="0.0035424919865002">
                <text:p>0.00354249198650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178606235917789">
                <text:p>0.00178606235917789</text:p>
              </table:table-cell>
              <table:table-cell office:value-type="float" office:value="0.00362381966131329">
                <text:p>0.003623819661313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16455922671124">
                <text:p>0.0016455922671124</text:p>
              </table:table-cell>
              <table:table-cell office:value-type="float" office:value="0.00364237680579949">
                <text:p>0.003642376805799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157257532530788">
                <text:p>0.00157257532530788</text:p>
              </table:table-cell>
              <table:table-cell office:value-type="float" office:value="0.00368937782353665">
                <text:p>0.003689377823536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161263543616563">
                <text:p>0.00161263543616563</text:p>
              </table:table-cell>
              <table:table-cell office:value-type="float" office:value="0.00355158034742025">
                <text:p>0.003551580347420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1607186513405">
                <text:p>0.001607186513405</text:p>
              </table:table-cell>
              <table:table-cell office:value-type="float" office:value="0.0035403085212">
                <text:p>0.00354030852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162188612085168">
                <text:p>0.00162188612085168</text:p>
              </table:table-cell>
              <table:table-cell office:value-type="float" office:value="0.003524070546067">
                <text:p>0.0035240705460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161636700470169">
                <text:p>0.00161636700470169</text:p>
              </table:table-cell>
              <table:table-cell office:value-type="float" office:value="0.00331134657118934">
                <text:p>0.003311346571189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153557553439626">
                <text:p>0.00153557553439626</text:p>
              </table:table-cell>
              <table:table-cell office:value-type="float" office:value="0.00339675281312617">
                <text:p>0.003396752813126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150811620545829">
                <text:p>0.00150811620545829</text:p>
              </table:table-cell>
              <table:table-cell office:value-type="float" office:value="0.00324397670752857">
                <text:p>0.003243976707528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154297038936267">
                <text:p>0.00154297038936267</text:p>
              </table:table-cell>
              <table:table-cell office:value-type="float" office:value="0.00320774459883225">
                <text:p>0.003207744598832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15319691787066">
                <text:p>0.0015319691787066</text:p>
              </table:table-cell>
              <table:table-cell office:value-type="float" office:value="0.00313282833826428">
                <text:p>0.003132828338264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154567009978226">
                <text:p>0.00154567009978226</text:p>
              </table:table-cell>
              <table:table-cell office:value-type="float" office:value="0.00328806786356443">
                <text:p>0.003288067863564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156314108116833">
                <text:p>0.00156314108116833</text:p>
              </table:table-cell>
              <table:table-cell office:value-type="float" office:value="0.0033478428635308">
                <text:p>0.00334784286353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14682370324988">
                <text:p>0.0014682370324988</text:p>
              </table:table-cell>
              <table:table-cell office:value-type="float" office:value="0.00347577747804095">
                <text:p>0.003475777478040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148951292030268">
                <text:p>0.00148951292030268</text:p>
              </table:table-cell>
              <table:table-cell office:value-type="float" office:value="0.00347440497479696">
                <text:p>0.003474404974796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153240743533734">
                <text:p>0.00153240743533734</text:p>
              </table:table-cell>
              <table:table-cell office:value-type="float" office:value="0.00368324039569189">
                <text:p>0.003683240395691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151485975763779">
                <text:p>0.00151485975763779</text:p>
              </table:table-cell>
              <table:table-cell office:value-type="float" office:value="0.00373545774204542">
                <text:p>0.003735457742045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14744320764677">
                <text:p>0.0014744320764677</text:p>
              </table:table-cell>
              <table:table-cell office:value-type="float" office:value="0.00360052582804174">
                <text:p>0.003600525828041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13914888150031">
                <text:p>0.0013914888150031</text:p>
              </table:table-cell>
              <table:table-cell office:value-type="float" office:value="0.00363251777322525">
                <text:p>0.003632517773225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135434473704601">
                <text:p>0.00135434473704601</text:p>
              </table:table-cell>
              <table:table-cell office:value-type="float" office:value="0.00368553867411642">
                <text:p>0.003685538674116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132454080892394">
                <text:p>0.00132454080892394</text:p>
              </table:table-cell>
              <table:table-cell office:value-type="float" office:value="0.00374745081485234">
                <text:p>0.003747450814852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